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48cm"/>
    </style:style>
    <style:style style:name="co2" style:family="table-column">
      <style:table-column-properties fo:break-before="auto" style:column-width="4.143cm"/>
    </style:style>
    <style:style style:name="co3" style:family="table-column">
      <style:table-column-properties fo:break-before="auto" style:column-width="1.54cm"/>
    </style:style>
    <style:style style:name="co4" style:family="table-column">
      <style:table-column-properties fo:break-before="auto" style:column-width="1.344cm"/>
    </style:style>
    <style:style style:name="co5" style:family="table-column">
      <style:table-column-properties fo:break-before="auto" style:column-width="2.351cm"/>
    </style:style>
    <style:style style:name="co6" style:family="table-column">
      <style:table-column-properties fo:break-before="auto" style:column-width="1.177cm"/>
    </style:style>
    <style:style style:name="co7" style:family="table-column">
      <style:table-column-properties fo:break-before="auto" style:column-width="1.316cm"/>
    </style:style>
    <style:style style:name="co8" style:family="table-column">
      <style:table-column-properties fo:break-before="auto" style:column-width="0.279cm"/>
    </style:style>
    <style:style style:name="co9" style:family="table-column">
      <style:table-column-properties fo:break-before="auto" style:column-width="0.474cm"/>
    </style:style>
    <style:style style:name="co10" style:family="table-column">
      <style:table-column-properties fo:break-before="auto" style:column-width="1.792cm"/>
    </style:style>
    <style:style style:name="ro1" style:family="table-row">
      <style:table-row-properties style:row-height="1.164cm" fo:break-before="auto" style:use-optimal-row-height="false"/>
    </style:style>
    <style:style style:name="ro2" style:family="table-row">
      <style:table-row-properties style:row-height="0.741cm" fo:break-before="auto" style:use-optimal-row-height="false"/>
    </style:style>
    <style:style style:name="ro3" style:family="table-row">
      <style:table-row-properties style:row-height="0.238cm" fo:break-before="auto" style:use-optimal-row-height="false"/>
    </style:style>
    <style:style style:name="ro4" style:family="table-row">
      <style:table-row-properties style:row-height="0.688cm" fo:break-before="auto" style:use-optimal-row-height="false"/>
    </style:style>
    <style:style style:name="ro5" style:family="table-row">
      <style:table-row-properties style:row-height="0.503cm" fo:break-before="auto" style:use-optimal-row-height="false"/>
    </style:style>
    <style:style style:name="ro6" style:family="table-row">
      <style:table-row-properties style:row-height="1.058cm" fo:break-before="auto" style:use-optimal-row-height="false"/>
    </style:style>
    <style:style style:name="ro7" style:family="table-row">
      <style:table-row-properties style:row-height="0.623cm" fo:break-before="auto" style:use-optimal-row-height="true"/>
    </style:style>
    <style:style style:name="ro8" style:family="table-row">
      <style:table-row-properties style:row-height="0.953cm" fo:break-before="auto" style:use-optimal-row-height="false"/>
    </style:style>
    <style:style style:name="ta1" style:family="table" style:master-page-name="PageStyle_5f_Diagrama_20_de_20_Gantt_20_en_20_Excel">
      <style:table-properties table:display="true" style:writing-mode="lr-tb"/>
    </style:style>
    <number:number-style style:name="N8000" number:language="es" number:country="ES">
      <number:number number:min-integer-digits="1"/>
    </number:number-style>
    <number:number-style style:name="N8001" number:language="es" number:country="ES">
      <number:number number:decimal-places="0" number:min-integer-digits="1"/>
    </number:number-style>
    <style:style style:name="ce1" style:family="table-cell" style:parent-style-name="Default" style:data-style-name="N8000">
      <style:table-cell-properties fo:background-color="#4f81bd" style:cell-protect="none" style:print-content="true" style:diagonal-bl-tr="none" style:diagonal-tl-br="none" style:text-align-source="fix" style:repeat-content="false" fo:wrap-option="no-wrap" style:direction="ltr" style:rotation-angle="0" style:rotation-align="none" style:shrink-to-fit="false" style:vertical-align="middle"/>
      <style:paragraph-properties fo:text-align="start" fo:margin-left="0.295cm" style:writing-mode="page"/>
      <style:text-properties fo:color="#ffffff" style:text-outline="false" style:text-line-through-styl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 style:family="table-cell" style:parent-style-name="Default" style:data-style-name="N8000">
      <style:table-cell-properties fo:background-color="#95b3d7" style:cell-protect="none" style:print-content="true" style:diagonal-bl-tr="none" style:diagonal-tl-br="none" style:text-align-source="fix" style:repeat-content="false" fo:wrap-option="no-wrap" style:direction="ltr" style:rotation-angle="0" style:rotation-align="none" style:shrink-to-fit="false" style:vertical-align="middle"/>
      <style:paragraph-properties fo:text-align="start" fo:margin-left="0.295cm" style:writing-mode="page"/>
      <style:text-properties fo:color="#254061"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data-style-name="N8000">
      <style:table-cell-properties fo:background-color="#dce6f2" style:cell-protect="protected" style:print-content="true"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376092"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 style:family="table-cell" style:parent-style-name="Default" style:data-style-name="N8000">
      <style:table-cell-properties fo:background-color="#dce6f2" style:cell-protect="protected" style:print-content="true" style:diagonal-bl-tr="none" style:diagonal-tl-br="none" style:rotation-align="none"/>
      <style:text-properties fo:color="#376092"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 style:family="table-cell" style:parent-style-name="Default" style:data-style-name="N8000">
      <style:table-cell-properties fo:background-color="#dce6f2" style:cell-protect="protected" style:print-content="true"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376092"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8000">
      <style:table-cell-properties fo:background-color="#dce6f2" style:cell-protect="protected" style:print-content="true" style:diagonal-bl-tr="none" style:diagonal-tl-br="none" style:rotation-align="none"/>
      <style:text-properties fo:color="#4f81bd"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data-style-name="N8000">
      <style:table-cell-properties fo:border-bottom="0.141cm solid #a6a6a6" fo:background-color="#a6a6a6"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 style:family="table-cell" style:parent-style-name="Default" style:data-style-name="N8000">
      <style:table-cell-properties fo:border-bottom="0.035cm solid #eaeaea" fo:background-color="#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cm" style:writing-mode="page"/>
      <style:text-properties fo:color="#595959"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9" style:family="table-cell" style:parent-style-name="Default" style:data-style-name="N8000">
      <style:table-cell-properties fo:border-bottom="0.035cm solid #eaeaea" fo:background-color="#f2f2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middle"/>
      <style:paragraph-properties fo:text-align="start" fo:margin-left="0cm" style:writing-mode="page"/>
      <style:text-properties fo:color="#595959"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0" style:family="table-cell" style:parent-style-name="Default" style:data-style-name="N8000">
      <style:table-cell-properties fo:border-bottom="0.035cm solid #eaeaea" fo:background-color="#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middle"/>
      <style:paragraph-properties fo:text-align="start" fo:margin-left="0cm" style:writing-mode="page"/>
      <style:text-properties fo:color="#595959"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1" style:family="table-cell" style:parent-style-name="Default" style:data-style-name="N8000">
      <style:table-cell-properties fo:border-bottom="0.035cm solid #eaeaea"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eaeaea" style:vertical-align="middle"/>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 style:family="table-cell" style:parent-style-name="Default" style:data-style-name="N8000">
      <style:table-cell-properties fo:border-bottom="0.141cm solid #a6a6a6" fo:background-color="#a6a6a6"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295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 style:family="table-cell" style:parent-style-name="Default" style:data-style-name="N8000">
      <style:table-cell-properties style:cell-protect="none" style:print-content="true" style:diagonal-bl-tr="none" style:diagonal-tl-br="none" fo:background-color="transparent"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data-style-name="N8000">
      <style:table-cell-properties style:cell-protect="protected" style:print-content="true" style:diagonal-bl-tr="none" style:diagonal-tl-br="none" fo:background-color="transparent"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data-style-name="N8000">
      <style:table-cell-properties fo:background-color="#4f81bd" style:cell-protect="none" style:print-content="true"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ffffff"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7" style:family="table-cell" style:parent-style-name="Default" style:data-style-name="N8000">
      <style:table-cell-properties fo:background-color="#95b3d7" style:cell-protect="none" style:print-content="true"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254061"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8" style:family="table-cell" style:parent-style-name="Default" style:data-style-name="N8000">
      <style:table-cell-properties fo:background-color="#dce6f2" style:cell-protect="none" style:print-content="true"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254061"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9" style:family="table-cell" style:parent-style-name="Default">
      <style:table-cell-properties fo:background-color="#dce6f2"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end" fo:margin-left="0.295cm" style:writing-mode="page"/>
      <style:text-properties fo:color="#376092"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dce6f2" style:cell-protect="protected" style:print-content="true" style:diagonal-bl-tr="none" style:diagonal-tl-br="none" style:rotation-align="none"/>
      <style:text-properties fo:color="#4f81bd"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 style:family="table-cell" style:parent-style-name="Default">
      <style:table-cell-properties fo:border-bottom="0.141cm solid #a6a6a6" fo:background-color="#a6a6a6"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2" style:family="table-cell" style:parent-style-name="Default">
      <style:table-cell-properties fo:border-bottom="0.035cm solid #eaeaea" fo:background-color="#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295c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3" style:family="table-cell" style:parent-style-name="Default">
      <style:table-cell-properties fo:border-bottom="0.035cm solid #eaeaea"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eaeaea" style:vertical-align="middle"/>
      <style:paragraph-properties fo:text-align="start" fo:margin-left="0.295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 style:family="table-cell" style:parent-style-name="Default">
      <style:table-cell-properties fo:border-bottom="0.035cm solid #eaeaea"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eaeaea" style:vertical-align="middle"/>
      <style:paragraph-properties fo:text-align="start" fo:margin-left="0.587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 style:family="table-cell" style:parent-style-name="Default">
      <style:table-cell-properties fo:border-bottom="0.035cm solid #eaeaea" fo:background-color="#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middle"/>
      <style:paragraph-properties fo:text-align="start" fo:margin-left="0.295c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6" style:family="table-cell" style:parent-style-name="Default">
      <style:table-cell-properties fo:border-bottom="0.035cm solid #eaeaea"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eaeaea" style:vertical-align="middle"/>
      <style:paragraph-properties fo:text-align="start" fo:margin-left="0.295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 style:family="table-cell" style:parent-style-name="Default">
      <style:table-cell-properties fo:border-bottom="0.035cm solid #eaeaea"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35cm solid #eaeaea" style:vertical-align="middle"/>
      <style:paragraph-properties fo:margin-left="0cm" style:writing-mode="page"/>
      <style:text-properties style:use-window-font-color="true" style:text-outline="false" style:text-line-through-style="none" style:font-name="Arial1" fo:font-size="9pt" fo:font-style="italic" fo:text-shadow="none" style:text-underline-style="none" fo:font-weight="normal" style:font-size-asian="9pt" style:font-style-asian="italic" style:font-weight-asian="normal" style:font-name-complex="Arial1" style:font-size-complex="9pt" style:font-style-complex="italic" style:font-weight-complex="normal"/>
    </style:style>
    <style:style style:name="ce28" style:family="table-cell" style:parent-style-name="Defaul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9" style:family="table-cell" style:parent-style-name="Default">
      <style:table-cell-properties fo:border-bottom="0.035cm solid #eaeaea" fo:background-color="#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middle"/>
      <style:paragraph-properties fo:text-align="start" fo:margin-left="0.295cm"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cell-protect="none" style:print-content="true" style:diagonal-bl-tr="none" style:diagonal-tl-br="none" fo:background-color="transparent"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cell-protect="protected" style:print-content="tru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data-style-name="N103">
      <style:table-cell-properties fo:background-color="#ffffff" style:cell-protect="none" style:print-content="true" style:diagonal-bl-tr="none" style:diagonal-tl-br="none" style:text-align-source="fix" style:repeat-content="false" fo:wrap-option="no-wrap" fo:border="0.088cm solid #dce6f2" style:direction="ltr" style:rotation-angle="0" style:rotation-align="none" style:shrink-to-fit="true" style:vertical-align="middle"/>
      <style:paragraph-properties fo:text-align="center" fo:margin-left="0cm" style:writing-mode="page"/>
      <style:text-properties fo:color="#376092"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order-bottom="0.141cm solid #a6a6a6" fo:background-color="#a6a6a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4" style:family="table-cell" style:parent-style-name="Default">
      <style:table-cell-properties fo:border-bottom="0.035cm solid #eaeaea" fo:background-color="#d9d9d9"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5" style:family="table-cell" style:parent-style-name="Default">
      <style:table-cell-properties fo:border-bottom="0.035cm solid #eaeaea"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35cm solid #eaeaea" style:vertical-align="middle"/>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6" style:family="table-cell" style:parent-style-name="Default">
      <style:table-cell-properties fo:border-bottom="0.035cm solid #eaeaea" fo:background-color="#d9d9d9"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35cm solid #eaeaea" style:vertical-align="middle"/>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 style:family="table-cell" style:parent-style-name="Default">
      <style:table-cell-properties fo:border-bottom="0.035cm solid #eaeaea"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35cm solid #eaeaea" style:vertical-align="middle"/>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8" style:family="table-cell" style:parent-style-name="Excel_20_Built-in_20_Hyperlink" style:data-style-name="N8000">
      <style:table-cell-properties fo:background-color="#95b3d7" style:cell-protect="none" style:print-content="true" style:diagonal-bl-tr="none" style:diagonal-tl-br="none" style:text-align-source="fix" style:repeat-content="false" fo:wrap-option="no-wrap" style:direction="ltr" style:rotation-angle="0" style:rotation-align="none" style:shrink-to-fit="false" style:vertical-align="middle"/>
      <style:paragraph-properties fo:text-align="end" fo:margin-left="0cm" style:writing-mode="page"/>
      <style:text-properties fo:color="#254061" style:text-outline="false" style:text-line-through-style="none" style:font-name="Arial" fo:font-size="14pt" fo:font-style="normal" fo:text-shadow="none" style:text-underline-style="solid" style:text-underline-width="auto" style:text-underline-color="font-color" fo:font-weight="bold" style:font-size-asian="14pt" style:font-style-asian="normal" style:font-weight-asian="bold" style:font-name-complex="Arial" style:font-size-complex="14pt" style:font-style-complex="normal" style:font-weight-complex="bold"/>
    </style:style>
    <style:style style:name="ce39" style:family="table-cell" style:parent-style-name="Excel_20_Built-in_20_Hyperlink" style:data-style-name="N8000">
      <style:table-cell-properties fo:background-color="#dce6f2" style:cell-protect="none" style:print-content="true" style:diagonal-bl-tr="none" style:diagonal-tl-br="none" style:text-align-source="fix" style:repeat-content="false" fo:wrap-option="no-wrap" style:direction="ltr" style:rotation-angle="0" style:rotation-align="none" style:shrink-to-fit="false" style:vertical-align="middle"/>
      <style:paragraph-properties fo:text-align="end" fo:margin-left="0cm" style:writing-mode="page"/>
      <style:text-properties fo:color="#254061" style:text-outline="false" style:text-line-through-style="none" style:font-name="Arial" fo:font-size="8pt" fo:font-style="normal" fo:text-shadow="none" style:text-underline-style="solid" style:text-underline-width="auto" style:text-underline-color="font-color" fo:font-weight="bold" style:font-size-asian="8pt" style:font-style-asian="normal" style:font-weight-asian="bold" style:font-name-complex="Arial" style:font-size-complex="8pt" style:font-style-complex="normal" style:font-weight-complex="bold"/>
    </style:style>
    <style:style style:name="ce40" style:family="table-cell" style:parent-style-name="Default" style:data-style-name="N103">
      <style:table-cell-properties fo:border-bottom="0.088cm solid #dce6f2" fo:background-color="#ffffff" style:cell-protect="none" style:print-content="true" style:diagonal-bl-tr="none" style:diagonal-tl-br="none" style:text-align-source="fix" style:repeat-content="false" fo:wrap-option="no-wrap" fo:border-left="none" style:direction="ltr" fo:border-right="none" style:rotation-angle="0" style:rotation-align="none" style:shrink-to-fit="true" fo:border-top="0.088cm solid #dce6f2" style:vertical-align="middle"/>
      <style:paragraph-properties fo:text-align="center" fo:margin-left="0cm" style:writing-mode="page"/>
      <style:text-properties fo:color="#376092"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data-style-name="N8000">
      <style:table-cell-properties fo:border-bottom="0.141cm solid #a6a6a6" fo:background-color="#a6a6a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2" style:family="table-cell" style:parent-style-name="Default" style:data-style-name="N8000">
      <style:table-cell-properties fo:border-bottom="0.035cm solid #eaeaea" fo:background-color="#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 style:family="table-cell" style:parent-style-name="Default" style:data-style-name="N8000">
      <style:table-cell-properties fo:border-bottom="0.035cm solid #efefe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efefef" style:vertical-align="middle"/>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 style:family="table-cell" style:parent-style-name="Default" style:data-style-name="N8000">
      <style:table-cell-properties fo:border-bottom="0.035cm solid #eaeaea" fo:background-color="#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middle"/>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5" style:family="table-cell" style:parent-style-name="Default" style:data-style-name="N8000">
      <style:table-cell-properties fo:border-bottom="0.035cm solid #efefe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efefef" style:vertical-align="middle"/>
      <style:paragraph-properties fo:text-align="center" fo:margin-left="0cm"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6" style:family="table-cell" style:parent-style-name="Default" style:data-style-name="N8000">
      <style:table-cell-properties fo:border-bottom="0.035cm solid #eaeaea"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eaeaea" style:vertical-align="middle"/>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7"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8" style:family="table-cell" style:parent-style-name="Default" style:data-style-name="N8000">
      <style:table-cell-properties style:cell-protect="protected" style:print-content="tru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table-cell-properties fo:background-color="#95b3d7" style:cell-protect="none" style:print-content="true"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254061"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50" style:family="table-cell" style:parent-style-name="Default">
      <style:table-cell-properties fo:background-color="#dce6f2" style:cell-protect="none" style:print-content="true"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254061"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1" style:family="table-cell" style:parent-style-name="Default" style:data-style-name="N103">
      <style:table-cell-properties fo:border-bottom="0.088cm solid #dce6f2" fo:background-color="#ffffff" style:cell-protect="none" style:print-content="true" style:diagonal-bl-tr="none" style:diagonal-tl-br="none" style:text-align-source="fix" style:repeat-content="false" fo:wrap-option="no-wrap" fo:border-left="none" style:direction="ltr" fo:border-right="0.088cm solid #dce6f2" style:rotation-angle="0" style:rotation-align="none" style:shrink-to-fit="true" fo:border-top="0.088cm solid #dce6f2" style:vertical-align="middle"/>
      <style:paragraph-properties fo:text-align="center" fo:margin-left="0cm" style:writing-mode="page"/>
      <style:text-properties fo:color="#376092"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fo:border-bottom="0.141cm solid #a6a6a6" fo:background-color="#a6a6a6"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3" style:family="table-cell" style:parent-style-name="Default" style:data-style-name="N104">
      <style:table-cell-properties fo:border-bottom="0.035cm solid #eaeaea" fo:background-color="#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4" style:family="table-cell" style:parent-style-name="Default" style:data-style-name="N104">
      <style:table-cell-properties fo:border-bottom="0.035cm solid #efefe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efefef" style:vertical-align="middle"/>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 style:family="table-cell" style:parent-style-name="Default" style:data-style-name="N104">
      <style:table-cell-properties fo:border-bottom="0.035cm solid #eaeaea" fo:background-color="#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middle"/>
      <style:paragraph-properties fo:text-align="end" fo:margin-left="0cm" style:writing-mode="page"/>
      <style:text-properties fo:color="#80808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data-style-name="N104">
      <style:table-cell-properties fo:border-bottom="0.035cm solid #eaeaea" fo:background-color="#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middle"/>
      <style:paragraph-properties fo:text-align="center" fo:margin-left="0cm" style:writing-mode="page"/>
      <style:text-properties fo:color="#80808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 style:family="table-cell" style:parent-style-name="Default">
      <style:table-cell-properties fo:border-bottom="0.035cm solid #eaeaea"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35cm solid #eaeaea" style:vertical-align="middle"/>
      <style:paragraph-properties fo:margin-left="0cm"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58" style:family="table-cell" style:parent-style-name="Defaul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9" style:family="table-cell" style:parent-style-name="Default">
      <style:table-cell-properties fo:background-color="#95b3d7" style:cell-protect="none" style:print-content="true"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254061"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0" style:family="table-cell" style:parent-style-name="Default">
      <style:table-cell-properties fo:background-color="#dce6f2" style:cell-protect="none" style:print-content="true"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254061"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1" style:family="table-cell" style:parent-style-name="Default">
      <style:table-cell-properties fo:background-color="#dce6f2" style:cell-protect="protected" style:print-content="true" style:diagonal-bl-tr="none" style:diagonal-tl-br="none" style:rotation-align="none"/>
      <style:text-properties fo:color="#376092"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2" style:family="table-cell" style:parent-style-name="Default">
      <style:table-cell-properties fo:background-color="#dce6f2" style:cell-protect="protected" style:print-content="true"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376092"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data-style-name="N104">
      <style:table-cell-properties fo:border-bottom="0.035cm solid #efefef" fo:background-color="#f2f2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fefef" style:vertical-align="middle"/>
      <style:paragraph-properties fo:text-align="center" fo:margin-left="0cm" style:writing-mode="page"/>
      <style:text-properties fo:color="#40404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4" style:family="table-cell" style:parent-style-name="Default" style:data-style-name="N104">
      <style:table-cell-properties fo:border-bottom="0.035cm solid #eaeaea" fo:background-color="#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middle"/>
      <style:paragraph-properties fo:text-align="end" fo:margin-left="0cm" style:writing-mode="page"/>
      <style:text-properties fo:color="#40404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5" style:family="table-cell" style:parent-style-name="Default" style:data-style-name="N104">
      <style:table-cell-properties fo:border-bottom="0.035cm solid #eaeaea" fo:background-color="#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middle"/>
      <style:paragraph-properties fo:text-align="center" fo:margin-left="0cm" style:writing-mode="page"/>
      <style:text-properties fo:color="#40404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6" style:family="table-cell" style:parent-style-name="Default">
      <style:table-cell-properties fo:background-color="#4f81bd"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7" style:family="table-cell" style:parent-style-name="Default">
      <style:table-cell-properties fo:background-color="#95b3d7" style:cell-protect="protected" style:print-content="true"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8" style:family="table-cell" style:parent-style-name="Default">
      <style:table-cell-properties fo:background-color="#dce6f2" style:cell-protect="protected" style:print-content="true"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9" style:family="table-cell" style:parent-style-name="Excel_20_Built-in_20_Percent" style:data-style-name="N8001">
      <style:table-cell-properties fo:border-bottom="0.035cm solid #eaeaea" fo:background-color="#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0" style:family="table-cell" style:parent-style-name="Default" style:data-style-name="N8001">
      <style:table-cell-properties fo:border-bottom="0.035cm solid #efefef"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fefef" style:vertical-align="middle"/>
      <style:paragraph-properties fo:text-align="center" fo:margin-left="0cm"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1" style:family="table-cell" style:parent-style-name="Excel_20_Built-in_20_Percent" style:data-style-name="N8001">
      <style:table-cell-properties fo:border-bottom="0.035cm solid #eaeaea" fo:background-color="#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middle"/>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2" style:family="table-cell" style:parent-style-name="Excel_20_Built-in_20_Percent" style:data-style-name="N8001">
      <style:table-cell-properties fo:border-bottom="0.035cm solid #eaeaea"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eaeaea" style:vertical-align="middle"/>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3" style:family="table-cell" style:parent-style-name="Default">
      <style:table-cell-properties fo:background-color="#4f81bd" style:cell-protect="protected" style:print-content="true" style:diagonal-bl-tr="none" style:diagonal-tl-br="none" style:rotation-align="non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4" style:family="table-cell" style:parent-style-name="Excel_20_Built-in_20_Percent">
      <style:table-cell-properties fo:border-bottom="0.035cm solid #eaeaea" fo:background-color="#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5" style:family="table-cell" style:parent-style-name="Excel_20_Built-in_20_Percent">
      <style:table-cell-properties fo:border-bottom="0.035cm solid #efefef"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fefef" style:vertical-align="middle"/>
      <style:paragraph-properties fo:text-align="center" fo:margin-left="0cm"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6" style:family="table-cell" style:parent-style-name="Excel_20_Built-in_20_Percent">
      <style:table-cell-properties fo:border-bottom="0.035cm solid #eaeaea" fo:background-color="#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middle"/>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7" style:family="table-cell" style:parent-style-name="Excel_20_Built-in_20_Percent">
      <style:table-cell-properties fo:border-bottom="0.035cm solid #eaeaea"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eaeaea" style:vertical-align="middle"/>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8" style:family="table-cell" style:parent-style-name="Defaul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9" style:family="table-cell" style:parent-style-name="Default" style:data-style-name="N8000">
      <style:table-cell-properties fo:background-color="#ffffff" style:cell-protect="none" style:print-content="true" style:diagonal-bl-tr="none" style:diagonal-tl-br="none" style:text-align-source="fix" style:repeat-content="false" fo:wrap-option="no-wrap" fo:border="0.088cm solid #dce6f2" style:direction="ltr" style:rotation-angle="0" style:rotation-align="none" style:shrink-to-fit="false" style:vertical-align="middle"/>
      <style:paragraph-properties fo:text-align="center" fo:margin-left="0cm" style:writing-mode="page"/>
      <style:text-properties fo:color="#376092"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table-cell-properties fo:border-bottom="0.141cm solid #a6a6a6" fo:background-color="#a6a6a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end" fo:margin-left="0cm" style:writing-mode="page"/>
      <style:text-properties fo:color="#ffffff"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1" style:family="table-cell" style:parent-style-name="Default" style:data-style-name="N8001">
      <style:table-cell-properties fo:border-bottom="0.035cm solid #eaeaea" fo:background-color="#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40404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2" style:family="table-cell" style:parent-style-name="Default" style:data-style-name="N8001">
      <style:table-cell-properties fo:border-bottom="0.035cm solid #efefef" fo:background-color="#f2f2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fefef" style:vertical-align="middle"/>
      <style:paragraph-properties fo:text-align="end" fo:margin-left="0.295cm" style:writing-mode="page"/>
      <style:text-properties fo:color="#40404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3" style:family="table-cell" style:parent-style-name="Default" style:data-style-name="N8001">
      <style:table-cell-properties fo:border-bottom="0.035cm solid #eaeaea" fo:background-color="#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middle"/>
      <style:paragraph-properties fo:text-align="end" fo:margin-left="0.295cm" style:writing-mode="page"/>
      <style:text-properties fo:color="#40404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 style:family="table-cell" style:parent-style-name="Default" style:data-style-name="N8001">
      <style:table-cell-properties fo:border-bottom="0.035cm solid #eaeaea"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eaeaea" style:vertical-align="middle"/>
      <style:paragraph-properties fo:text-align="center" fo:margin-left="0cm" style:writing-mode="page"/>
      <style:text-properties fo:color="#40404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 style:family="table-cell" style:parent-style-name="Defaul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40404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 style:family="table-cell" style:parent-style-name="Default">
      <style:table-cell-properties fo:background-color="#dce6f2" style:cell-protect="protected" style:print-content="true"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376092"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7" style:family="table-cell" style:parent-style-name="Default">
      <style:table-cell-properties fo:border-bottom="0.141cm solid #a6a6a6" fo:background-color="#a6a6a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8" style:family="table-cell" style:parent-style-name="Default" style:data-style-name="N8001">
      <style:table-cell-properties fo:border-bottom="0.035cm solid #eaeaea" fo:background-color="#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89" style:family="table-cell" style:parent-style-name="Default" style:data-style-name="N8001">
      <style:table-cell-properties fo:border-bottom="0.035cm solid #efefef" fo:background-color="#f2f2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fefef" style:vertical-align="middle"/>
      <style:paragraph-properties fo:text-align="center" fo:margin-left="0cm" style:writing-mode="page"/>
      <style:text-properties fo:color="#000000"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90" style:family="table-cell" style:parent-style-name="Default" style:data-style-name="N8001">
      <style:table-cell-properties fo:border-bottom="0.035cm solid #eaeaea" fo:background-color="#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middle"/>
      <style:paragraph-properties fo:text-align="center"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91" style:family="table-cell" style:parent-style-name="Default" style:data-style-name="N8001">
      <style:table-cell-properties fo:border-bottom="0.035cm solid #eaeaea"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eaeaea" style:vertical-align="middle"/>
      <style:paragraph-properties fo:text-align="center"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92" style:family="table-cell" style:parent-style-name="Defaul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93" style:family="table-cell" style:parent-style-name="Excel_20_Built-in_20_Hyperlink" style:data-style-name="N8000">
      <style:table-cell-properties fo:background-color="#4f81bd"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data-style-name="N8000">
      <style:table-cell-properties fo:border-bottom="none" fo:background-color="#dce6f2" style:cell-protect="protected" style:print-content="true" style:diagonal-bl-tr="none" style:diagonal-tl-br="none" style:text-align-source="value-type" style:repeat-content="false" fo:wrap-option="no-wrap" fo:border-left="0.088cm solid #95b3d7" style:direction="ltr" fo:border-right="none" style:rotation-angle="0" style:rotation-align="none" style:shrink-to-fit="false" fo:border-top="none" style:vertical-align="middle"/>
      <style:paragraph-properties fo:margin-left="0cm" style:writing-mode="page"/>
      <style:text-properties fo:color="#376092"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5" style:family="table-cell" style:parent-style-name="Default" style:data-style-name="N8000">
      <style:table-cell-properties fo:border-bottom="none" fo:background-color="#dce6f2" style:cell-protect="protected" style:print-content="true" style:diagonal-bl-tr="none" style:diagonal-tl-br="none" style:text-align-source="fix" style:repeat-content="false" fo:wrap-option="no-wrap" fo:border-left="0.088cm solid #95b3d7" style:direction="ltr" fo:border-right="0.088cm solid #95b3d7" style:rotation-angle="0" style:rotation-align="none" style:shrink-to-fit="false" fo:border-top="none" style:vertical-align="middle"/>
      <style:paragraph-properties fo:text-align="center" fo:margin-left="0cm" style:writing-mode="page"/>
      <style:text-properties fo:color="#376092"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data-style-name="N106">
      <style:table-cell-properties fo:border-bottom="none" fo:background-color="#dce6f2" style:cell-protect="protected" style:print-content="true" style:diagonal-bl-tr="none" style:diagonal-tl-br="none" style:text-align-source="fix" style:repeat-content="false" fo:wrap-option="no-wrap" fo:border-left="0.088cm solid #95b3d7" style:direction="ltr" fo:border-right="0.088cm solid #95b3d7" style:rotation-angle="0" style:rotation-align="none" style:shrink-to-fit="false" fo:border-top="none" style:vertical-align="middle"/>
      <style:paragraph-properties fo:text-align="center" fo:margin-left="0cm" style:writing-mode="page"/>
      <style:text-properties fo:color="#376092"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7" style:family="table-cell" style:parent-style-name="Default" style:data-style-name="N105">
      <style:table-cell-properties fo:border-bottom="none" fo:background-color="#dce6f2" style:cell-protect="protected" style:print-content="true" style:diagonal-bl-tr="none" style:diagonal-tl-br="none" style:text-align-source="fix" style:repeat-content="false" fo:wrap-option="no-wrap" fo:border-left="0.088cm solid #95b3d7" style:direction="ltr" fo:border-right="0.035cm solid #a6a6a6" style:rotation-angle="0" style:rotation-align="none" style:shrink-to-fit="true" fo:border-top="none" style:vertical-align="middle"/>
      <style:paragraph-properties fo:text-align="center" fo:margin-left="0cm" style:writing-mode="page"/>
      <style:text-properties fo:color="#4f81bd"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map style:condition="is-true-formula([.A$6]=TODAY())" style:apply-style-name="ConditionalStyle_5f_1" style:base-cell-address="'Diagrama de Gantt en Excel'.A1"/>
    </style:style>
    <style:style style:name="ce98" style:family="table-cell" style:parent-style-name="Default" style:data-style-name="N8000">
      <style:table-cell-properties fo:border-bottom="0.141cm solid #a6a6a6" fo:background-color="#bfbfbf" style:cell-protect="protected" style:print-content="true" style:diagonal-bl-tr="none" style:diagonal-tl-br="none" style:text-align-source="fix" style:repeat-content="false" fo:wrap-option="no-wrap" fo:border-left="0.088cm solid #a6a6a6" style:direction="ltr" fo:border-right="0.035cm solid #a6a6a6" style:rotation-angle="0" style:rotation-align="none" style:shrink-to-fit="true" fo:border-top="none" style:vertical-align="middle"/>
      <style:paragraph-properties fo:text-align="center" fo:margin-left="0cm" style:writing-mode="page"/>
      <style:text-properties fo:color="#ffffff"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A$6]=TODAY())" style:apply-style-name="ConditionalStyle_5f_1" style:base-cell-address="'Diagrama de Gantt en Excel'.A1"/>
    </style:style>
    <style:style style:name="ce99" style:family="table-cell" style:parent-style-name="Default">
      <style:table-cell-properties fo:border-bottom="0.035cm solid #eaeaea" fo:background-color="#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map style:condition="is-true-formula([.A$6]=TODAY())" style:apply-style-name="ConditionalStyle_5f_1" style:base-cell-address="'Diagrama de Gantt en Excel'.A1"/>
    </style:style>
    <style:style style:name="ce100" style:family="table-cell" style:parent-style-name="Default">
      <style:table-cell-properties fo:border-bottom="0.035cm solid #eaeaea"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eaeaea" style:vertical-align="middle"/>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map style:condition="is-true-formula([.A$6]=TODAY())" style:apply-style-name="ConditionalStyle_5f_1" style:base-cell-address="'Diagrama de Gantt en Excel'.A1"/>
    </style:style>
    <style:style style:name="ce101" style:family="table-cell" style:parent-style-name="Default">
      <style:table-cell-properties fo:border-bottom="0.035cm solid #eaeaea" fo:background-color="#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middle"/>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map style:condition="is-true-formula([.A$6]=TODAY())" style:apply-style-name="ConditionalStyle_5f_1" style:base-cell-address="'Diagrama de Gantt en Excel'.A1"/>
    </style:style>
    <style:style style:name="ce102" style:family="table-cell" style:parent-style-name="Excel_20_Built-in_20_Hyperlink" style:data-style-name="N8000">
      <style:table-cell-properties fo:background-color="#4f81bd"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data-style-name="N8000">
      <style:table-cell-properties fo:background-color="#dce6f2" style:cell-protect="protected" style:print-content="true"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376092"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4" style:family="table-cell" style:parent-style-name="Default" style:data-style-name="N8000">
      <style:table-cell-properties fo:border-bottom="none" fo:background-color="#dce6f2" style:cell-protect="protected" style:print-content="true" style:diagonal-bl-tr="none" style:diagonal-tl-br="none" style:text-align-source="fix" style:repeat-content="false" fo:wrap-option="no-wrap" fo:border-left="0.035cm solid #a6a6a6" style:direction="ltr" fo:border-right="0.035cm solid #a6a6a6" style:rotation-angle="0" style:rotation-align="none" style:shrink-to-fit="false" fo:border-top="none" style:vertical-align="middle"/>
      <style:paragraph-properties fo:text-align="center" fo:margin-left="0cm" style:writing-mode="page"/>
      <style:text-properties fo:color="#376092"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5" style:family="table-cell" style:parent-style-name="Default" style:data-style-name="N106">
      <style:table-cell-properties fo:border-bottom="none" fo:background-color="#dce6f2" style:cell-protect="protected" style:print-content="true" style:diagonal-bl-tr="none" style:diagonal-tl-br="none" style:text-align-source="fix" style:repeat-content="false" fo:wrap-option="no-wrap" fo:border-left="0.035cm solid #a6a6a6" style:direction="ltr" fo:border-right="0.035cm solid #a6a6a6" style:rotation-angle="0" style:rotation-align="none" style:shrink-to-fit="false" fo:border-top="none" style:vertical-align="middle"/>
      <style:paragraph-properties fo:text-align="center" fo:margin-left="0cm" style:writing-mode="page"/>
      <style:text-properties fo:color="#376092"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6" style:family="table-cell" style:parent-style-name="Default" style:data-style-name="N105">
      <style:table-cell-properties fo:border-bottom="none" fo:background-color="#dce6f2" style:cell-protect="protected" style:print-content="true" style:diagonal-bl-tr="none" style:diagonal-tl-br="none" style:text-align-source="fix" style:repeat-content="false" fo:wrap-option="no-wrap" fo:border-left="0.035cm solid #a6a6a6" style:direction="ltr" fo:border-right="0.035cm solid #a6a6a6" style:rotation-angle="0" style:rotation-align="none" style:shrink-to-fit="true" fo:border-top="none" style:vertical-align="middle"/>
      <style:paragraph-properties fo:text-align="center" fo:margin-left="0cm" style:writing-mode="page"/>
      <style:text-properties fo:color="#4f81bd"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map style:condition="is-true-formula([.A$6]=TODAY())" style:apply-style-name="ConditionalStyle_5f_1" style:base-cell-address="'Diagrama de Gantt en Excel'.A1"/>
    </style:style>
    <style:style style:name="ce107" style:family="table-cell" style:parent-style-name="Default" style:data-style-name="N8000">
      <style:table-cell-properties fo:border-bottom="0.141cm solid #a6a6a6" fo:background-color="#bfbfbf" style:cell-protect="protected" style:print-content="true" style:diagonal-bl-tr="none" style:diagonal-tl-br="none" style:text-align-source="fix" style:repeat-content="false" fo:wrap-option="no-wrap" fo:border-left="0.035cm solid #a6a6a6" style:direction="ltr" fo:border-right="0.035cm solid #a6a6a6" style:rotation-angle="0" style:rotation-align="none" style:shrink-to-fit="true" fo:border-top="none" style:vertical-align="middle"/>
      <style:paragraph-properties fo:text-align="center" fo:margin-left="0cm" style:writing-mode="page"/>
      <style:text-properties fo:color="#ffffff"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A$6]=TODAY())" style:apply-style-name="ConditionalStyle_5f_1" style:base-cell-address="'Diagrama de Gantt en Excel'.A1"/>
    </style:style>
    <style:style style:name="ce108" style:family="table-cell" style:parent-style-name="Default" style:data-style-name="N8000">
      <style:table-cell-properties fo:border-bottom="none" fo:background-color="#dce6f2" style:cell-protect="protected" style:print-content="true" style:diagonal-bl-tr="none" style:diagonal-tl-br="none" style:text-align-source="value-type" style:repeat-content="false" fo:wrap-option="no-wrap" fo:border-left="none" style:direction="ltr" fo:border-right="0.088cm solid #95b3d7" style:rotation-angle="0" style:rotation-align="none" style:shrink-to-fit="false" fo:border-top="none" style:vertical-align="middle"/>
      <style:paragraph-properties fo:margin-left="0cm" style:writing-mode="page"/>
      <style:text-properties fo:color="#376092"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9" style:family="table-cell" style:parent-style-name="Default" style:data-style-name="N8000">
      <style:table-cell-properties fo:border-bottom="none" fo:background-color="#dce6f2" style:cell-protect="protected" style:print-content="true" style:diagonal-bl-tr="none" style:diagonal-tl-br="none" style:text-align-source="fix" style:repeat-content="false" fo:wrap-option="no-wrap" fo:border-left="0.035cm solid #a6a6a6" style:direction="ltr" fo:border-right="0.088cm solid #95b3d7" style:rotation-angle="0" style:rotation-align="none" style:shrink-to-fit="false" fo:border-top="none" style:vertical-align="middle"/>
      <style:paragraph-properties fo:text-align="center" fo:margin-left="0cm" style:writing-mode="page"/>
      <style:text-properties fo:color="#376092"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0" style:family="table-cell" style:parent-style-name="Default" style:data-style-name="N106">
      <style:table-cell-properties fo:border-bottom="none" fo:background-color="#dce6f2" style:cell-protect="protected" style:print-content="true" style:diagonal-bl-tr="none" style:diagonal-tl-br="none" style:text-align-source="fix" style:repeat-content="false" fo:wrap-option="no-wrap" fo:border-left="0.035cm solid #a6a6a6" style:direction="ltr" fo:border-right="0.088cm solid #95b3d7" style:rotation-angle="0" style:rotation-align="none" style:shrink-to-fit="false" fo:border-top="none" style:vertical-align="middle"/>
      <style:paragraph-properties fo:text-align="center" fo:margin-left="0cm" style:writing-mode="page"/>
      <style:text-properties fo:color="#376092"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1" style:family="table-cell" style:parent-style-name="Default" style:data-style-name="N105">
      <style:table-cell-properties fo:border-bottom="none" fo:background-color="#dce6f2" style:cell-protect="protected" style:print-content="true" style:diagonal-bl-tr="none" style:diagonal-tl-br="none" style:text-align-source="fix" style:repeat-content="false" fo:wrap-option="no-wrap" fo:border-left="0.035cm solid #a6a6a6" style:direction="ltr" fo:border-right="0.088cm solid #95b3d7" style:rotation-angle="0" style:rotation-align="none" style:shrink-to-fit="true" fo:border-top="none" style:vertical-align="middle"/>
      <style:paragraph-properties fo:text-align="center" fo:margin-left="0cm" style:writing-mode="page"/>
      <style:text-properties fo:color="#4f81bd"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map style:condition="is-true-formula([.A$6]=TODAY())" style:apply-style-name="ConditionalStyle_5f_1" style:base-cell-address="'Diagrama de Gantt en Excel'.A1"/>
    </style:style>
    <style:style style:name="ce112" style:family="table-cell" style:parent-style-name="Default" style:data-style-name="N8000">
      <style:table-cell-properties fo:border-bottom="0.141cm solid #a6a6a6" fo:background-color="#bfbfbf" style:cell-protect="protected" style:print-content="true" style:diagonal-bl-tr="none" style:diagonal-tl-br="none" style:text-align-source="fix" style:repeat-content="false" fo:wrap-option="no-wrap" fo:border-left="0.035cm solid #a6a6a6" style:direction="ltr" fo:border-right="0.088cm solid #a6a6a6" style:rotation-angle="0" style:rotation-align="none" style:shrink-to-fit="true" fo:border-top="none" style:vertical-align="middle"/>
      <style:paragraph-properties fo:text-align="center" fo:margin-left="0cm" style:writing-mode="page"/>
      <style:text-properties fo:color="#ffffff"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A$6]=TODAY())" style:apply-style-name="ConditionalStyle_5f_1" style:base-cell-address="'Diagrama de Gantt en Excel'.A1"/>
    </style:style>
    <style:style style:name="ce113" style:family="table-cell" style:parent-style-name="Default" style:data-style-name="N8000">
      <style:table-cell-properties fo:border-bottom="0.141cm solid #a6a6a6" fo:background-color="#bfbfbf" style:cell-protect="protected" style:print-content="true" style:diagonal-bl-tr="none" style:diagonal-tl-br="none" style:text-align-source="fix" style:repeat-content="false" fo:wrap-option="no-wrap" fo:border-left="none" style:direction="ltr" fo:border-right="0.035cm solid #a6a6a6" style:rotation-angle="0" style:rotation-align="none" style:shrink-to-fit="true" fo:border-top="none" style:vertical-align="middle"/>
      <style:paragraph-properties fo:text-align="center" fo:margin-left="0cm" style:writing-mode="page"/>
      <style:text-properties fo:color="#ffffff"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A$6]=TODAY())" style:apply-style-name="ConditionalStyle_5f_1" style:base-cell-address="'Diagrama de Gantt en Excel'.A1"/>
    </style:style>
    <style:style style:name="ce114" style:family="table-cell" style:parent-style-name="Default" style:data-style-name="N8000">
      <style:table-cell-properties fo:border-bottom="0.141cm solid #a6a6a6" fo:background-color="#bfbfbf" style:cell-protect="protected" style:print-content="true" style:diagonal-bl-tr="none" style:diagonal-tl-br="none" style:text-align-source="fix" style:repeat-content="false" fo:wrap-option="no-wrap" fo:border-left="0.035cm solid #a6a6a6" style:direction="ltr" fo:border-right="none" style:rotation-angle="0" style:rotation-align="none" style:shrink-to-fit="true" fo:border-top="none" style:vertical-align="middle"/>
      <style:paragraph-properties fo:text-align="center" fo:margin-left="0cm" style:writing-mode="page"/>
      <style:text-properties fo:color="#ffffff"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A$6]=TODAY())" style:apply-style-name="ConditionalStyle_5f_1" style:base-cell-address="'Diagrama de Gantt en Excel'.A1"/>
    </style:style>
    <style:style style:name="ce115" style:family="table-cell" style:parent-style-name="Excel_20_Built-in_20_Hyperlink" style:data-style-name="N8000">
      <style:table-cell-properties fo:background-color="#4f81bd" style:cell-protect="protected" style:print-content="true"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ffffff"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6" style:family="table-cell" style:parent-style-name="Default">
      <style:table-cell-properties fo:border-bottom="0.141cm solid #a6a6a6" fo:background-color="#bfbfb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cm" style:writing-mode="page"/>
      <style:text-properties fo:color="#ffffff"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7" style:family="table-cell" style:parent-style-name="Defaul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8" style:family="table-cell" style:parent-style-name="Default">
      <style:table-cell-properties style:cell-protect="protected" style:print-content="true" style:diagonal-bl-tr="none" style:diagonal-tl-br="none" fo:background-color="transparent" style:rotation-align="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Default">
      <style:table-cell-properties fo:border-bottom="0.141cm solid #a6a6a6" fo:background-color="#dce6f2"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cm" style:writing-mode="page"/>
      <style:text-properties fo:color="#ffffff"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gr1" style:family="graphic">
      <style:graphic-properties draw:symbol-color="#000000" fo:background-color="#ece9d8" fo:border="none"/>
    </style:style>
    <style:style style:name="gr2" style:family="graphic">
      <style:graphic-properties draw:stroke="solid" svg:stroke-width="0.026cm" svg:stroke-color="#000000" draw:stroke-linejoin="miter" draw:fill="solid" draw:fill-color="#ffffe1" draw:auto-grow-height="false" fo:min-height="0cm" fo:min-width="0cm" fo:padding-top="0.125cm" fo:padding-bottom="0.125cm" fo:padding-left="0.25cm" fo:padding-right="0.25cm" fo:wrap-option="wrap"/>
    </style:style>
    <style:style style:name="gr3" style:family="graphic">
      <style:graphic-properties draw:stroke="solid" svg:stroke-width="0cm" svg:stroke-color="#000000" draw:marker-start="Fin_20_de_20_línea_20_1" draw:marker-start-width="0.2cm" draw:marker-start-center="false" draw:stroke-linejoin="miter" draw:fill="solid" draw:fill-color="#ffffe1" draw:auto-grow-height="true" draw:auto-grow-width="false" fo:max-width="12cm" fo:min-height="3.502cm" fo:min-width="2.9cm" fo:padding-top="0.1cm" fo:padding-bottom="0.1cm" fo:padding-left="0.1cm" fo:padding-right="0.1cm" draw:shadow="hidden" draw:shadow-offset-x="0.1cm" draw:shadow-offset-y="0.1cm" draw:caption-escape-direction="auto"/>
    </style:style>
    <style:style style:name="gr4" style:family="graphic">
      <style:graphic-properties draw:stroke="solid" svg:stroke-width="0cm" svg:stroke-color="#000000" draw:marker-start="Fin_20_de_20_línea_20_1" draw:marker-start-width="0.2cm" draw:marker-start-center="false" draw:stroke-linejoin="miter" draw:fill="solid" draw:fill-color="#ffffe1" draw:auto-grow-height="true" draw:auto-grow-width="false" fo:max-width="12cm" fo:min-height="3.159cm" fo:min-width="2.9cm" fo:padding-top="0.1cm" fo:padding-bottom="0.1cm" fo:padding-left="0.1cm" fo:padding-right="0.1cm" draw:shadow="hidden" draw:shadow-offset-x="0.1cm" draw:shadow-offset-y="0.1cm" draw:caption-escape-direction="auto"/>
    </style:style>
    <style:style style:name="gr5" style:family="graphic">
      <style:graphic-properties draw:stroke="solid" svg:stroke-width="0cm" svg:stroke-color="#000000" draw:marker-start="Fin_20_de_20_línea_20_1" draw:marker-start-width="0.2cm" draw:marker-start-center="false" draw:stroke-linejoin="miter" draw:fill="solid" draw:fill-color="#ffffe1" draw:auto-grow-height="true" draw:auto-grow-width="false" fo:max-width="12cm" fo:min-height="2.676cm" fo:min-width="2.9cm" fo:padding-top="0.1cm" fo:padding-bottom="0.1cm" fo:padding-left="0.1cm" fo:padding-right="0.1cm" draw:shadow="hidden" draw:shadow-offset-x="0.1cm" draw:shadow-offset-y="0.1cm" draw:caption-escape-direction="auto"/>
    </style:style>
    <style:style style:name="gr6" style:family="graphic">
      <style:graphic-properties draw:stroke="solid" svg:stroke-width="0cm" svg:stroke-color="#000000" draw:marker-start="Fin_20_de_20_línea_20_1" draw:marker-start-width="0.2cm" draw:marker-start-center="false" draw:stroke-linejoin="miter" draw:fill="solid" draw:fill-color="#ffffe1" draw:auto-grow-height="true" draw:auto-grow-width="false" fo:max-width="12cm" fo:min-height="3.188cm" fo:min-width="2.9cm" fo:padding-top="0.1cm" fo:padding-bottom="0.1cm" fo:padding-left="0.1cm" fo:padding-right="0.1cm" draw:shadow="hidden" draw:shadow-offset-x="0.1cm" draw:shadow-offset-y="0.1cm" draw:caption-escape-direction="auto"/>
    </style:style>
    <style:style style:name="gr7" style:family="graphic">
      <style:graphic-properties draw:stroke="solid" svg:stroke-width="0cm" svg:stroke-color="#000000" draw:marker-start="Fin_20_de_20_línea_20_1" draw:marker-start-width="0.2cm" draw:marker-start-center="false" draw:stroke-linejoin="miter" draw:fill="solid" draw:fill-color="#ffffe1" draw:auto-grow-height="true" draw:auto-grow-width="false" fo:max-width="12cm" fo:min-height="3.216cm" fo:min-width="2.9cm" fo:padding-top="0.1cm" fo:padding-bottom="0.1cm" fo:padding-left="0.1cm" fo:padding-right="0.1cm" draw:shadow="hidden" draw:shadow-offset-x="0.1cm" draw:shadow-offset-y="0.1cm" draw:caption-escape-direction="auto"/>
    </style:style>
    <style:style style:name="gr8" style:family="graphic">
      <style:graphic-properties draw:stroke="solid" svg:stroke-width="0cm" svg:stroke-color="#000000" draw:marker-start="Fin_20_de_20_línea_20_1" draw:marker-start-width="0.2cm" draw:marker-start-center="false" draw:stroke-linejoin="miter" draw:fill="solid" draw:fill-color="#ffffe1" draw:auto-grow-height="true" draw:auto-grow-width="false" fo:max-width="12cm" fo:min-height="3.133cm" fo:min-width="2.9cm" fo:padding-top="0.1cm" fo:padding-bottom="0.1cm" fo:padding-left="0.1cm" fo:padding-right="0.1cm" draw:shadow="hidden" draw:shadow-offset-x="0.1cm" draw:shadow-offset-y="0.1cm" draw:caption-escape-direction="auto"/>
    </style:style>
    <style:style style:name="gr9" style:family="graphic">
      <style:graphic-properties draw:stroke="solid" svg:stroke-width="0cm" svg:stroke-color="#000000" draw:marker-start="Fin_20_de_20_línea_20_1" draw:marker-start-width="0.2cm" draw:marker-start-center="false" draw:stroke-linejoin="miter" draw:fill="solid" draw:fill-color="#ffffe1" draw:auto-grow-height="true" draw:auto-grow-width="false" fo:max-width="12cm" fo:min-height="2.526cm" fo:min-width="2.9cm" fo:padding-top="0.1cm" fo:padding-bottom="0.1cm" fo:padding-left="0.1cm" fo:padding-right="0.1cm" draw:shadow="hidden" draw:shadow-offset-x="0.1cm" draw:shadow-offset-y="0.1cm" draw:caption-escape-direction="auto"/>
    </style:style>
    <style:style style:name="P1" style:family="paragraph"/>
    <style:style style:name="P2" style:family="paragraph">
      <style:text-properties fo:font-size="18pt"/>
    </style:style>
    <style:style style:name="P3" style:family="paragraph">
      <style:paragraph-properties style:text-autospace="none" style:line-break="normal" style:writing-mode="page"/>
      <style:text-properties fo:color="#000000" style:text-outline="false" style:text-line-through-style="none" style:text-position="0% 100%" fo:font-family="Tahoma" style:font-family-generic="swiss" style:font-pitch="variable" fo:font-size="9pt" fo:language="es" fo:country="ES"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000000" style:text-outline="false" style:text-line-through-style="none" style:text-position="0% 100%" fo:font-family="Tahoma" style:font-family-generic="swiss" style:font-pitch="variable" fo:font-size="9pt" fo:font-style="normal" fo:text-shadow="none" style:text-underline-style="none" fo:font-weight="normal" style:font-size-asian="9pt" style:font-style-asian="normal" style:font-weight-asian="normal" style:font-family-complex="Tahoma" style:font-family-generic-complex="swiss" style:font-pitch-complex="variable" style:font-size-complex="9pt" style:font-style-complex="normal" style:font-weight-complex="normal"/>
    </style:style>
    <style:style style:name="T2" style:family="text">
      <style:text-properties fo:color="#000000" style:text-outline="false" style:text-line-through-styl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T3" style:family="text">
      <style:text-properties fo:color="#000000" style:text-outline="false" style:text-line-through-style="none" style:text-position="0% 100%" fo:font-family="Tahoma" style:font-family-generic="swiss" style:font-pitch="variable" fo:font-size="9pt" fo:font-style="italic" fo:text-shadow="none" style:text-underline-style="none" fo:font-weight="bold" style:font-size-asian="9pt" style:font-style-asian="italic" style:font-weight-asian="bold" style:font-family-complex="Tahoma" style:font-family-generic-complex="swiss" style:font-pitch-complex="variable" style:font-size-complex="9pt" style:font-style-complex="italic" style:font-weight-complex="bold"/>
    </style:style>
    <style:style style:name="T4" style:family="text">
      <style:text-properties fo:color="#000000" style:text-outline="false" style:text-line-through-style="none" style:text-position="0% 100%" fo:font-family="Tahoma" style:font-family-generic="swiss" style:font-pitch="variable" fo:font-size="9pt" fo:font-style="italic" fo:text-shadow="none" style:text-underline-style="none" fo:font-weight="normal" style:font-size-asian="9pt" style:font-style-asian="italic" style:font-weight-asian="normal" style:font-family-complex="Tahoma" style:font-family-generic-complex="swiss" style:font-pitch-complex="variable" style:font-size-complex="9pt" style:font-style-complex="italic" style:font-weight-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base-cell-address="'Diagrama de Gantt en Excel'.I4">
          <table:help-message table:title="Display Week" table:display="true">
            <text:p>Enter the week number to display first in the Gantt Chart. The weeks are numbered starting from the week containing the Start Date.</text:p>
          </table:help-message>
          <table:error-message table:message-type="stop" table:display="true"/>
        </table:content-validation>
      </table:content-validations>
      <table:table table:name="Diagrama de Gantt en Excel" table:style-name="ta1" table:print-ranges="'Diagrama de Gantt en Excel'.A1:'Diagrama de Gantt en Excel'.BN37">
        <office:forms form:automatic-focus="false" form:apply-design-mode="false">
          <form:form form:name="Standard" form:apply-filter="true" form:control-implementation="ooo:com.sun.star.form.component.Form" office:target-frame="" xlink:href="" xlink:type="simple">
            <form:value-range form:name="Scroll Bar 46" form:control-implementation="ooo:com.sun.star.form.component.ScrollBar" xml:id="control1" form:id="control1" form:printable="false" form:value="1" form:linked-cell="'Diagrama de Gantt en Excel'.I4" form:page-step-size="0" form:delay-for-repeat="PT0.50S" form:min-value="1" form:max-value="100">
              <form:properties>
                <form:property form:property-name="ControlTypeinMSO" office:value-type="float" office:value="0"/>
                <form:property form:property-name="DefaultControl" office:value-type="string" office:string-value="com.sun.star.awt.UnoControlScrollBar"/>
                <form:property form:property-name="ObjIDinMSO" office:value-type="float" office:value=""/>
                <form:property form:property-name="TabIndex" office:value-type="float" office:value="0"/>
              </form:properties>
            </form:value-range>
          </form:form>
        </office:forms>
        <table:table-column table:style-name="co1" table:default-cell-style-name="ce15"/>
        <table:table-column table:style-name="co2" table:default-cell-style-name="ce31"/>
        <table:table-column table:style-name="co3" table:default-cell-style-name="ce31"/>
        <table:table-column table:style-name="co4" table:visibility="collapse" table:default-cell-style-name="ce48"/>
        <table:table-column table:style-name="co5" table:number-columns-repeated="2" table:default-cell-style-name="ce31"/>
        <table:table-column table:style-name="co6" table:default-cell-style-name="ce31"/>
        <table:table-column table:style-name="co7" table:default-cell-style-name="ce31"/>
        <table:table-column table:style-name="co1" table:default-cell-style-name="ce31"/>
        <table:table-column table:style-name="co8" table:default-cell-style-name="ce31"/>
        <table:table-column table:style-name="co9" table:number-columns-repeated="56" table:default-cell-style-name="ce31"/>
        <table:table-column table:style-name="co10" table:number-columns-repeated="958" table:default-cell-style-name="ce118"/>
        <table:table-row table:style-name="ro1">
          <table:table-cell table:style-name="ce1" office:value-type="string">
            <text:p>[Project Name] Project Schedule</text:p>
          </table:table-cell>
          <table:table-cell table:style-name="ce16" table:number-columns-repeated="5"/>
          <table:table-cell table:style-name="ce66"/>
          <table:table-cell table:style-name="ce73" table:number-columns-repeated="3"/>
          <table:table-cell table:style-name="ce93" office:value-type="string" table:number-columns-spanned="28" table:number-rows-spanned="1">
            <text:p><text:a xlink:href="https://www.bloghispanodenegocios.com/diagrama-de-gantt/">Diagrama de Gantt en Excel Template © 2018 by BlogHispanodeNegocios.com</text:a></text:p>
          </table:table-cell>
          <table:covered-table-cell table:number-columns-repeated="27" table:style-name="ce102"/>
          <table:table-cell table:style-name="ce115" table:number-columns-repeated="6"/>
          <table:table-cell table:style-name="ce73" table:number-columns-repeated="980"/>
        </table:table-row>
        <table:table-row table:style-name="ro2">
          <table:table-cell table:style-name="ce2" office:value-type="string">
            <text:p>[Company Name]</text:p>
          </table:table-cell>
          <table:table-cell table:style-name="ce17" table:number-columns-repeated="2"/>
          <table:table-cell table:style-name="ce38"/>
          <table:table-cell table:style-name="ce49"/>
          <table:table-cell table:style-name="ce59"/>
          <table:table-cell table:style-name="ce67" table:number-columns-repeated="4"/>
          <table:table-cell table:style-name="ce67">
            <draw:control table:end-cell-address="'Diagrama de Gantt en Excel'.AC2" table:end-x="0.361cm" table:end-y="0.66cm" draw:z-index="1" draw:style-name="gr1" draw:text-style-name="P1" svg:width="8.766cm" svg:height="0.571cm" svg:x="0.104cm" svg:y="0.089cm" draw:control="control1"/>
          </table:table-cell>
          <table:table-cell table:style-name="ce67" table:number-columns-repeated="1013"/>
        </table:table-row>
        <table:table-row table:style-name="ro3">
          <table:table-cell table:style-name="ce3"/>
          <table:table-cell table:style-name="ce18" table:number-columns-repeated="2"/>
          <table:table-cell table:style-name="ce39"/>
          <table:table-cell table:style-name="ce50"/>
          <table:table-cell table:style-name="ce60"/>
          <table:table-cell table:style-name="ce68" table:number-columns-repeated="4"/>
          <table:table-cell table:style-name="ce94"/>
          <table:table-cell table:style-name="ce103" table:number-columns-repeated="5"/>
          <table:table-cell table:style-name="ce108"/>
          <table:table-cell table:style-name="ce94"/>
          <table:table-cell table:style-name="ce103" table:number-columns-repeated="5"/>
          <table:table-cell table:style-name="ce108"/>
          <table:table-cell table:style-name="ce94"/>
          <table:table-cell table:style-name="ce103" table:number-columns-repeated="5"/>
          <table:table-cell table:style-name="ce108"/>
          <table:table-cell table:style-name="ce94"/>
          <table:table-cell table:style-name="ce103" table:number-columns-repeated="5"/>
          <table:table-cell table:style-name="ce108"/>
          <table:table-cell table:style-name="ce94"/>
          <table:table-cell table:style-name="ce103" table:number-columns-repeated="5"/>
          <table:table-cell table:style-name="ce108"/>
          <table:table-cell table:style-name="ce94"/>
          <table:table-cell table:style-name="ce103" table:number-columns-repeated="5"/>
          <table:table-cell table:style-name="ce108"/>
          <table:table-cell table:style-name="ce94"/>
          <table:table-cell table:style-name="ce103" table:number-columns-repeated="5"/>
          <table:table-cell table:style-name="ce108"/>
          <table:table-cell table:style-name="ce94"/>
          <table:table-cell table:style-name="ce103" table:number-columns-repeated="5"/>
          <table:table-cell table:style-name="ce108"/>
          <table:table-cell table:style-name="ce68" table:number-columns-repeated="958"/>
        </table:table-row>
        <table:table-header-rows>
          <table:table-row table:style-name="ro4">
            <table:table-cell table:style-name="ce4"/>
            <table:table-cell table:style-name="ce19" office:value-type="string">
              <text:p>Project Start Date</text:p>
            </table:table-cell>
            <table:table-cell table:style-name="ce32" office:value-type="date" office:date-value="2018-01-29" table:number-columns-spanned="3" table:number-rows-spanned="1">
              <text:p>1/29/2018 (lunes)</text:p>
            </table:table-cell>
            <table:covered-table-cell table:style-name="ce40"/>
            <table:covered-table-cell table:style-name="ce51"/>
            <table:table-cell table:style-name="ce61" table:number-columns-repeated="2"/>
            <table:table-cell table:style-name="ce19" office:value-type="string">
              <text:p>Ver semana</text:p>
            </table:table-cell>
            <table:table-cell table:style-name="ce79" table:content-validation-name="val1" office:value-type="float" office:value="1">
              <text:p>1</text:p>
            </table:table-cell>
            <table:table-cell table:style-name="ce61"/>
            <table:table-cell table:style-name="ce95" table:formula="of:=&quot;Semana  &quot;&amp;([.K6]-([.$C$4]-WEEKDAY([.$C$4];1)+2))/7+1" office:value-type="string" office:string-value="Semana  1" table:number-columns-spanned="7" table:number-rows-spanned="1">
              <text:p>Semana <text:s/>1</text:p>
            </table:table-cell>
            <table:covered-table-cell table:number-columns-repeated="5" table:style-name="ce104"/>
            <table:covered-table-cell table:style-name="ce109"/>
            <table:table-cell table:style-name="ce95" table:formula="of:=&quot;Semana  &quot;&amp;([.R6]-([.$C$4]-WEEKDAY([.$C$4];1)+2))/7+1" office:value-type="string" office:string-value="Semana  2" table:number-columns-spanned="7" table:number-rows-spanned="1">
              <text:p>Semana <text:s/>2</text:p>
            </table:table-cell>
            <table:covered-table-cell table:number-columns-repeated="5" table:style-name="ce104"/>
            <table:covered-table-cell table:style-name="ce109"/>
            <table:table-cell table:style-name="ce95" table:formula="of:=&quot;Semana  &quot;&amp;([.Y6]-([.$C$4]-WEEKDAY([.$C$4];1)+2))/7+1" office:value-type="string" office:string-value="Semana  3" table:number-columns-spanned="7" table:number-rows-spanned="1">
              <text:p>Semana <text:s/>3</text:p>
            </table:table-cell>
            <table:covered-table-cell table:number-columns-repeated="5" table:style-name="ce104"/>
            <table:covered-table-cell table:style-name="ce109"/>
            <table:table-cell table:style-name="ce95" table:formula="of:=&quot;Semana  &quot;&amp;([.AF6]-([.$C$4]-WEEKDAY([.$C$4];1)+2))/7+1" office:value-type="string" office:string-value="Semana  4" table:number-columns-spanned="7" table:number-rows-spanned="1">
              <text:p>Semana <text:s/>4</text:p>
            </table:table-cell>
            <table:covered-table-cell table:number-columns-repeated="5" table:style-name="ce104"/>
            <table:covered-table-cell table:style-name="ce109"/>
            <table:table-cell table:style-name="ce95" table:formula="of:=&quot;Semana  &quot;&amp;([.AM6]-([.$C$4]-WEEKDAY([.$C$4];1)+2))/7+1" office:value-type="string" office:string-value="Semana  5" table:number-columns-spanned="7" table:number-rows-spanned="1">
              <text:p>Semana <text:s/>5</text:p>
            </table:table-cell>
            <table:covered-table-cell table:number-columns-repeated="5" table:style-name="ce104"/>
            <table:covered-table-cell table:style-name="ce109"/>
            <table:table-cell table:style-name="ce95" table:formula="of:=&quot;Semana  &quot;&amp;([.AT6]-([.$C$4]-WEEKDAY([.$C$4];1)+2))/7+1" office:value-type="string" office:string-value="Semana  6" table:number-columns-spanned="7" table:number-rows-spanned="1">
              <text:p>Semana <text:s/>6</text:p>
            </table:table-cell>
            <table:covered-table-cell table:number-columns-repeated="5" table:style-name="ce104"/>
            <table:covered-table-cell table:style-name="ce109"/>
            <table:table-cell table:style-name="ce95" table:formula="of:=&quot;Semana  &quot;&amp;([.BA6]-([.$C$4]-WEEKDAY([.$C$4];1)+2))/7+1" office:value-type="string" office:string-value="Semana  7" table:number-columns-spanned="7" table:number-rows-spanned="1">
              <text:p>Semana <text:s/>7</text:p>
            </table:table-cell>
            <table:covered-table-cell table:number-columns-repeated="5" table:style-name="ce104"/>
            <table:covered-table-cell table:style-name="ce109"/>
            <table:table-cell table:style-name="ce95" table:formula="of:=&quot;Semana  &quot;&amp;([.BH6]-([.$C$4]-WEEKDAY([.$C$4];1)+2))/7+1" office:value-type="string" office:string-value="Semana  8" table:number-columns-spanned="7" table:number-rows-spanned="1">
              <text:p>Semana <text:s/>8</text:p>
            </table:table-cell>
            <table:covered-table-cell table:number-columns-repeated="5" table:style-name="ce104"/>
            <table:covered-table-cell table:style-name="ce109"/>
            <table:table-cell table:style-name="ce61" table:number-columns-repeated="958"/>
          </table:table-row>
          <table:table-row table:style-name="ro4">
            <table:table-cell table:style-name="ce5"/>
            <table:table-cell table:style-name="ce19" office:value-type="string">
              <text:p>Project Lead</text:p>
            </table:table-cell>
            <table:table-cell table:style-name="ce32" table:number-columns-spanned="3" table:number-rows-spanned="1"/>
            <table:covered-table-cell table:style-name="ce40"/>
            <table:covered-table-cell table:style-name="ce51"/>
            <table:table-cell table:style-name="ce62" table:number-columns-repeated="4"/>
            <table:table-cell table:style-name="ce86"/>
            <table:table-cell table:style-name="ce96" table:formula="of:=[.K6]" office:value-type="date" office:date-value="2018-01-29" table:number-columns-spanned="7" table:number-rows-spanned="1">
              <text:p>29 ene 2018</text:p>
            </table:table-cell>
            <table:covered-table-cell table:number-columns-repeated="5" table:style-name="ce105"/>
            <table:covered-table-cell table:style-name="ce110"/>
            <table:table-cell table:style-name="ce96" table:formula="of:=[.R6]" office:value-type="date" office:date-value="2018-02-05" table:number-columns-spanned="7" table:number-rows-spanned="1">
              <text:p>5 feb 2018</text:p>
            </table:table-cell>
            <table:covered-table-cell table:number-columns-repeated="5" table:style-name="ce105"/>
            <table:covered-table-cell table:style-name="ce110"/>
            <table:table-cell table:style-name="ce96" table:formula="of:=[.Y6]" office:value-type="date" office:date-value="2018-02-12" table:number-columns-spanned="7" table:number-rows-spanned="1">
              <text:p>12 feb 2018</text:p>
            </table:table-cell>
            <table:covered-table-cell table:number-columns-repeated="5" table:style-name="ce105"/>
            <table:covered-table-cell table:style-name="ce110"/>
            <table:table-cell table:style-name="ce96" table:formula="of:=[.AF6]" office:value-type="date" office:date-value="2018-02-19" table:number-columns-spanned="7" table:number-rows-spanned="1">
              <text:p>19 feb 2018</text:p>
            </table:table-cell>
            <table:covered-table-cell table:number-columns-repeated="5" table:style-name="ce105"/>
            <table:covered-table-cell table:style-name="ce110"/>
            <table:table-cell table:style-name="ce96" table:formula="of:=[.AM6]" office:value-type="date" office:date-value="2018-02-26" table:number-columns-spanned="7" table:number-rows-spanned="1">
              <text:p>26 feb 2018</text:p>
            </table:table-cell>
            <table:covered-table-cell table:number-columns-repeated="5" table:style-name="ce105"/>
            <table:covered-table-cell table:style-name="ce110"/>
            <table:table-cell table:style-name="ce96" table:formula="of:=[.AT6]" office:value-type="date" office:date-value="2018-03-05" table:number-columns-spanned="7" table:number-rows-spanned="1">
              <text:p>5 mar 2018</text:p>
            </table:table-cell>
            <table:covered-table-cell table:number-columns-repeated="5" table:style-name="ce105"/>
            <table:covered-table-cell table:style-name="ce110"/>
            <table:table-cell table:style-name="ce96" table:formula="of:=[.BA6]" office:value-type="date" office:date-value="2018-03-12" table:number-columns-spanned="7" table:number-rows-spanned="1">
              <text:p>12 mar 2018</text:p>
            </table:table-cell>
            <table:covered-table-cell table:number-columns-repeated="5" table:style-name="ce105"/>
            <table:covered-table-cell table:style-name="ce110"/>
            <table:table-cell table:style-name="ce96" table:formula="of:=[.BH6]" office:value-type="date" office:date-value="2018-03-19" table:number-columns-spanned="7" table:number-rows-spanned="1">
              <text:p>19 mar 2018</text:p>
            </table:table-cell>
            <table:covered-table-cell table:number-columns-repeated="5" table:style-name="ce105"/>
            <table:covered-table-cell table:style-name="ce110"/>
            <table:table-cell table:style-name="ce86" table:number-columns-repeated="958"/>
          </table:table-row>
          <table:table-row table:style-name="ro5">
            <table:table-cell table:style-name="ce6"/>
            <table:table-cell table:style-name="ce20" table:number-columns-repeated="2"/>
            <table:table-cell table:style-name="ce6"/>
            <table:table-cell table:style-name="ce20" table:number-columns-repeated="4"/>
            <table:table-cell table:style-name="ce20">
              <draw:custom-shape table:end-cell-address="'Diagrama de Gantt en Excel'.AD11" table:end-x="0.18cm" table:end-y="0.026cm" draw:z-index="0" draw:name="Text Box 44" draw:style-name="gr2" draw:text-style-name="P2" display="printer" svg:width="10.005cm" svg:height="3.177cm" svg:x="0.578cm" svg:y="0.266cm">
                <text:p/>
                <draw:enhanced-geometry svg:viewBox="0 0 21600 21600" draw:type="rectangle" draw:enhanced-path="M 0 0 L 21600 0 21600 21600 0 21600 0 0 Z N"/>
              </draw:custom-shape>
            </table:table-cell>
            <table:table-cell table:style-name="ce20"/>
            <table:table-cell table:style-name="ce97" table:formula="of:=[.C4]-WEEKDAY([.C4];1)+2+7*([.I4]-1)" office:value-type="date" office:date-value="2018-01-29">
              <text:p>29</text:p>
            </table:table-cell>
            <table:table-cell table:style-name="ce106" table:formula="of:=[.K6]+1" office:value-type="date" office:date-value="2018-01-30">
              <text:p>30</text:p>
            </table:table-cell>
            <table:table-cell table:style-name="ce106" table:formula="of:=[.L6]+1" office:value-type="date" office:date-value="2018-01-31">
              <text:p>31</text:p>
            </table:table-cell>
            <table:table-cell table:style-name="ce106" table:formula="of:=[.M6]+1" office:value-type="date" office:date-value="2018-02-01">
              <text:p>1</text:p>
            </table:table-cell>
            <table:table-cell table:style-name="ce106" table:formula="of:=[.N6]+1" office:value-type="date" office:date-value="2018-02-02">
              <text:p>2</text:p>
            </table:table-cell>
            <table:table-cell table:style-name="ce106" table:formula="of:=[.O6]+1" office:value-type="date" office:date-value="2018-02-03">
              <text:p>3</text:p>
            </table:table-cell>
            <table:table-cell table:style-name="ce111" table:formula="of:=[.P6]+1" office:value-type="date" office:date-value="2018-02-04">
              <text:p>4</text:p>
            </table:table-cell>
            <table:table-cell table:style-name="ce97" table:formula="of:=[.Q6]+1" office:value-type="date" office:date-value="2018-02-05">
              <text:p>5</text:p>
            </table:table-cell>
            <table:table-cell table:style-name="ce106" table:formula="of:=[.R6]+1" office:value-type="date" office:date-value="2018-02-06">
              <text:p>6</text:p>
            </table:table-cell>
            <table:table-cell table:style-name="ce106" table:formula="of:=[.S6]+1" office:value-type="date" office:date-value="2018-02-07">
              <text:p>7</text:p>
            </table:table-cell>
            <table:table-cell table:style-name="ce106" table:formula="of:=[.T6]+1" office:value-type="date" office:date-value="2018-02-08">
              <text:p>8</text:p>
            </table:table-cell>
            <table:table-cell table:style-name="ce106" table:formula="of:=[.U6]+1" office:value-type="date" office:date-value="2018-02-09">
              <text:p>9</text:p>
            </table:table-cell>
            <table:table-cell table:style-name="ce106" table:formula="of:=[.V6]+1" office:value-type="date" office:date-value="2018-02-10">
              <text:p>10</text:p>
            </table:table-cell>
            <table:table-cell table:style-name="ce111" table:formula="of:=[.W6]+1" office:value-type="date" office:date-value="2018-02-11">
              <text:p>11</text:p>
            </table:table-cell>
            <table:table-cell table:style-name="ce97" table:formula="of:=[.X6]+1" office:value-type="date" office:date-value="2018-02-12">
              <text:p>12</text:p>
            </table:table-cell>
            <table:table-cell table:style-name="ce106" table:formula="of:=[.Y6]+1" office:value-type="date" office:date-value="2018-02-13">
              <text:p>13</text:p>
            </table:table-cell>
            <table:table-cell table:style-name="ce106" table:formula="of:=[.Z6]+1" office:value-type="date" office:date-value="2018-02-14">
              <text:p>14</text:p>
            </table:table-cell>
            <table:table-cell table:style-name="ce106" table:formula="of:=[.AA6]+1" office:value-type="date" office:date-value="2018-02-15">
              <text:p>15</text:p>
            </table:table-cell>
            <table:table-cell table:style-name="ce106" table:formula="of:=[.AB6]+1" office:value-type="date" office:date-value="2018-02-16">
              <text:p>16</text:p>
            </table:table-cell>
            <table:table-cell table:style-name="ce106" table:formula="of:=[.AC6]+1" office:value-type="date" office:date-value="2018-02-17">
              <text:p>17</text:p>
            </table:table-cell>
            <table:table-cell table:style-name="ce111" table:formula="of:=[.AD6]+1" office:value-type="date" office:date-value="2018-02-18">
              <text:p>18</text:p>
            </table:table-cell>
            <table:table-cell table:style-name="ce97" table:formula="of:=[.AE6]+1" office:value-type="date" office:date-value="2018-02-19">
              <text:p>19</text:p>
            </table:table-cell>
            <table:table-cell table:style-name="ce106" table:formula="of:=[.AF6]+1" office:value-type="date" office:date-value="2018-02-20">
              <text:p>20</text:p>
            </table:table-cell>
            <table:table-cell table:style-name="ce106" table:formula="of:=[.AG6]+1" office:value-type="date" office:date-value="2018-02-21">
              <text:p>21</text:p>
            </table:table-cell>
            <table:table-cell table:style-name="ce106" table:formula="of:=[.AH6]+1" office:value-type="date" office:date-value="2018-02-22">
              <text:p>22</text:p>
            </table:table-cell>
            <table:table-cell table:style-name="ce106" table:formula="of:=[.AI6]+1" office:value-type="date" office:date-value="2018-02-23">
              <text:p>23</text:p>
            </table:table-cell>
            <table:table-cell table:style-name="ce106" table:formula="of:=[.AJ6]+1" office:value-type="date" office:date-value="2018-02-24">
              <text:p>24</text:p>
            </table:table-cell>
            <table:table-cell table:style-name="ce111" table:formula="of:=[.AK6]+1" office:value-type="date" office:date-value="2018-02-25">
              <text:p>25</text:p>
            </table:table-cell>
            <table:table-cell table:style-name="ce97" table:formula="of:=[.AL6]+1" office:value-type="date" office:date-value="2018-02-26">
              <text:p>26</text:p>
            </table:table-cell>
            <table:table-cell table:style-name="ce106" table:formula="of:=[.AM6]+1" office:value-type="date" office:date-value="2018-02-27">
              <text:p>27</text:p>
            </table:table-cell>
            <table:table-cell table:style-name="ce106" table:formula="of:=[.AN6]+1" office:value-type="date" office:date-value="2018-02-28">
              <text:p>28</text:p>
            </table:table-cell>
            <table:table-cell table:style-name="ce106" table:formula="of:=[.AO6]+1" office:value-type="date" office:date-value="2018-03-01">
              <text:p>1</text:p>
            </table:table-cell>
            <table:table-cell table:style-name="ce106" table:formula="of:=[.AP6]+1" office:value-type="date" office:date-value="2018-03-02">
              <text:p>2</text:p>
            </table:table-cell>
            <table:table-cell table:style-name="ce106" table:formula="of:=[.AQ6]+1" office:value-type="date" office:date-value="2018-03-03">
              <text:p>3</text:p>
            </table:table-cell>
            <table:table-cell table:style-name="ce111" table:formula="of:=[.AR6]+1" office:value-type="date" office:date-value="2018-03-04">
              <text:p>4</text:p>
            </table:table-cell>
            <table:table-cell table:style-name="ce97" table:formula="of:=[.AS6]+1" office:value-type="date" office:date-value="2018-03-05">
              <text:p>5</text:p>
            </table:table-cell>
            <table:table-cell table:style-name="ce106" table:formula="of:=[.AT6]+1" office:value-type="date" office:date-value="2018-03-06">
              <text:p>6</text:p>
            </table:table-cell>
            <table:table-cell table:style-name="ce106" table:formula="of:=[.AU6]+1" office:value-type="date" office:date-value="2018-03-07">
              <text:p>7</text:p>
            </table:table-cell>
            <table:table-cell table:style-name="ce106" table:formula="of:=[.AV6]+1" office:value-type="date" office:date-value="2018-03-08">
              <text:p>8</text:p>
            </table:table-cell>
            <table:table-cell table:style-name="ce106" table:formula="of:=[.AW6]+1" office:value-type="date" office:date-value="2018-03-09">
              <text:p>9</text:p>
            </table:table-cell>
            <table:table-cell table:style-name="ce106" table:formula="of:=[.AX6]+1" office:value-type="date" office:date-value="2018-03-10">
              <text:p>10</text:p>
            </table:table-cell>
            <table:table-cell table:style-name="ce111" table:formula="of:=[.AY6]+1" office:value-type="date" office:date-value="2018-03-11">
              <text:p>11</text:p>
            </table:table-cell>
            <table:table-cell table:style-name="ce97" table:formula="of:=[.AZ6]+1" office:value-type="date" office:date-value="2018-03-12">
              <text:p>12</text:p>
            </table:table-cell>
            <table:table-cell table:style-name="ce106" table:formula="of:=[.BA6]+1" office:value-type="date" office:date-value="2018-03-13">
              <text:p>13</text:p>
            </table:table-cell>
            <table:table-cell table:style-name="ce106" table:formula="of:=[.BB6]+1" office:value-type="date" office:date-value="2018-03-14">
              <text:p>14</text:p>
            </table:table-cell>
            <table:table-cell table:style-name="ce106" table:formula="of:=[.BC6]+1" office:value-type="date" office:date-value="2018-03-15">
              <text:p>15</text:p>
            </table:table-cell>
            <table:table-cell table:style-name="ce106" table:formula="of:=[.BD6]+1" office:value-type="date" office:date-value="2018-03-16">
              <text:p>16</text:p>
            </table:table-cell>
            <table:table-cell table:style-name="ce106" table:formula="of:=[.BE6]+1" office:value-type="date" office:date-value="2018-03-17">
              <text:p>17</text:p>
            </table:table-cell>
            <table:table-cell table:style-name="ce111" table:formula="of:=[.BF6]+1" office:value-type="date" office:date-value="2018-03-18">
              <text:p>18</text:p>
            </table:table-cell>
            <table:table-cell table:style-name="ce97" table:formula="of:=[.BG6]+1" office:value-type="date" office:date-value="2018-03-19">
              <text:p>19</text:p>
            </table:table-cell>
            <table:table-cell table:style-name="ce106" table:formula="of:=[.BH6]+1" office:value-type="date" office:date-value="2018-03-20">
              <text:p>20</text:p>
            </table:table-cell>
            <table:table-cell table:style-name="ce106" table:formula="of:=[.BI6]+1" office:value-type="date" office:date-value="2018-03-21">
              <text:p>21</text:p>
            </table:table-cell>
            <table:table-cell table:style-name="ce106" table:formula="of:=[.BJ6]+1" office:value-type="date" office:date-value="2018-03-22">
              <text:p>22</text:p>
            </table:table-cell>
            <table:table-cell table:style-name="ce106" table:formula="of:=[.BK6]+1" office:value-type="date" office:date-value="2018-03-23">
              <text:p>23</text:p>
            </table:table-cell>
            <table:table-cell table:style-name="ce106" table:formula="of:=[.BL6]+1" office:value-type="date" office:date-value="2018-03-24">
              <text:p>24</text:p>
            </table:table-cell>
            <table:table-cell table:style-name="ce111" table:formula="of:=[.BM6]+1" office:value-type="date" office:date-value="2018-03-25">
              <text:p>25</text:p>
            </table:table-cell>
            <table:table-cell table:style-name="ce20" table:number-columns-repeated="958"/>
          </table:table-row>
          <table:table-row table:style-name="ro6">
            <table:table-cell table:style-name="ce7" office:value-type="string">
              <office:annotation draw:style-name="gr3" draw:text-style-name="P3" svg:width="10.375cm" svg:height="3.702cm" svg:x="1.848cm" svg:y="1.734cm" draw:caption-point-x="-0.714cm" draw:caption-point-y="2.282cm">
                <dc:creator>ALG</dc:creator>
                <dc:date>2021-11-27T00:00:00</dc:date>
                <text:p text:style-name="P3">Work Breakdown Structure</text:p>
                <text:p text:style-name="P3"><text:span text:style-name="T1">Level 1: 1, 2, 3, ...</text:span></text:p>
                <text:p text:style-name="P3"><text:span text:style-name="T1">Level 2: 1.1, 1.2, 1.3, ...</text:span></text:p>
                <text:p text:style-name="P3"><text:span text:style-name="T1">Level 3: 1.1.1, 1.1.2, 1.1.3, …</text:span></text:p>
                <text:p text:style-name="P3"><text:span text:style-name="T1"><text:s/></text:span><text:span text:style-name="T1">- The WBS uses a formula to control the numbering, but the formulas are different for different levels. Copy and Paste the cells in the WBS column from the examples at the bottom of the worksheet.</text:span></text:p>
              </office:annotation>
              <text:p>WBS</text:p>
            </table:table-cell>
            <table:table-cell table:style-name="ce21" office:value-type="string">
              <office:annotation draw:style-name="gr4" draw:text-style-name="P3" svg:width="9.304cm" svg:height="3.359cm" svg:x="5.975cm" svg:y="1.734cm" draw:caption-point-x="-0.714cm" draw:caption-point-y="2.282cm">
                <dc:creator>ALG</dc:creator>
                <dc:date>2021-11-27T00:00:00</dc:date>
                <text:p text:style-name="P3">Task Description</text:p>
                <text:p text:style-name="P3"><text:span text:style-name="T1">Enter the name of each task and sub-task. Use indents for sub-tasks.</text:span></text:p>
              </office:annotation>
              <text:p>TASK</text:p>
            </table:table-cell>
            <table:table-cell table:style-name="ce33" office:value-type="string">
              <office:annotation draw:style-name="gr5" draw:text-style-name="P3" svg:width="8.833cm" svg:height="2.876cm" svg:x="7.224cm" svg:y="1.734cm" draw:caption-point-x="-0.428cm" draw:caption-point-y="2.282cm">
                <dc:creator>ALG</dc:creator>
                <dc:date>2021-11-27T00:00:00</dc:date>
                <text:p text:style-name="P3">Task Lead</text:p>
                <text:p text:style-name="P3"><text:span text:style-name="T1">Enter the name of the Task Lead in this column.</text:span></text:p>
              </office:annotation>
              <text:p>LEAD</text:p>
            </table:table-cell>
            <table:table-cell table:style-name="ce41" office:value-type="string">
              <office:annotation draw:style-name="gr4" draw:text-style-name="P3" svg:width="10.054cm" svg:height="3.359cm" svg:x="8.624cm" svg:y="1.734cm" draw:caption-point-x="-1.828cm" draw:caption-point-y="2.282cm">
                <dc:creator>ALG</dc:creator>
                <dc:date>2021-11-27T00:00:00</dc:date>
                <text:p text:style-name="P3">Predecessor Tasks:</text:p>
                <text:p text:style-name="P3"><text:span text:style-name="T1">You can use this column to enter the WBS of a predecessor for reference. The PRO version uses formulas to automatically calculate the Start Date based on the Predecessor.</text:span></text:p>
              </office:annotation>
              <text:p>PREDECESSOR</text:p>
            </table:table-cell>
            <table:table-cell table:style-name="ce52" office:value-type="string">
              <office:annotation draw:style-name="gr6" draw:text-style-name="P3" svg:width="11.294cm" svg:height="3.388cm" svg:x="10.794cm" svg:y="1.734cm" draw:caption-point-x="-1.656cm" draw:caption-point-y="2.282cm">
                <dc:creator>ALG</dc:creator>
                <dc:date>2021-11-27T00:00:00</dc:date>
                <text:p text:style-name="P3">Task Start Date</text:p>
                <text:p text:style-name="P3"><text:span text:style-name="T1">You can manually enter the Start Date for each task or use a formula to create a dependency on a Predecessor. For example, you could enter </text:span><text:span text:style-name="T2">=</text:span><text:span text:style-name="T3">enddate</text:span><text:span text:style-name="T2">+1</text:span><text:span text:style-name="T1"> to set the Start date to the next calendar day, or </text:span><text:span text:style-name="T2">=WORKDAY(</text:span><text:span text:style-name="T3">enddate</text:span><text:span text:style-name="T2">,1)</text:span><text:span text:style-name="T1"> to set the Start date to the next work day (excluding weekends), where </text:span><text:span text:style-name="T4">enddate</text:span><text:span text:style-name="T1"> is the cell reference for the End date of the Predecessor task.</text:span></text:p>
              </office:annotation>
              <text:p>START</text:p>
            </table:table-cell>
            <table:table-cell table:style-name="ce52" office:value-type="string">
              <office:annotation draw:style-name="gr6" draw:text-style-name="P3" svg:width="10.382cm" svg:height="3.388cm" svg:x="12.938cm" svg:y="1.734cm" draw:caption-point-x="-1.458cm" draw:caption-point-y="2.282cm">
                <dc:creator>ALG</dc:creator>
                <dc:date>2021-11-27T00:00:00</dc:date>
                <text:p text:style-name="P3">End Date:</text:p>
                <text:p text:style-name="P3"><text:span text:style-name="T1">The End Date is calculated based on the Start Date and the Calendar Days columns.</text:span></text:p>
              </office:annotation>
              <text:p>END</text:p>
            </table:table-cell>
            <table:table-cell table:style-name="ce33" office:value-type="string">
              <office:annotation draw:style-name="gr7" draw:text-style-name="P3" svg:width="10.875cm" svg:height="3.416cm" svg:x="14.106cm" svg:y="1.734cm" draw:caption-point-x="-1.453cm" draw:caption-point-y="2.282cm">
                <dc:creator>ALG</dc:creator>
                <dc:date>2021-11-27T00:00:00</dc:date>
                <text:p text:style-name="P3">Duration (Calendar Days)</text:p>
                <text:p text:style-name="P3"><text:span text:style-name="T1">The duration is the number of calendar days for the given task. The duration is calculated as the </text:span><text:span text:style-name="T2">End</text:span><text:span text:style-name="T1"> Date minus the </text:span><text:span text:style-name="T2">Start</text:span><text:span text:style-name="T1"> Date plus 1 day, so that a task starting and ending on the same day has a duration of 1 day.</text:span></text:p>
                <text:p text:style-name="P3"><text:span text:style-name="T2">Note:</text:span><text:span text:style-name="T1"> The conditional formatting used to create the gantt chart references this column.</text:span></text:p>
              </office:annotation>
              <text:p>DAYS</text:p>
            </table:table-cell>
            <table:table-cell table:style-name="ce33" office:value-type="string">
              <office:annotation draw:style-name="gr8" draw:text-style-name="P3" svg:width="9.813cm" svg:height="3.333cm" svg:x="15.899cm" svg:y="1.734cm" draw:caption-point-x="-1.935cm" draw:caption-point-y="2.282cm">
                <dc:creator>ALG</dc:creator>
                <dc:date>2021-11-27T00:00:00</dc:date>
                <text:p text:style-name="P3">Percent Complete</text:p>
                <text:p text:style-name="P3"><text:span text:style-name="T1">Update the status of this task by entering the percent complete (between 0% and 100%).</text:span></text:p>
              </office:annotation>
              <text:p>% DONE</text:p>
            </table:table-cell>
            <table:table-cell table:style-name="ce80" office:value-type="string">
              <office:annotation draw:style-name="gr9" draw:text-style-name="P3" svg:width="10.343cm" svg:height="2.726cm" svg:x="17.059cm" svg:y="2.31cm" draw:caption-point-x="-1.951cm" draw:caption-point-y="1.706cm">
                <dc:creator>ALG</dc:creator>
                <dc:date>2021-11-27T00:00:00</dc:date>
                <text:p text:style-name="P3">Work Days</text:p>
                <text:p text:style-name="P3"><text:span text:style-name="T1">Counts the number of work days, excluding the weekends (Saturday and Sunday). In the PRO version, you can customize the work week and list specific non-working days like holidays. In the PRO version, the default input is the Work Days instead of the Calendar Days.</text:span></text:p>
              </office:annotation>
              <text:p>WORK DAYS</text:p>
            </table:table-cell>
            <table:table-cell table:style-name="ce87"/>
            <table:table-cell table:style-name="ce98" table:formula="of:=CHOOSE(WEEKDAY([.K6];1);&quot;S&quot;;&quot;M&quot;;&quot;T&quot;;&quot;W&quot;;&quot;T&quot;;&quot;F&quot;;&quot;S&quot;)" office:value-type="string" office:string-value="M">
              <text:p>M</text:p>
            </table:table-cell>
            <table:table-cell table:style-name="ce107" table:formula="of:=CHOOSE(WEEKDAY([.L6];1);&quot;S&quot;;&quot;M&quot;;&quot;T&quot;;&quot;W&quot;;&quot;T&quot;;&quot;F&quot;;&quot;S&quot;)" office:value-type="string" office:string-value="T">
              <text:p>T</text:p>
            </table:table-cell>
            <table:table-cell table:style-name="ce107" table:formula="of:=CHOOSE(WEEKDAY([.M6];1);&quot;S&quot;;&quot;M&quot;;&quot;T&quot;;&quot;W&quot;;&quot;T&quot;;&quot;F&quot;;&quot;S&quot;)" office:value-type="string" office:string-value="W">
              <text:p>W</text:p>
            </table:table-cell>
            <table:table-cell table:style-name="ce107" table:formula="of:=CHOOSE(WEEKDAY([.N6];1);&quot;S&quot;;&quot;M&quot;;&quot;T&quot;;&quot;W&quot;;&quot;T&quot;;&quot;F&quot;;&quot;S&quot;)" office:value-type="string" office:string-value="T">
              <text:p>T</text:p>
            </table:table-cell>
            <table:table-cell table:style-name="ce107" table:formula="of:=CHOOSE(WEEKDAY([.O6];1);&quot;S&quot;;&quot;M&quot;;&quot;T&quot;;&quot;W&quot;;&quot;T&quot;;&quot;F&quot;;&quot;S&quot;)" office:value-type="string" office:string-value="F">
              <text:p>F</text:p>
            </table:table-cell>
            <table:table-cell table:style-name="ce107" table:formula="of:=CHOOSE(WEEKDAY([.P6];1);&quot;S&quot;;&quot;M&quot;;&quot;T&quot;;&quot;W&quot;;&quot;T&quot;;&quot;F&quot;;&quot;S&quot;)" office:value-type="string" office:string-value="S">
              <text:p>S</text:p>
            </table:table-cell>
            <table:table-cell table:style-name="ce112" table:formula="of:=CHOOSE(WEEKDAY([.Q6];1);&quot;S&quot;;&quot;M&quot;;&quot;T&quot;;&quot;W&quot;;&quot;T&quot;;&quot;F&quot;;&quot;S&quot;)" office:value-type="string" office:string-value="S">
              <text:p>S</text:p>
            </table:table-cell>
            <table:table-cell table:style-name="ce98" table:formula="of:=CHOOSE(WEEKDAY([.R6];1);&quot;S&quot;;&quot;M&quot;;&quot;T&quot;;&quot;W&quot;;&quot;T&quot;;&quot;F&quot;;&quot;S&quot;)" office:value-type="string" office:string-value="M">
              <text:p>M</text:p>
            </table:table-cell>
            <table:table-cell table:style-name="ce107" table:formula="of:=CHOOSE(WEEKDAY([.S6];1);&quot;S&quot;;&quot;M&quot;;&quot;T&quot;;&quot;W&quot;;&quot;T&quot;;&quot;F&quot;;&quot;S&quot;)" office:value-type="string" office:string-value="T">
              <text:p>T</text:p>
            </table:table-cell>
            <table:table-cell table:style-name="ce107" table:formula="of:=CHOOSE(WEEKDAY([.T6];1);&quot;S&quot;;&quot;M&quot;;&quot;T&quot;;&quot;W&quot;;&quot;T&quot;;&quot;F&quot;;&quot;S&quot;)" office:value-type="string" office:string-value="W">
              <text:p>W</text:p>
            </table:table-cell>
            <table:table-cell table:style-name="ce107" table:formula="of:=CHOOSE(WEEKDAY([.U6];1);&quot;S&quot;;&quot;M&quot;;&quot;T&quot;;&quot;W&quot;;&quot;T&quot;;&quot;F&quot;;&quot;S&quot;)" office:value-type="string" office:string-value="T">
              <text:p>T</text:p>
            </table:table-cell>
            <table:table-cell table:style-name="ce107" table:formula="of:=CHOOSE(WEEKDAY([.V6];1);&quot;S&quot;;&quot;M&quot;;&quot;T&quot;;&quot;W&quot;;&quot;T&quot;;&quot;F&quot;;&quot;S&quot;)" office:value-type="string" office:string-value="F">
              <text:p>F</text:p>
            </table:table-cell>
            <table:table-cell table:style-name="ce107" table:formula="of:=CHOOSE(WEEKDAY([.W6];1);&quot;S&quot;;&quot;M&quot;;&quot;T&quot;;&quot;W&quot;;&quot;T&quot;;&quot;F&quot;;&quot;S&quot;)" office:value-type="string" office:string-value="S">
              <text:p>S</text:p>
            </table:table-cell>
            <table:table-cell table:style-name="ce112" table:formula="of:=CHOOSE(WEEKDAY([.X6];1);&quot;S&quot;;&quot;M&quot;;&quot;T&quot;;&quot;W&quot;;&quot;T&quot;;&quot;F&quot;;&quot;S&quot;)" office:value-type="string" office:string-value="S">
              <text:p>S</text:p>
            </table:table-cell>
            <table:table-cell table:style-name="ce113" table:formula="of:=CHOOSE(WEEKDAY([.Y6];1);&quot;S&quot;;&quot;M&quot;;&quot;T&quot;;&quot;W&quot;;&quot;T&quot;;&quot;F&quot;;&quot;S&quot;)" office:value-type="string" office:string-value="M">
              <text:p>M</text:p>
            </table:table-cell>
            <table:table-cell table:style-name="ce107" table:formula="of:=CHOOSE(WEEKDAY([.Z6];1);&quot;S&quot;;&quot;M&quot;;&quot;T&quot;;&quot;W&quot;;&quot;T&quot;;&quot;F&quot;;&quot;S&quot;)" office:value-type="string" office:string-value="T">
              <text:p>T</text:p>
            </table:table-cell>
            <table:table-cell table:style-name="ce107" table:formula="of:=CHOOSE(WEEKDAY([.AA6];1);&quot;S&quot;;&quot;M&quot;;&quot;T&quot;;&quot;W&quot;;&quot;T&quot;;&quot;F&quot;;&quot;S&quot;)" office:value-type="string" office:string-value="W">
              <text:p>W</text:p>
            </table:table-cell>
            <table:table-cell table:style-name="ce107" table:formula="of:=CHOOSE(WEEKDAY([.AB6];1);&quot;S&quot;;&quot;M&quot;;&quot;T&quot;;&quot;W&quot;;&quot;T&quot;;&quot;F&quot;;&quot;S&quot;)" office:value-type="string" office:string-value="T">
              <text:p>T</text:p>
            </table:table-cell>
            <table:table-cell table:style-name="ce107" table:formula="of:=CHOOSE(WEEKDAY([.AC6];1);&quot;S&quot;;&quot;M&quot;;&quot;T&quot;;&quot;W&quot;;&quot;T&quot;;&quot;F&quot;;&quot;S&quot;)" office:value-type="string" office:string-value="F">
              <text:p>F</text:p>
            </table:table-cell>
            <table:table-cell table:style-name="ce107" table:formula="of:=CHOOSE(WEEKDAY([.AD6];1);&quot;S&quot;;&quot;M&quot;;&quot;T&quot;;&quot;W&quot;;&quot;T&quot;;&quot;F&quot;;&quot;S&quot;)" office:value-type="string" office:string-value="S">
              <text:p>S</text:p>
            </table:table-cell>
            <table:table-cell table:style-name="ce114" table:formula="of:=CHOOSE(WEEKDAY([.AE6];1);&quot;S&quot;;&quot;M&quot;;&quot;T&quot;;&quot;W&quot;;&quot;T&quot;;&quot;F&quot;;&quot;S&quot;)" office:value-type="string" office:string-value="S">
              <text:p>S</text:p>
            </table:table-cell>
            <table:table-cell table:style-name="ce98" table:formula="of:=CHOOSE(WEEKDAY([.AF6];1);&quot;S&quot;;&quot;M&quot;;&quot;T&quot;;&quot;W&quot;;&quot;T&quot;;&quot;F&quot;;&quot;S&quot;)" office:value-type="string" office:string-value="M">
              <text:p>M</text:p>
            </table:table-cell>
            <table:table-cell table:style-name="ce107" table:formula="of:=CHOOSE(WEEKDAY([.AG6];1);&quot;S&quot;;&quot;M&quot;;&quot;T&quot;;&quot;W&quot;;&quot;T&quot;;&quot;F&quot;;&quot;S&quot;)" office:value-type="string" office:string-value="T">
              <text:p>T</text:p>
            </table:table-cell>
            <table:table-cell table:style-name="ce107" table:formula="of:=CHOOSE(WEEKDAY([.AH6];1);&quot;S&quot;;&quot;M&quot;;&quot;T&quot;;&quot;W&quot;;&quot;T&quot;;&quot;F&quot;;&quot;S&quot;)" office:value-type="string" office:string-value="W">
              <text:p>W</text:p>
            </table:table-cell>
            <table:table-cell table:style-name="ce107" table:formula="of:=CHOOSE(WEEKDAY([.AI6];1);&quot;S&quot;;&quot;M&quot;;&quot;T&quot;;&quot;W&quot;;&quot;T&quot;;&quot;F&quot;;&quot;S&quot;)" office:value-type="string" office:string-value="T">
              <text:p>T</text:p>
            </table:table-cell>
            <table:table-cell table:style-name="ce107" table:formula="of:=CHOOSE(WEEKDAY([.AJ6];1);&quot;S&quot;;&quot;M&quot;;&quot;T&quot;;&quot;W&quot;;&quot;T&quot;;&quot;F&quot;;&quot;S&quot;)" office:value-type="string" office:string-value="F">
              <text:p>F</text:p>
            </table:table-cell>
            <table:table-cell table:style-name="ce107" table:formula="of:=CHOOSE(WEEKDAY([.AK6];1);&quot;S&quot;;&quot;M&quot;;&quot;T&quot;;&quot;W&quot;;&quot;T&quot;;&quot;F&quot;;&quot;S&quot;)" office:value-type="string" office:string-value="S">
              <text:p>S</text:p>
            </table:table-cell>
            <table:table-cell table:style-name="ce112" table:formula="of:=CHOOSE(WEEKDAY([.AL6];1);&quot;S&quot;;&quot;M&quot;;&quot;T&quot;;&quot;W&quot;;&quot;T&quot;;&quot;F&quot;;&quot;S&quot;)" office:value-type="string" office:string-value="S">
              <text:p>S</text:p>
            </table:table-cell>
            <table:table-cell table:style-name="ce98" table:formula="of:=CHOOSE(WEEKDAY([.AM6];1);&quot;S&quot;;&quot;M&quot;;&quot;T&quot;;&quot;W&quot;;&quot;T&quot;;&quot;F&quot;;&quot;S&quot;)" office:value-type="string" office:string-value="M">
              <text:p>M</text:p>
            </table:table-cell>
            <table:table-cell table:style-name="ce107" table:formula="of:=CHOOSE(WEEKDAY([.AN6];1);&quot;S&quot;;&quot;M&quot;;&quot;T&quot;;&quot;W&quot;;&quot;T&quot;;&quot;F&quot;;&quot;S&quot;)" office:value-type="string" office:string-value="T">
              <text:p>T</text:p>
            </table:table-cell>
            <table:table-cell table:style-name="ce107" table:formula="of:=CHOOSE(WEEKDAY([.AO6];1);&quot;S&quot;;&quot;M&quot;;&quot;T&quot;;&quot;W&quot;;&quot;T&quot;;&quot;F&quot;;&quot;S&quot;)" office:value-type="string" office:string-value="W">
              <text:p>W</text:p>
            </table:table-cell>
            <table:table-cell table:style-name="ce107" table:formula="of:=CHOOSE(WEEKDAY([.AP6];1);&quot;S&quot;;&quot;M&quot;;&quot;T&quot;;&quot;W&quot;;&quot;T&quot;;&quot;F&quot;;&quot;S&quot;)" office:value-type="string" office:string-value="T">
              <text:p>T</text:p>
            </table:table-cell>
            <table:table-cell table:style-name="ce107" table:formula="of:=CHOOSE(WEEKDAY([.AQ6];1);&quot;S&quot;;&quot;M&quot;;&quot;T&quot;;&quot;W&quot;;&quot;T&quot;;&quot;F&quot;;&quot;S&quot;)" office:value-type="string" office:string-value="F">
              <text:p>F</text:p>
            </table:table-cell>
            <table:table-cell table:style-name="ce107" table:formula="of:=CHOOSE(WEEKDAY([.AR6];1);&quot;S&quot;;&quot;M&quot;;&quot;T&quot;;&quot;W&quot;;&quot;T&quot;;&quot;F&quot;;&quot;S&quot;)" office:value-type="string" office:string-value="S">
              <text:p>S</text:p>
            </table:table-cell>
            <table:table-cell table:style-name="ce112" table:formula="of:=CHOOSE(WEEKDAY([.AS6];1);&quot;S&quot;;&quot;M&quot;;&quot;T&quot;;&quot;W&quot;;&quot;T&quot;;&quot;F&quot;;&quot;S&quot;)" office:value-type="string" office:string-value="S">
              <text:p>S</text:p>
            </table:table-cell>
            <table:table-cell table:style-name="ce98" table:formula="of:=CHOOSE(WEEKDAY([.AT6];1);&quot;S&quot;;&quot;M&quot;;&quot;T&quot;;&quot;W&quot;;&quot;T&quot;;&quot;F&quot;;&quot;S&quot;)" office:value-type="string" office:string-value="M">
              <text:p>M</text:p>
            </table:table-cell>
            <table:table-cell table:style-name="ce107" table:formula="of:=CHOOSE(WEEKDAY([.AU6];1);&quot;S&quot;;&quot;M&quot;;&quot;T&quot;;&quot;W&quot;;&quot;T&quot;;&quot;F&quot;;&quot;S&quot;)" office:value-type="string" office:string-value="T">
              <text:p>T</text:p>
            </table:table-cell>
            <table:table-cell table:style-name="ce107" table:formula="of:=CHOOSE(WEEKDAY([.AV6];1);&quot;S&quot;;&quot;M&quot;;&quot;T&quot;;&quot;W&quot;;&quot;T&quot;;&quot;F&quot;;&quot;S&quot;)" office:value-type="string" office:string-value="W">
              <text:p>W</text:p>
            </table:table-cell>
            <table:table-cell table:style-name="ce107" table:formula="of:=CHOOSE(WEEKDAY([.AW6];1);&quot;S&quot;;&quot;M&quot;;&quot;T&quot;;&quot;W&quot;;&quot;T&quot;;&quot;F&quot;;&quot;S&quot;)" office:value-type="string" office:string-value="T">
              <text:p>T</text:p>
            </table:table-cell>
            <table:table-cell table:style-name="ce107" table:formula="of:=CHOOSE(WEEKDAY([.AX6];1);&quot;S&quot;;&quot;M&quot;;&quot;T&quot;;&quot;W&quot;;&quot;T&quot;;&quot;F&quot;;&quot;S&quot;)" office:value-type="string" office:string-value="F">
              <text:p>F</text:p>
            </table:table-cell>
            <table:table-cell table:style-name="ce107" table:formula="of:=CHOOSE(WEEKDAY([.AY6];1);&quot;S&quot;;&quot;M&quot;;&quot;T&quot;;&quot;W&quot;;&quot;T&quot;;&quot;F&quot;;&quot;S&quot;)" office:value-type="string" office:string-value="S">
              <text:p>S</text:p>
            </table:table-cell>
            <table:table-cell table:style-name="ce112" table:formula="of:=CHOOSE(WEEKDAY([.AZ6];1);&quot;S&quot;;&quot;M&quot;;&quot;T&quot;;&quot;W&quot;;&quot;T&quot;;&quot;F&quot;;&quot;S&quot;)" office:value-type="string" office:string-value="S">
              <text:p>S</text:p>
            </table:table-cell>
            <table:table-cell table:style-name="ce98" table:formula="of:=CHOOSE(WEEKDAY([.BA6];1);&quot;S&quot;;&quot;M&quot;;&quot;T&quot;;&quot;W&quot;;&quot;T&quot;;&quot;F&quot;;&quot;S&quot;)" office:value-type="string" office:string-value="M">
              <text:p>M</text:p>
            </table:table-cell>
            <table:table-cell table:style-name="ce107" table:formula="of:=CHOOSE(WEEKDAY([.BB6];1);&quot;S&quot;;&quot;M&quot;;&quot;T&quot;;&quot;W&quot;;&quot;T&quot;;&quot;F&quot;;&quot;S&quot;)" office:value-type="string" office:string-value="T">
              <text:p>T</text:p>
            </table:table-cell>
            <table:table-cell table:style-name="ce107" table:formula="of:=CHOOSE(WEEKDAY([.BC6];1);&quot;S&quot;;&quot;M&quot;;&quot;T&quot;;&quot;W&quot;;&quot;T&quot;;&quot;F&quot;;&quot;S&quot;)" office:value-type="string" office:string-value="W">
              <text:p>W</text:p>
            </table:table-cell>
            <table:table-cell table:style-name="ce107" table:formula="of:=CHOOSE(WEEKDAY([.BD6];1);&quot;S&quot;;&quot;M&quot;;&quot;T&quot;;&quot;W&quot;;&quot;T&quot;;&quot;F&quot;;&quot;S&quot;)" office:value-type="string" office:string-value="T">
              <text:p>T</text:p>
            </table:table-cell>
            <table:table-cell table:style-name="ce107" table:formula="of:=CHOOSE(WEEKDAY([.BE6];1);&quot;S&quot;;&quot;M&quot;;&quot;T&quot;;&quot;W&quot;;&quot;T&quot;;&quot;F&quot;;&quot;S&quot;)" office:value-type="string" office:string-value="F">
              <text:p>F</text:p>
            </table:table-cell>
            <table:table-cell table:style-name="ce107" table:formula="of:=CHOOSE(WEEKDAY([.BF6];1);&quot;S&quot;;&quot;M&quot;;&quot;T&quot;;&quot;W&quot;;&quot;T&quot;;&quot;F&quot;;&quot;S&quot;)" office:value-type="string" office:string-value="S">
              <text:p>S</text:p>
            </table:table-cell>
            <table:table-cell table:style-name="ce112" table:formula="of:=CHOOSE(WEEKDAY([.BG6];1);&quot;S&quot;;&quot;M&quot;;&quot;T&quot;;&quot;W&quot;;&quot;T&quot;;&quot;F&quot;;&quot;S&quot;)" office:value-type="string" office:string-value="S">
              <text:p>S</text:p>
            </table:table-cell>
            <table:table-cell table:style-name="ce98" table:formula="of:=CHOOSE(WEEKDAY([.BH6];1);&quot;S&quot;;&quot;M&quot;;&quot;T&quot;;&quot;W&quot;;&quot;T&quot;;&quot;F&quot;;&quot;S&quot;)" office:value-type="string" office:string-value="M">
              <text:p>M</text:p>
            </table:table-cell>
            <table:table-cell table:style-name="ce107" table:formula="of:=CHOOSE(WEEKDAY([.BI6];1);&quot;S&quot;;&quot;M&quot;;&quot;T&quot;;&quot;W&quot;;&quot;T&quot;;&quot;F&quot;;&quot;S&quot;)" office:value-type="string" office:string-value="T">
              <text:p>T</text:p>
            </table:table-cell>
            <table:table-cell table:style-name="ce107" table:formula="of:=CHOOSE(WEEKDAY([.BJ6];1);&quot;S&quot;;&quot;M&quot;;&quot;T&quot;;&quot;W&quot;;&quot;T&quot;;&quot;F&quot;;&quot;S&quot;)" office:value-type="string" office:string-value="W">
              <text:p>W</text:p>
            </table:table-cell>
            <table:table-cell table:style-name="ce107" table:formula="of:=CHOOSE(WEEKDAY([.BK6];1);&quot;S&quot;;&quot;M&quot;;&quot;T&quot;;&quot;W&quot;;&quot;T&quot;;&quot;F&quot;;&quot;S&quot;)" office:value-type="string" office:string-value="T">
              <text:p>T</text:p>
            </table:table-cell>
            <table:table-cell table:style-name="ce107" table:formula="of:=CHOOSE(WEEKDAY([.BL6];1);&quot;S&quot;;&quot;M&quot;;&quot;T&quot;;&quot;W&quot;;&quot;T&quot;;&quot;F&quot;;&quot;S&quot;)" office:value-type="string" office:string-value="F">
              <text:p>F</text:p>
            </table:table-cell>
            <table:table-cell table:style-name="ce107" table:formula="of:=CHOOSE(WEEKDAY([.BM6];1);&quot;S&quot;;&quot;M&quot;;&quot;T&quot;;&quot;W&quot;;&quot;T&quot;;&quot;F&quot;;&quot;S&quot;)" office:value-type="string" office:string-value="S">
              <text:p>S</text:p>
            </table:table-cell>
            <table:table-cell table:style-name="ce112" table:formula="of:=CHOOSE(WEEKDAY([.BN6];1);&quot;S&quot;;&quot;M&quot;;&quot;T&quot;;&quot;W&quot;;&quot;T&quot;;&quot;F&quot;;&quot;S&quot;)" office:value-type="string" office:string-value="S">
              <text:p>S</text:p>
            </table:table-cell>
            <table:table-cell table:style-name="ce116" table:number-columns-repeated="84"/>
            <table:table-cell table:style-name="ce119" table:number-columns-repeated="874"/>
          </table:table-row>
        </table:table-header-rows>
        <table:table-row table:style-name="ro7">
          <table:table-cell table:style-name="ce8" table:formula="of:=IF(ISERROR(VALUE(SUBSTITUTE(prevWBS;&quot;.&quot;;&quot;&quot;)));&quot;1&quot;;IF(ISERROR(FIND(&quot;`&quot;;SUBSTITUTE(prevWBS;&quot;.&quot;;&quot;`&quot;;1)));TEXT(VALUE(prevWBS)+1;&quot;#&quot;);TEXT(VALUE(LEFT(prevWBS;FIND(&quot;`&quot;;SUBSTITUTE(prevWBS;&quot;.&quot;;&quot;`&quot;;1))-1))+1;&quot;#&quot;)))" office:value-type="string" office:string-value="1">
            <text:p>1</text:p>
          </table:table-cell>
          <table:table-cell table:style-name="ce22" office:value-type="string">
            <text:p>[Task Category]</text:p>
          </table:table-cell>
          <table:table-cell table:style-name="ce34"/>
          <table:table-cell table:style-name="ce42"/>
          <table:table-cell table:style-name="ce53" table:number-columns-repeated="2"/>
          <table:table-cell table:style-name="ce69"/>
          <table:table-cell table:style-name="ce74"/>
          <table:table-cell table:style-name="ce81"/>
          <table:table-cell table:style-name="ce88"/>
          <table:table-cell table:style-name="ce99" table:number-columns-repeated="56"/>
          <table:table-cell table:style-name="ce34" table:number-columns-repeated="958"/>
        </table:table-row>
        <table:table-row table:style-name="ro7">
          <table:table-cell table:style-name="ce9" table:formula="of:=IF(ISERROR(VALUE(SUBSTITUTE(prevWBS;&quot;.&quot;;&quot;&quot;)));&quot;0.1&quot;;IF(ISERROR(FIND(&quot;`&quot;;SUBSTITUTE(prevWBS;&quot;.&quot;;&quot;`&quot;;1)));prevWBS&amp;&quot;.1&quot;;LEFT(prevWBS;FIND(&quot;`&quot;;SUBSTITUTE(prevWBS;&quot;.&quot;;&quot;`&quot;;1)))&amp;IF(ISERROR(FIND(&quot;`&quot;;SUBSTITUTE(prevWBS;&quot;.&quot;;&quot;`&quot;;2)));VALUE(RIGHT(prevWBS;LEN(prevWBS)-FIND(&quot;`&quot;;SUBSTITUTE(prevWBS;&quot;.&quot;;&quot;`&quot;;1))))+1;VALUE(MID(prevWBS;FIND(&quot;`&quot;;SUBSTITUTE(prevWBS;&quot;.&quot;;&quot;`&quot;;1))+1;(FIND(&quot;`&quot;;SUBSTITUTE(prevWBS;&quot;.&quot;;&quot;`&quot;;2))-FIND(&quot;`&quot;;SUBSTITUTE(prevWBS;&quot;.&quot;;&quot;`&quot;;1))-1)))+1)))" office:value-type="string" office:string-value="1.1">
            <text:p>1.1</text:p>
          </table:table-cell>
          <table:table-cell table:style-name="ce23" office:value-type="string">
            <text:p>[Task]</text:p>
          </table:table-cell>
          <table:table-cell table:style-name="ce35" office:value-type="string">
            <text:p>[Name]</text:p>
          </table:table-cell>
          <table:table-cell table:style-name="ce43"/>
          <table:table-cell table:style-name="ce54" office:value-type="date" office:date-value="2018-01-29">
            <text:p>lun 1/29/18</text:p>
          </table:table-cell>
          <table:table-cell table:style-name="ce63" table:formula="of:=IF(ISBLANK([.E9]);&quot; - &quot;;IF([.G9]=0;[.E9];[.E9]+[.G9]-1))" office:value-type="date" office:date-value="2018-02-02">
            <text:p>vie 2/02/18</text:p>
          </table:table-cell>
          <table:table-cell table:style-name="ce70" office:value-type="float" office:value="5">
            <text:p>5</text:p>
          </table:table-cell>
          <table:table-cell table:style-name="ce75" office:value-type="percentage" office:value="1">
            <text:p>100%</text:p>
          </table:table-cell>
          <table:table-cell table:style-name="ce82" table:formula="of:=IF(OR([.F9]=0;[.E9]=0);0;NETWORKDAYS([.E9];[.F9]))" office:value-type="float" office:value="5">
            <text:p>5</text:p>
          </table:table-cell>
          <table:table-cell table:style-name="ce89"/>
          <table:table-cell table:style-name="ce100" table:number-columns-repeated="56"/>
          <table:table-cell table:style-name="ce37" table:number-columns-repeated="958"/>
        </table:table-row>
        <table:table-row table:style-name="ro7">
          <table:table-cell table:style-name="ce9" table:formula="of:=IF(ISERROR(VALUE(SUBSTITUTE(prevWBS;&quot;.&quot;;&quot;&quot;)));&quot;0.1&quot;;IF(ISERROR(FIND(&quot;`&quot;;SUBSTITUTE(prevWBS;&quot;.&quot;;&quot;`&quot;;1)));prevWBS&amp;&quot;.1&quot;;LEFT(prevWBS;FIND(&quot;`&quot;;SUBSTITUTE(prevWBS;&quot;.&quot;;&quot;`&quot;;1)))&amp;IF(ISERROR(FIND(&quot;`&quot;;SUBSTITUTE(prevWBS;&quot;.&quot;;&quot;`&quot;;2)));VALUE(RIGHT(prevWBS;LEN(prevWBS)-FIND(&quot;`&quot;;SUBSTITUTE(prevWBS;&quot;.&quot;;&quot;`&quot;;1))))+1;VALUE(MID(prevWBS;FIND(&quot;`&quot;;SUBSTITUTE(prevWBS;&quot;.&quot;;&quot;`&quot;;1))+1;(FIND(&quot;`&quot;;SUBSTITUTE(prevWBS;&quot;.&quot;;&quot;`&quot;;2))-FIND(&quot;`&quot;;SUBSTITUTE(prevWBS;&quot;.&quot;;&quot;`&quot;;1))-1)))+1)))" office:value-type="string" office:string-value="1.2">
            <text:p>1.2</text:p>
          </table:table-cell>
          <table:table-cell table:style-name="ce23" office:value-type="string">
            <text:p>[Task]</text:p>
          </table:table-cell>
          <table:table-cell table:style-name="ce35"/>
          <table:table-cell table:style-name="ce43"/>
          <table:table-cell table:style-name="ce54" office:value-type="date" office:date-value="2018-02-03">
            <text:p>sáb 2/03/18</text:p>
          </table:table-cell>
          <table:table-cell table:style-name="ce63" table:formula="of:=IF(ISBLANK([.E10]);&quot; - &quot;;IF([.G10]=0;[.E10];[.E10]+[.G10]-1))" office:value-type="date" office:date-value="2018-02-07">
            <text:p>mié 2/07/18</text:p>
          </table:table-cell>
          <table:table-cell table:style-name="ce70" office:value-type="float" office:value="5">
            <text:p>5</text:p>
          </table:table-cell>
          <table:table-cell table:style-name="ce75" office:value-type="percentage" office:value="0.6">
            <text:p>60%</text:p>
          </table:table-cell>
          <table:table-cell table:style-name="ce82" table:formula="of:=IF(OR([.F10]=0;[.E10]=0);0;NETWORKDAYS([.E10];[.F10]))" office:value-type="float" office:value="3">
            <text:p>3</text:p>
          </table:table-cell>
          <table:table-cell table:style-name="ce89"/>
          <table:table-cell table:style-name="ce100" table:number-columns-repeated="56"/>
          <table:table-cell table:style-name="ce37" table:number-columns-repeated="958"/>
        </table:table-row>
        <table:table-row table:style-name="ro7">
          <table:table-cell table:style-name="ce9" table:formula="of:=IF(ISERROR(VALUE(SUBSTITUTE(prevWBS;&quot;.&quot;;&quot;&quot;)));&quot;0.1&quot;;IF(ISERROR(FIND(&quot;`&quot;;SUBSTITUTE(prevWBS;&quot;.&quot;;&quot;`&quot;;1)));prevWBS&amp;&quot;.1&quot;;LEFT(prevWBS;FIND(&quot;`&quot;;SUBSTITUTE(prevWBS;&quot;.&quot;;&quot;`&quot;;1)))&amp;IF(ISERROR(FIND(&quot;`&quot;;SUBSTITUTE(prevWBS;&quot;.&quot;;&quot;`&quot;;2)));VALUE(RIGHT(prevWBS;LEN(prevWBS)-FIND(&quot;`&quot;;SUBSTITUTE(prevWBS;&quot;.&quot;;&quot;`&quot;;1))))+1;VALUE(MID(prevWBS;FIND(&quot;`&quot;;SUBSTITUTE(prevWBS;&quot;.&quot;;&quot;`&quot;;1))+1;(FIND(&quot;`&quot;;SUBSTITUTE(prevWBS;&quot;.&quot;;&quot;`&quot;;2))-FIND(&quot;`&quot;;SUBSTITUTE(prevWBS;&quot;.&quot;;&quot;`&quot;;1))-1)))+1)))" office:value-type="string" office:string-value="1.3">
            <text:p>1.3</text:p>
          </table:table-cell>
          <table:table-cell table:style-name="ce23" office:value-type="string">
            <text:p>[Task]</text:p>
          </table:table-cell>
          <table:table-cell table:style-name="ce35"/>
          <table:table-cell table:style-name="ce43"/>
          <table:table-cell table:style-name="ce54" office:value-type="date" office:date-value="2018-02-08">
            <text:p>jue 2/08/18</text:p>
          </table:table-cell>
          <table:table-cell table:style-name="ce63" table:formula="of:=IF(ISBLANK([.E11]);&quot; - &quot;;IF([.G11]=0;[.E11];[.E11]+[.G11]-1))" office:value-type="date" office:date-value="2018-02-11">
            <text:p>dom 2/11/18</text:p>
          </table:table-cell>
          <table:table-cell table:style-name="ce70" office:value-type="float" office:value="4">
            <text:p>4</text:p>
          </table:table-cell>
          <table:table-cell table:style-name="ce75" office:value-type="percentage" office:value="0">
            <text:p>0%</text:p>
          </table:table-cell>
          <table:table-cell table:style-name="ce82" table:formula="of:=IF(OR([.F11]=0;[.E11]=0);0;NETWORKDAYS([.E11];[.F11]))" office:value-type="float" office:value="2">
            <text:p>2</text:p>
          </table:table-cell>
          <table:table-cell table:style-name="ce89"/>
          <table:table-cell table:style-name="ce100" table:number-columns-repeated="56"/>
          <table:table-cell table:style-name="ce37" table:number-columns-repeated="958"/>
        </table:table-row>
        <table:table-row table:style-name="ro7">
          <table:table-cell table:style-name="ce9" table:formula="of:=IF(ISERROR(VALUE(SUBSTITUTE(prevWBS;&quot;.&quot;;&quot;&quot;)));&quot;0.1&quot;;IF(ISERROR(FIND(&quot;`&quot;;SUBSTITUTE(prevWBS;&quot;.&quot;;&quot;`&quot;;1)));prevWBS&amp;&quot;.1&quot;;LEFT(prevWBS;FIND(&quot;`&quot;;SUBSTITUTE(prevWBS;&quot;.&quot;;&quot;`&quot;;1)))&amp;IF(ISERROR(FIND(&quot;`&quot;;SUBSTITUTE(prevWBS;&quot;.&quot;;&quot;`&quot;;2)));VALUE(RIGHT(prevWBS;LEN(prevWBS)-FIND(&quot;`&quot;;SUBSTITUTE(prevWBS;&quot;.&quot;;&quot;`&quot;;1))))+1;VALUE(MID(prevWBS;FIND(&quot;`&quot;;SUBSTITUTE(prevWBS;&quot;.&quot;;&quot;`&quot;;1))+1;(FIND(&quot;`&quot;;SUBSTITUTE(prevWBS;&quot;.&quot;;&quot;`&quot;;2))-FIND(&quot;`&quot;;SUBSTITUTE(prevWBS;&quot;.&quot;;&quot;`&quot;;1))-1)))+1)))" office:value-type="string" office:string-value="1.4">
            <text:p>1.4</text:p>
          </table:table-cell>
          <table:table-cell table:style-name="ce23" office:value-type="string">
            <text:p>[Task]</text:p>
          </table:table-cell>
          <table:table-cell table:style-name="ce35"/>
          <table:table-cell table:style-name="ce43"/>
          <table:table-cell table:style-name="ce54" office:value-type="date" office:date-value="2018-02-01">
            <text:p>jue 2/01/18</text:p>
          </table:table-cell>
          <table:table-cell table:style-name="ce63" table:formula="of:=IF(ISBLANK([.E12]);&quot; - &quot;;IF([.G12]=0;[.E12];[.E12]+[.G12]-1))" office:value-type="date" office:date-value="2018-02-04">
            <text:p>dom 2/04/18</text:p>
          </table:table-cell>
          <table:table-cell table:style-name="ce70" office:value-type="float" office:value="4">
            <text:p>4</text:p>
          </table:table-cell>
          <table:table-cell table:style-name="ce75" office:value-type="percentage" office:value="0.75">
            <text:p>75%</text:p>
          </table:table-cell>
          <table:table-cell table:style-name="ce82" table:formula="of:=IF(OR([.F12]=0;[.E12]=0);0;NETWORKDAYS([.E12];[.F12]))" office:value-type="float" office:value="2">
            <text:p>2</text:p>
          </table:table-cell>
          <table:table-cell table:style-name="ce89"/>
          <table:table-cell table:style-name="ce100" table:number-columns-repeated="56"/>
          <table:table-cell table:style-name="ce37" table:number-columns-repeated="958"/>
        </table:table-row>
        <table:table-row table:style-name="ro7">
          <table:table-cell table:style-name="ce9" table:formula="of:=IF(ISERROR(VALUE(SUBSTITUTE(prevWBS;&quot;.&quot;;&quot;&quot;)));&quot;0.0.1&quot;;IF(ISERROR(FIND(&quot;`&quot;;SUBSTITUTE(prevWBS;&quot;.&quot;;&quot;`&quot;;2)));prevWBS&amp;&quot;.1&quot;;LEFT(prevWBS;FIND(&quot;`&quot;;SUBSTITUTE(prevWBS;&quot;.&quot;;&quot;`&quot;;2)))&amp;IF(ISERROR(FIND(&quot;`&quot;;SUBSTITUTE(prevWBS;&quot;.&quot;;&quot;`&quot;;3)));VALUE(RIGHT(prevWBS;LEN(prevWBS)-FIND(&quot;`&quot;;SUBSTITUTE(prevWBS;&quot;.&quot;;&quot;`&quot;;2))))+1;VALUE(MID(prevWBS;FIND(&quot;`&quot;;SUBSTITUTE(prevWBS;&quot;.&quot;;&quot;`&quot;;2))+1;(FIND(&quot;`&quot;;SUBSTITUTE(prevWBS;&quot;.&quot;;&quot;`&quot;;3))-FIND(&quot;`&quot;;SUBSTITUTE(prevWBS;&quot;.&quot;;&quot;`&quot;;2))-1)))+1)))" office:value-type="string" office:string-value="1.4.1">
            <text:p>1.4.1</text:p>
          </table:table-cell>
          <table:table-cell table:style-name="ce24" office:value-type="string">
            <text:p>[Sub-Task]</text:p>
          </table:table-cell>
          <table:table-cell table:style-name="ce35"/>
          <table:table-cell table:style-name="ce43"/>
          <table:table-cell table:style-name="ce54" office:value-type="date" office:date-value="2018-02-02">
            <text:p>vie 2/02/18</text:p>
          </table:table-cell>
          <table:table-cell table:style-name="ce63" table:formula="of:=IF(ISBLANK([.E13]);&quot; - &quot;;IF([.G13]=0;[.E13];[.E13]+[.G13]-1))" office:value-type="date" office:date-value="2018-02-03">
            <text:p>sáb 2/03/18</text:p>
          </table:table-cell>
          <table:table-cell table:style-name="ce70" office:value-type="float" office:value="2">
            <text:p>2</text:p>
          </table:table-cell>
          <table:table-cell table:style-name="ce75" office:value-type="percentage" office:value="0.5">
            <text:p>50%</text:p>
          </table:table-cell>
          <table:table-cell table:style-name="ce82" table:formula="of:=IF(OR([.F13]=0;[.E13]=0);0;NETWORKDAYS([.E13];[.F13]))" office:value-type="float" office:value="1">
            <text:p>1</text:p>
          </table:table-cell>
          <table:table-cell table:style-name="ce89"/>
          <table:table-cell table:style-name="ce100" table:number-columns-repeated="56"/>
          <table:table-cell table:style-name="ce37" table:number-columns-repeated="958"/>
        </table:table-row>
        <table:table-row table:style-name="ro7">
          <table:table-cell table:style-name="ce9" table:formula="of:=IF(ISERROR(VALUE(SUBSTITUTE(prevWBS;&quot;.&quot;;&quot;&quot;)));&quot;0.0.1&quot;;IF(ISERROR(FIND(&quot;`&quot;;SUBSTITUTE(prevWBS;&quot;.&quot;;&quot;`&quot;;2)));prevWBS&amp;&quot;.1&quot;;LEFT(prevWBS;FIND(&quot;`&quot;;SUBSTITUTE(prevWBS;&quot;.&quot;;&quot;`&quot;;2)))&amp;IF(ISERROR(FIND(&quot;`&quot;;SUBSTITUTE(prevWBS;&quot;.&quot;;&quot;`&quot;;3)));VALUE(RIGHT(prevWBS;LEN(prevWBS)-FIND(&quot;`&quot;;SUBSTITUTE(prevWBS;&quot;.&quot;;&quot;`&quot;;2))))+1;VALUE(MID(prevWBS;FIND(&quot;`&quot;;SUBSTITUTE(prevWBS;&quot;.&quot;;&quot;`&quot;;2))+1;(FIND(&quot;`&quot;;SUBSTITUTE(prevWBS;&quot;.&quot;;&quot;`&quot;;3))-FIND(&quot;`&quot;;SUBSTITUTE(prevWBS;&quot;.&quot;;&quot;`&quot;;2))-1)))+1)))" office:value-type="string" office:string-value="1.4.2">
            <text:p>1.4.2</text:p>
          </table:table-cell>
          <table:table-cell table:style-name="ce24" office:value-type="string">
            <text:p>[Sub-Task]</text:p>
          </table:table-cell>
          <table:table-cell table:style-name="ce35"/>
          <table:table-cell table:style-name="ce43"/>
          <table:table-cell table:style-name="ce54" office:value-type="date" office:date-value="2018-02-04">
            <text:p>dom 2/04/18</text:p>
          </table:table-cell>
          <table:table-cell table:style-name="ce63" table:formula="of:=IF(ISBLANK([.E14]);&quot; - &quot;;IF([.G14]=0;[.E14];[.E14]+[.G14]-1))" office:value-type="date" office:date-value="2018-02-06">
            <text:p>mar 2/06/18</text:p>
          </table:table-cell>
          <table:table-cell table:style-name="ce70" office:value-type="float" office:value="3">
            <text:p>3</text:p>
          </table:table-cell>
          <table:table-cell table:style-name="ce75" office:value-type="percentage" office:value="0.5">
            <text:p>50%</text:p>
          </table:table-cell>
          <table:table-cell table:style-name="ce82" table:formula="of:=IF(OR([.F14]=0;[.E14]=0);0;NETWORKDAYS([.E14];[.F14]))" office:value-type="float" office:value="2">
            <text:p>2</text:p>
          </table:table-cell>
          <table:table-cell table:style-name="ce89"/>
          <table:table-cell table:style-name="ce100" table:number-columns-repeated="56"/>
          <table:table-cell table:style-name="ce37" table:number-columns-repeated="958"/>
        </table:table-row>
        <table:table-row table:style-name="ro7">
          <table:table-cell table:style-name="ce9" table:formula="of:=IF(ISERROR(VALUE(SUBSTITUTE(prevWBS;&quot;.&quot;;&quot;&quot;)));&quot;0.1&quot;;IF(ISERROR(FIND(&quot;`&quot;;SUBSTITUTE(prevWBS;&quot;.&quot;;&quot;`&quot;;1)));prevWBS&amp;&quot;.1&quot;;LEFT(prevWBS;FIND(&quot;`&quot;;SUBSTITUTE(prevWBS;&quot;.&quot;;&quot;`&quot;;1)))&amp;IF(ISERROR(FIND(&quot;`&quot;;SUBSTITUTE(prevWBS;&quot;.&quot;;&quot;`&quot;;2)));VALUE(RIGHT(prevWBS;LEN(prevWBS)-FIND(&quot;`&quot;;SUBSTITUTE(prevWBS;&quot;.&quot;;&quot;`&quot;;1))))+1;VALUE(MID(prevWBS;FIND(&quot;`&quot;;SUBSTITUTE(prevWBS;&quot;.&quot;;&quot;`&quot;;1))+1;(FIND(&quot;`&quot;;SUBSTITUTE(prevWBS;&quot;.&quot;;&quot;`&quot;;2))-FIND(&quot;`&quot;;SUBSTITUTE(prevWBS;&quot;.&quot;;&quot;`&quot;;1))-1)))+1)))" office:value-type="string" office:string-value="1.5">
            <text:p>1.5</text:p>
          </table:table-cell>
          <table:table-cell table:style-name="ce23" office:value-type="string">
            <text:p>[Task]</text:p>
          </table:table-cell>
          <table:table-cell table:style-name="ce35"/>
          <table:table-cell table:style-name="ce43"/>
          <table:table-cell table:style-name="ce54" office:value-type="date" office:date-value="2018-02-05">
            <text:p>lun 2/05/18</text:p>
          </table:table-cell>
          <table:table-cell table:style-name="ce63" table:formula="of:=IF(ISBLANK([.E15]);&quot; - &quot;;IF([.G15]=0;[.E15];[.E15]+[.G15]-1))" office:value-type="date" office:date-value="2018-02-09">
            <text:p>vie 2/09/18</text:p>
          </table:table-cell>
          <table:table-cell table:style-name="ce70" office:value-type="float" office:value="5">
            <text:p>5</text:p>
          </table:table-cell>
          <table:table-cell table:style-name="ce75" office:value-type="percentage" office:value="0">
            <text:p>0%</text:p>
          </table:table-cell>
          <table:table-cell table:style-name="ce82" table:formula="of:=IF(OR([.F15]=0;[.E15]=0);0;NETWORKDAYS([.E15];[.F15]))" office:value-type="float" office:value="5">
            <text:p>5</text:p>
          </table:table-cell>
          <table:table-cell table:style-name="ce89"/>
          <table:table-cell table:style-name="ce100" table:number-columns-repeated="56"/>
          <table:table-cell table:style-name="ce37" table:number-columns-repeated="958"/>
        </table:table-row>
        <table:table-row table:style-name="ro7">
          <table:table-cell table:style-name="ce9" table:formula="of:=IF(ISERROR(VALUE(SUBSTITUTE(prevWBS;&quot;.&quot;;&quot;&quot;)));&quot;0.1&quot;;IF(ISERROR(FIND(&quot;`&quot;;SUBSTITUTE(prevWBS;&quot;.&quot;;&quot;`&quot;;1)));prevWBS&amp;&quot;.1&quot;;LEFT(prevWBS;FIND(&quot;`&quot;;SUBSTITUTE(prevWBS;&quot;.&quot;;&quot;`&quot;;1)))&amp;IF(ISERROR(FIND(&quot;`&quot;;SUBSTITUTE(prevWBS;&quot;.&quot;;&quot;`&quot;;2)));VALUE(RIGHT(prevWBS;LEN(prevWBS)-FIND(&quot;`&quot;;SUBSTITUTE(prevWBS;&quot;.&quot;;&quot;`&quot;;1))))+1;VALUE(MID(prevWBS;FIND(&quot;`&quot;;SUBSTITUTE(prevWBS;&quot;.&quot;;&quot;`&quot;;1))+1;(FIND(&quot;`&quot;;SUBSTITUTE(prevWBS;&quot;.&quot;;&quot;`&quot;;2))-FIND(&quot;`&quot;;SUBSTITUTE(prevWBS;&quot;.&quot;;&quot;`&quot;;1))-1)))+1)))" office:value-type="string" office:string-value="1.6">
            <text:p>1.6</text:p>
          </table:table-cell>
          <table:table-cell table:style-name="ce23" office:value-type="string">
            <text:p>[Task]</text:p>
          </table:table-cell>
          <table:table-cell table:style-name="ce35"/>
          <table:table-cell table:style-name="ce43"/>
          <table:table-cell table:style-name="ce54" office:value-type="date" office:date-value="2018-02-03">
            <text:p>sáb 2/03/18</text:p>
          </table:table-cell>
          <table:table-cell table:style-name="ce63" table:formula="of:=IF(ISBLANK([.E16]);&quot; - &quot;;IF([.G16]=0;[.E16];[.E16]+[.G16]-1))" office:value-type="date" office:date-value="2018-02-09">
            <text:p>vie 2/09/18</text:p>
          </table:table-cell>
          <table:table-cell table:style-name="ce70" office:value-type="float" office:value="7">
            <text:p>7</text:p>
          </table:table-cell>
          <table:table-cell table:style-name="ce75" office:value-type="percentage" office:value="0">
            <text:p>0%</text:p>
          </table:table-cell>
          <table:table-cell table:style-name="ce82" table:formula="of:=IF(OR([.F16]=0;[.E16]=0);0;NETWORKDAYS([.E16];[.F16]))" office:value-type="float" office:value="5">
            <text:p>5</text:p>
          </table:table-cell>
          <table:table-cell table:style-name="ce89"/>
          <table:table-cell table:style-name="ce100" table:number-columns-repeated="56"/>
          <table:table-cell table:style-name="ce37" table:number-columns-repeated="958"/>
        </table:table-row>
        <table:table-row table:style-name="ro7">
          <table:table-cell table:style-name="ce9" table:formula="of:=IF(ISERROR(VALUE(SUBSTITUTE(prevWBS;&quot;.&quot;;&quot;&quot;)));&quot;0.1&quot;;IF(ISERROR(FIND(&quot;`&quot;;SUBSTITUTE(prevWBS;&quot;.&quot;;&quot;`&quot;;1)));prevWBS&amp;&quot;.1&quot;;LEFT(prevWBS;FIND(&quot;`&quot;;SUBSTITUTE(prevWBS;&quot;.&quot;;&quot;`&quot;;1)))&amp;IF(ISERROR(FIND(&quot;`&quot;;SUBSTITUTE(prevWBS;&quot;.&quot;;&quot;`&quot;;2)));VALUE(RIGHT(prevWBS;LEN(prevWBS)-FIND(&quot;`&quot;;SUBSTITUTE(prevWBS;&quot;.&quot;;&quot;`&quot;;1))))+1;VALUE(MID(prevWBS;FIND(&quot;`&quot;;SUBSTITUTE(prevWBS;&quot;.&quot;;&quot;`&quot;;1))+1;(FIND(&quot;`&quot;;SUBSTITUTE(prevWBS;&quot;.&quot;;&quot;`&quot;;2))-FIND(&quot;`&quot;;SUBSTITUTE(prevWBS;&quot;.&quot;;&quot;`&quot;;1))-1)))+1)))" office:value-type="string" office:string-value="1.7">
            <text:p>1.7</text:p>
          </table:table-cell>
          <table:table-cell table:style-name="ce23" office:value-type="string">
            <text:p>[Task]</text:p>
          </table:table-cell>
          <table:table-cell table:style-name="ce35"/>
          <table:table-cell table:style-name="ce43"/>
          <table:table-cell table:style-name="ce54" office:value-type="date" office:date-value="2018-02-10">
            <text:p>sáb 2/10/18</text:p>
          </table:table-cell>
          <table:table-cell table:style-name="ce63" table:formula="of:=IF(ISBLANK([.E17]);&quot; - &quot;;IF([.G17]=0;[.E17];[.E17]+[.G17]-1))" office:value-type="date" office:date-value="2018-02-16">
            <text:p>vie 2/16/18</text:p>
          </table:table-cell>
          <table:table-cell table:style-name="ce70" office:value-type="float" office:value="7">
            <text:p>7</text:p>
          </table:table-cell>
          <table:table-cell table:style-name="ce75" office:value-type="percentage" office:value="0">
            <text:p>0%</text:p>
          </table:table-cell>
          <table:table-cell table:style-name="ce82" table:formula="of:=IF(OR([.F17]=0;[.E17]=0);0;NETWORKDAYS([.E17];[.F17]))" office:value-type="float" office:value="5">
            <text:p>5</text:p>
          </table:table-cell>
          <table:table-cell table:style-name="ce89"/>
          <table:table-cell table:style-name="ce100" table:number-columns-repeated="56"/>
          <table:table-cell table:style-name="ce37" table:number-columns-repeated="958"/>
        </table:table-row>
        <table:table-row table:style-name="ro7">
          <table:table-cell table:style-name="ce10" table:formula="of:=IF(ISERROR(VALUE(SUBSTITUTE(prevWBS;&quot;.&quot;;&quot;&quot;)));&quot;1&quot;;IF(ISERROR(FIND(&quot;`&quot;;SUBSTITUTE(prevWBS;&quot;.&quot;;&quot;`&quot;;1)));TEXT(VALUE(prevWBS)+1;&quot;#&quot;);TEXT(VALUE(LEFT(prevWBS;FIND(&quot;`&quot;;SUBSTITUTE(prevWBS;&quot;.&quot;;&quot;`&quot;;1))-1))+1;&quot;#&quot;)))" office:value-type="string" office:string-value="2">
            <text:p>2</text:p>
          </table:table-cell>
          <table:table-cell table:style-name="ce25" office:value-type="string">
            <text:p>[Task Category]</text:p>
          </table:table-cell>
          <table:table-cell table:style-name="ce36"/>
          <table:table-cell table:style-name="ce44"/>
          <table:table-cell table:style-name="ce55"/>
          <table:table-cell table:style-name="ce64"/>
          <table:table-cell table:style-name="ce71"/>
          <table:table-cell table:style-name="ce76"/>
          <table:table-cell table:style-name="ce83"/>
          <table:table-cell table:style-name="ce90"/>
          <table:table-cell table:style-name="ce101" table:number-columns-repeated="56"/>
          <table:table-cell table:style-name="ce36" table:number-columns-repeated="958"/>
        </table:table-row>
        <table:table-row table:style-name="ro7">
          <table:table-cell table:style-name="ce9" table:formula="of:=IF(ISERROR(VALUE(SUBSTITUTE(prevWBS;&quot;.&quot;;&quot;&quot;)));&quot;0.1&quot;;IF(ISERROR(FIND(&quot;`&quot;;SUBSTITUTE(prevWBS;&quot;.&quot;;&quot;`&quot;;1)));prevWBS&amp;&quot;.1&quot;;LEFT(prevWBS;FIND(&quot;`&quot;;SUBSTITUTE(prevWBS;&quot;.&quot;;&quot;`&quot;;1)))&amp;IF(ISERROR(FIND(&quot;`&quot;;SUBSTITUTE(prevWBS;&quot;.&quot;;&quot;`&quot;;2)));VALUE(RIGHT(prevWBS;LEN(prevWBS)-FIND(&quot;`&quot;;SUBSTITUTE(prevWBS;&quot;.&quot;;&quot;`&quot;;1))))+1;VALUE(MID(prevWBS;FIND(&quot;`&quot;;SUBSTITUTE(prevWBS;&quot;.&quot;;&quot;`&quot;;1))+1;(FIND(&quot;`&quot;;SUBSTITUTE(prevWBS;&quot;.&quot;;&quot;`&quot;;2))-FIND(&quot;`&quot;;SUBSTITUTE(prevWBS;&quot;.&quot;;&quot;`&quot;;1))-1)))+1)))" office:value-type="string" office:string-value="2.1">
            <text:p>2.1</text:p>
          </table:table-cell>
          <table:table-cell table:style-name="ce26" office:value-type="string">
            <text:p>[Task]</text:p>
          </table:table-cell>
          <table:table-cell table:style-name="ce37"/>
          <table:table-cell table:style-name="ce45"/>
          <table:table-cell table:style-name="ce54" office:value-type="date" office:date-value="2018-02-10">
            <text:p>sáb 2/10/18</text:p>
          </table:table-cell>
          <table:table-cell table:style-name="ce63" table:formula="of:=IF(ISBLANK([.E19]);&quot; - &quot;;IF([.G19]=0;[.E19];[.E19]+[.G19]-1))" office:value-type="date" office:date-value="2018-02-13">
            <text:p>mar 2/13/18</text:p>
          </table:table-cell>
          <table:table-cell table:style-name="ce70" office:value-type="float" office:value="4">
            <text:p>4</text:p>
          </table:table-cell>
          <table:table-cell table:style-name="ce75" office:value-type="percentage" office:value="0">
            <text:p>0%</text:p>
          </table:table-cell>
          <table:table-cell table:style-name="ce82" table:formula="of:=IF(OR([.F19]=0;[.E19]=0);0;NETWORKDAYS([.E19];[.F19]))" office:value-type="float" office:value="2">
            <text:p>2</text:p>
          </table:table-cell>
          <table:table-cell table:style-name="ce89"/>
          <table:table-cell table:style-name="ce100" table:number-columns-repeated="56"/>
          <table:table-cell table:style-name="ce37" table:number-columns-repeated="958"/>
        </table:table-row>
        <table:table-row table:style-name="ro7">
          <table:table-cell table:style-name="ce9" table:formula="of:=IF(ISERROR(VALUE(SUBSTITUTE(prevWBS;&quot;.&quot;;&quot;&quot;)));&quot;0.1&quot;;IF(ISERROR(FIND(&quot;`&quot;;SUBSTITUTE(prevWBS;&quot;.&quot;;&quot;`&quot;;1)));prevWBS&amp;&quot;.1&quot;;LEFT(prevWBS;FIND(&quot;`&quot;;SUBSTITUTE(prevWBS;&quot;.&quot;;&quot;`&quot;;1)))&amp;IF(ISERROR(FIND(&quot;`&quot;;SUBSTITUTE(prevWBS;&quot;.&quot;;&quot;`&quot;;2)));VALUE(RIGHT(prevWBS;LEN(prevWBS)-FIND(&quot;`&quot;;SUBSTITUTE(prevWBS;&quot;.&quot;;&quot;`&quot;;1))))+1;VALUE(MID(prevWBS;FIND(&quot;`&quot;;SUBSTITUTE(prevWBS;&quot;.&quot;;&quot;`&quot;;1))+1;(FIND(&quot;`&quot;;SUBSTITUTE(prevWBS;&quot;.&quot;;&quot;`&quot;;2))-FIND(&quot;`&quot;;SUBSTITUTE(prevWBS;&quot;.&quot;;&quot;`&quot;;1))-1)))+1)))" office:value-type="string" office:string-value="2.2">
            <text:p>2.2</text:p>
          </table:table-cell>
          <table:table-cell table:style-name="ce26" office:value-type="string">
            <text:p>[Task]</text:p>
          </table:table-cell>
          <table:table-cell table:style-name="ce37"/>
          <table:table-cell table:style-name="ce45"/>
          <table:table-cell table:style-name="ce54" office:value-type="date" office:date-value="2018-02-14">
            <text:p>mié 2/14/18</text:p>
          </table:table-cell>
          <table:table-cell table:style-name="ce63" table:formula="of:=IF(ISBLANK([.E20]);&quot; - &quot;;IF([.G20]=0;[.E20];[.E20]+[.G20]-1))" office:value-type="date" office:date-value="2018-02-16">
            <text:p>vie 2/16/18</text:p>
          </table:table-cell>
          <table:table-cell table:style-name="ce70" office:value-type="float" office:value="3">
            <text:p>3</text:p>
          </table:table-cell>
          <table:table-cell table:style-name="ce75" office:value-type="percentage" office:value="0">
            <text:p>0%</text:p>
          </table:table-cell>
          <table:table-cell table:style-name="ce82" table:formula="of:=IF(OR([.F20]=0;[.E20]=0);0;NETWORKDAYS([.E20];[.F20]))" office:value-type="float" office:value="3">
            <text:p>3</text:p>
          </table:table-cell>
          <table:table-cell table:style-name="ce89"/>
          <table:table-cell table:style-name="ce100" table:number-columns-repeated="56"/>
          <table:table-cell table:style-name="ce37" table:number-columns-repeated="958"/>
        </table:table-row>
        <table:table-row table:style-name="ro7">
          <table:table-cell table:style-name="ce9" table:formula="of:=IF(ISERROR(VALUE(SUBSTITUTE(prevWBS;&quot;.&quot;;&quot;&quot;)));&quot;0.1&quot;;IF(ISERROR(FIND(&quot;`&quot;;SUBSTITUTE(prevWBS;&quot;.&quot;;&quot;`&quot;;1)));prevWBS&amp;&quot;.1&quot;;LEFT(prevWBS;FIND(&quot;`&quot;;SUBSTITUTE(prevWBS;&quot;.&quot;;&quot;`&quot;;1)))&amp;IF(ISERROR(FIND(&quot;`&quot;;SUBSTITUTE(prevWBS;&quot;.&quot;;&quot;`&quot;;2)));VALUE(RIGHT(prevWBS;LEN(prevWBS)-FIND(&quot;`&quot;;SUBSTITUTE(prevWBS;&quot;.&quot;;&quot;`&quot;;1))))+1;VALUE(MID(prevWBS;FIND(&quot;`&quot;;SUBSTITUTE(prevWBS;&quot;.&quot;;&quot;`&quot;;1))+1;(FIND(&quot;`&quot;;SUBSTITUTE(prevWBS;&quot;.&quot;;&quot;`&quot;;2))-FIND(&quot;`&quot;;SUBSTITUTE(prevWBS;&quot;.&quot;;&quot;`&quot;;1))-1)))+1)))" office:value-type="string" office:string-value="2.3">
            <text:p>2.3</text:p>
          </table:table-cell>
          <table:table-cell table:style-name="ce26" office:value-type="string">
            <text:p>[Task]</text:p>
          </table:table-cell>
          <table:table-cell table:style-name="ce37"/>
          <table:table-cell table:style-name="ce45"/>
          <table:table-cell table:style-name="ce54" office:value-type="date" office:date-value="2018-02-14">
            <text:p>mié 2/14/18</text:p>
          </table:table-cell>
          <table:table-cell table:style-name="ce63" table:formula="of:=IF(ISBLANK([.E21]);&quot; - &quot;;IF([.G21]=0;[.E21];[.E21]+[.G21]-1))" office:value-type="date" office:date-value="2018-02-16">
            <text:p>vie 2/16/18</text:p>
          </table:table-cell>
          <table:table-cell table:style-name="ce70" office:value-type="float" office:value="3">
            <text:p>3</text:p>
          </table:table-cell>
          <table:table-cell table:style-name="ce75" office:value-type="percentage" office:value="0">
            <text:p>0%</text:p>
          </table:table-cell>
          <table:table-cell table:style-name="ce82" table:formula="of:=IF(OR([.F21]=0;[.E21]=0);0;NETWORKDAYS([.E21];[.F21]))" office:value-type="float" office:value="3">
            <text:p>3</text:p>
          </table:table-cell>
          <table:table-cell table:style-name="ce89"/>
          <table:table-cell table:style-name="ce100" table:number-columns-repeated="56"/>
          <table:table-cell table:style-name="ce37" table:number-columns-repeated="958"/>
        </table:table-row>
        <table:table-row table:style-name="ro7">
          <table:table-cell table:style-name="ce9" table:formula="of:=IF(ISERROR(VALUE(SUBSTITUTE(prevWBS;&quot;.&quot;;&quot;&quot;)));&quot;0.1&quot;;IF(ISERROR(FIND(&quot;`&quot;;SUBSTITUTE(prevWBS;&quot;.&quot;;&quot;`&quot;;1)));prevWBS&amp;&quot;.1&quot;;LEFT(prevWBS;FIND(&quot;`&quot;;SUBSTITUTE(prevWBS;&quot;.&quot;;&quot;`&quot;;1)))&amp;IF(ISERROR(FIND(&quot;`&quot;;SUBSTITUTE(prevWBS;&quot;.&quot;;&quot;`&quot;;2)));VALUE(RIGHT(prevWBS;LEN(prevWBS)-FIND(&quot;`&quot;;SUBSTITUTE(prevWBS;&quot;.&quot;;&quot;`&quot;;1))))+1;VALUE(MID(prevWBS;FIND(&quot;`&quot;;SUBSTITUTE(prevWBS;&quot;.&quot;;&quot;`&quot;;1))+1;(FIND(&quot;`&quot;;SUBSTITUTE(prevWBS;&quot;.&quot;;&quot;`&quot;;2))-FIND(&quot;`&quot;;SUBSTITUTE(prevWBS;&quot;.&quot;;&quot;`&quot;;1))-1)))+1)))" office:value-type="string" office:string-value="2.4">
            <text:p>2.4</text:p>
          </table:table-cell>
          <table:table-cell table:style-name="ce26" office:value-type="string">
            <text:p>[Task]</text:p>
          </table:table-cell>
          <table:table-cell table:style-name="ce37"/>
          <table:table-cell table:style-name="ce45"/>
          <table:table-cell table:style-name="ce54" office:value-type="date" office:date-value="2018-02-17">
            <text:p>sáb 2/17/18</text:p>
          </table:table-cell>
          <table:table-cell table:style-name="ce63" table:formula="of:=IF(ISBLANK([.E22]);&quot; - &quot;;IF([.G22]=0;[.E22];[.E22]+[.G22]-1))" office:value-type="date" office:date-value="2018-02-22">
            <text:p>jue 2/22/18</text:p>
          </table:table-cell>
          <table:table-cell table:style-name="ce70" office:value-type="float" office:value="6">
            <text:p>6</text:p>
          </table:table-cell>
          <table:table-cell table:style-name="ce75" office:value-type="percentage" office:value="0">
            <text:p>0%</text:p>
          </table:table-cell>
          <table:table-cell table:style-name="ce82" table:formula="of:=IF(OR([.F22]=0;[.E22]=0);0;NETWORKDAYS([.E22];[.F22]))" office:value-type="float" office:value="4">
            <text:p>4</text:p>
          </table:table-cell>
          <table:table-cell table:style-name="ce89"/>
          <table:table-cell table:style-name="ce100" table:number-columns-repeated="56"/>
          <table:table-cell table:style-name="ce37" table:number-columns-repeated="958"/>
        </table:table-row>
        <table:table-row table:style-name="ro7">
          <table:table-cell table:style-name="ce9" table:formula="of:=IF(ISERROR(VALUE(SUBSTITUTE(prevWBS;&quot;.&quot;;&quot;&quot;)));&quot;0.1&quot;;IF(ISERROR(FIND(&quot;`&quot;;SUBSTITUTE(prevWBS;&quot;.&quot;;&quot;`&quot;;1)));prevWBS&amp;&quot;.1&quot;;LEFT(prevWBS;FIND(&quot;`&quot;;SUBSTITUTE(prevWBS;&quot;.&quot;;&quot;`&quot;;1)))&amp;IF(ISERROR(FIND(&quot;`&quot;;SUBSTITUTE(prevWBS;&quot;.&quot;;&quot;`&quot;;2)));VALUE(RIGHT(prevWBS;LEN(prevWBS)-FIND(&quot;`&quot;;SUBSTITUTE(prevWBS;&quot;.&quot;;&quot;`&quot;;1))))+1;VALUE(MID(prevWBS;FIND(&quot;`&quot;;SUBSTITUTE(prevWBS;&quot;.&quot;;&quot;`&quot;;1))+1;(FIND(&quot;`&quot;;SUBSTITUTE(prevWBS;&quot;.&quot;;&quot;`&quot;;2))-FIND(&quot;`&quot;;SUBSTITUTE(prevWBS;&quot;.&quot;;&quot;`&quot;;1))-1)))+1)))" office:value-type="string" office:string-value="2.5">
            <text:p>2.5</text:p>
          </table:table-cell>
          <table:table-cell table:style-name="ce26" office:value-type="string">
            <text:p>[Task]</text:p>
          </table:table-cell>
          <table:table-cell table:style-name="ce37"/>
          <table:table-cell table:style-name="ce45"/>
          <table:table-cell table:style-name="ce54" office:value-type="date" office:date-value="2018-02-23">
            <text:p>vie 2/23/18</text:p>
          </table:table-cell>
          <table:table-cell table:style-name="ce63" table:formula="of:=IF(ISBLANK([.E23]);&quot; - &quot;;IF([.G23]=0;[.E23];[.E23]+[.G23]-1))" office:value-type="date" office:date-value="2018-02-25">
            <text:p>dom 2/25/18</text:p>
          </table:table-cell>
          <table:table-cell table:style-name="ce70" office:value-type="float" office:value="3">
            <text:p>3</text:p>
          </table:table-cell>
          <table:table-cell table:style-name="ce75" office:value-type="percentage" office:value="0">
            <text:p>0%</text:p>
          </table:table-cell>
          <table:table-cell table:style-name="ce82" table:formula="of:=IF(OR([.F23]=0;[.E23]=0);0;NETWORKDAYS([.E23];[.F23]))" office:value-type="float" office:value="1">
            <text:p>1</text:p>
          </table:table-cell>
          <table:table-cell table:style-name="ce89"/>
          <table:table-cell table:style-name="ce100" table:number-columns-repeated="56"/>
          <table:table-cell table:style-name="ce37" table:number-columns-repeated="958"/>
        </table:table-row>
        <table:table-row table:style-name="ro7">
          <table:table-cell table:style-name="ce10" table:formula="of:=IF(ISERROR(VALUE(SUBSTITUTE(prevWBS;&quot;.&quot;;&quot;&quot;)));&quot;1&quot;;IF(ISERROR(FIND(&quot;`&quot;;SUBSTITUTE(prevWBS;&quot;.&quot;;&quot;`&quot;;1)));TEXT(VALUE(prevWBS)+1;&quot;#&quot;);TEXT(VALUE(LEFT(prevWBS;FIND(&quot;`&quot;;SUBSTITUTE(prevWBS;&quot;.&quot;;&quot;`&quot;;1))-1))+1;&quot;#&quot;)))" office:value-type="string" office:string-value="3">
            <text:p>3</text:p>
          </table:table-cell>
          <table:table-cell table:style-name="ce25" office:value-type="string">
            <text:p>[Task Category]</text:p>
          </table:table-cell>
          <table:table-cell table:style-name="ce36"/>
          <table:table-cell table:style-name="ce44"/>
          <table:table-cell table:style-name="ce56"/>
          <table:table-cell table:style-name="ce65"/>
          <table:table-cell table:style-name="ce71"/>
          <table:table-cell table:style-name="ce76"/>
          <table:table-cell table:style-name="ce83"/>
          <table:table-cell table:style-name="ce90"/>
          <table:table-cell table:style-name="ce101" table:number-columns-repeated="56"/>
          <table:table-cell table:style-name="ce36" table:number-columns-repeated="958"/>
        </table:table-row>
        <table:table-row table:style-name="ro7">
          <table:table-cell table:style-name="ce9" table:formula="of:=IF(ISERROR(VALUE(SUBSTITUTE(prevWBS;&quot;.&quot;;&quot;&quot;)));&quot;0.1&quot;;IF(ISERROR(FIND(&quot;`&quot;;SUBSTITUTE(prevWBS;&quot;.&quot;;&quot;`&quot;;1)));prevWBS&amp;&quot;.1&quot;;LEFT(prevWBS;FIND(&quot;`&quot;;SUBSTITUTE(prevWBS;&quot;.&quot;;&quot;`&quot;;1)))&amp;IF(ISERROR(FIND(&quot;`&quot;;SUBSTITUTE(prevWBS;&quot;.&quot;;&quot;`&quot;;2)));VALUE(RIGHT(prevWBS;LEN(prevWBS)-FIND(&quot;`&quot;;SUBSTITUTE(prevWBS;&quot;.&quot;;&quot;`&quot;;1))))+1;VALUE(MID(prevWBS;FIND(&quot;`&quot;;SUBSTITUTE(prevWBS;&quot;.&quot;;&quot;`&quot;;1))+1;(FIND(&quot;`&quot;;SUBSTITUTE(prevWBS;&quot;.&quot;;&quot;`&quot;;2))-FIND(&quot;`&quot;;SUBSTITUTE(prevWBS;&quot;.&quot;;&quot;`&quot;;1))-1)))+1)))" office:value-type="string" office:string-value="3.1">
            <text:p>3.1</text:p>
          </table:table-cell>
          <table:table-cell table:style-name="ce26" office:value-type="string">
            <text:p>[Task]</text:p>
          </table:table-cell>
          <table:table-cell table:style-name="ce37"/>
          <table:table-cell table:style-name="ce45"/>
          <table:table-cell table:style-name="ce54" office:value-type="date" office:date-value="2018-02-10">
            <text:p>sáb 2/10/18</text:p>
          </table:table-cell>
          <table:table-cell table:style-name="ce63" table:formula="of:=IF(ISBLANK([.E25]);&quot; - &quot;;IF([.G25]=0;[.E25];[.E25]+[.G25]-1))" office:value-type="date" office:date-value="2018-02-13">
            <text:p>mar 2/13/18</text:p>
          </table:table-cell>
          <table:table-cell table:style-name="ce70" office:value-type="float" office:value="4">
            <text:p>4</text:p>
          </table:table-cell>
          <table:table-cell table:style-name="ce75" office:value-type="percentage" office:value="0">
            <text:p>0%</text:p>
          </table:table-cell>
          <table:table-cell table:style-name="ce82" table:formula="of:=IF(OR([.F25]=0;[.E25]=0);0;NETWORKDAYS([.E25];[.F25]))" office:value-type="float" office:value="2">
            <text:p>2</text:p>
          </table:table-cell>
          <table:table-cell table:style-name="ce89"/>
          <table:table-cell table:style-name="ce100" table:number-columns-repeated="56"/>
          <table:table-cell table:style-name="ce37" table:number-columns-repeated="958"/>
        </table:table-row>
        <table:table-row table:style-name="ro7">
          <table:table-cell table:style-name="ce9" table:formula="of:=IF(ISERROR(VALUE(SUBSTITUTE(prevWBS;&quot;.&quot;;&quot;&quot;)));&quot;0.1&quot;;IF(ISERROR(FIND(&quot;`&quot;;SUBSTITUTE(prevWBS;&quot;.&quot;;&quot;`&quot;;1)));prevWBS&amp;&quot;.1&quot;;LEFT(prevWBS;FIND(&quot;`&quot;;SUBSTITUTE(prevWBS;&quot;.&quot;;&quot;`&quot;;1)))&amp;IF(ISERROR(FIND(&quot;`&quot;;SUBSTITUTE(prevWBS;&quot;.&quot;;&quot;`&quot;;2)));VALUE(RIGHT(prevWBS;LEN(prevWBS)-FIND(&quot;`&quot;;SUBSTITUTE(prevWBS;&quot;.&quot;;&quot;`&quot;;1))))+1;VALUE(MID(prevWBS;FIND(&quot;`&quot;;SUBSTITUTE(prevWBS;&quot;.&quot;;&quot;`&quot;;1))+1;(FIND(&quot;`&quot;;SUBSTITUTE(prevWBS;&quot;.&quot;;&quot;`&quot;;2))-FIND(&quot;`&quot;;SUBSTITUTE(prevWBS;&quot;.&quot;;&quot;`&quot;;1))-1)))+1)))" office:value-type="string" office:string-value="3.2">
            <text:p>3.2</text:p>
          </table:table-cell>
          <table:table-cell table:style-name="ce26" office:value-type="string">
            <text:p>[Task]</text:p>
          </table:table-cell>
          <table:table-cell table:style-name="ce37"/>
          <table:table-cell table:style-name="ce45"/>
          <table:table-cell table:style-name="ce54" office:value-type="date" office:date-value="2018-02-14">
            <text:p>mié 2/14/18</text:p>
          </table:table-cell>
          <table:table-cell table:style-name="ce63" table:formula="of:=IF(ISBLANK([.E26]);&quot; - &quot;;IF([.G26]=0;[.E26];[.E26]+[.G26]-1))" office:value-type="date" office:date-value="2018-02-16">
            <text:p>vie 2/16/18</text:p>
          </table:table-cell>
          <table:table-cell table:style-name="ce70" office:value-type="float" office:value="3">
            <text:p>3</text:p>
          </table:table-cell>
          <table:table-cell table:style-name="ce75" office:value-type="percentage" office:value="0">
            <text:p>0%</text:p>
          </table:table-cell>
          <table:table-cell table:style-name="ce82" table:formula="of:=IF(OR([.F26]=0;[.E26]=0);0;NETWORKDAYS([.E26];[.F26]))" office:value-type="float" office:value="3">
            <text:p>3</text:p>
          </table:table-cell>
          <table:table-cell table:style-name="ce89"/>
          <table:table-cell table:style-name="ce100" table:number-columns-repeated="56"/>
          <table:table-cell table:style-name="ce37" table:number-columns-repeated="958"/>
        </table:table-row>
        <table:table-row table:style-name="ro7">
          <table:table-cell table:style-name="ce9" table:formula="of:=IF(ISERROR(VALUE(SUBSTITUTE(prevWBS;&quot;.&quot;;&quot;&quot;)));&quot;0.1&quot;;IF(ISERROR(FIND(&quot;`&quot;;SUBSTITUTE(prevWBS;&quot;.&quot;;&quot;`&quot;;1)));prevWBS&amp;&quot;.1&quot;;LEFT(prevWBS;FIND(&quot;`&quot;;SUBSTITUTE(prevWBS;&quot;.&quot;;&quot;`&quot;;1)))&amp;IF(ISERROR(FIND(&quot;`&quot;;SUBSTITUTE(prevWBS;&quot;.&quot;;&quot;`&quot;;2)));VALUE(RIGHT(prevWBS;LEN(prevWBS)-FIND(&quot;`&quot;;SUBSTITUTE(prevWBS;&quot;.&quot;;&quot;`&quot;;1))))+1;VALUE(MID(prevWBS;FIND(&quot;`&quot;;SUBSTITUTE(prevWBS;&quot;.&quot;;&quot;`&quot;;1))+1;(FIND(&quot;`&quot;;SUBSTITUTE(prevWBS;&quot;.&quot;;&quot;`&quot;;2))-FIND(&quot;`&quot;;SUBSTITUTE(prevWBS;&quot;.&quot;;&quot;`&quot;;1))-1)))+1)))" office:value-type="string" office:string-value="3.3">
            <text:p>3.3</text:p>
          </table:table-cell>
          <table:table-cell table:style-name="ce26" office:value-type="string">
            <text:p>[Task]</text:p>
          </table:table-cell>
          <table:table-cell table:style-name="ce37"/>
          <table:table-cell table:style-name="ce45"/>
          <table:table-cell table:style-name="ce54" office:value-type="date" office:date-value="2018-02-14">
            <text:p>mié 2/14/18</text:p>
          </table:table-cell>
          <table:table-cell table:style-name="ce63" table:formula="of:=IF(ISBLANK([.E27]);&quot; - &quot;;IF([.G27]=0;[.E27];[.E27]+[.G27]-1))" office:value-type="date" office:date-value="2018-02-16">
            <text:p>vie 2/16/18</text:p>
          </table:table-cell>
          <table:table-cell table:style-name="ce70" office:value-type="float" office:value="3">
            <text:p>3</text:p>
          </table:table-cell>
          <table:table-cell table:style-name="ce75" office:value-type="percentage" office:value="0">
            <text:p>0%</text:p>
          </table:table-cell>
          <table:table-cell table:style-name="ce82" table:formula="of:=IF(OR([.F27]=0;[.E27]=0);0;NETWORKDAYS([.E27];[.F27]))" office:value-type="float" office:value="3">
            <text:p>3</text:p>
          </table:table-cell>
          <table:table-cell table:style-name="ce89"/>
          <table:table-cell table:style-name="ce100" table:number-columns-repeated="56"/>
          <table:table-cell table:style-name="ce37" table:number-columns-repeated="958"/>
        </table:table-row>
        <table:table-row table:style-name="ro7">
          <table:table-cell table:style-name="ce9" table:formula="of:=IF(ISERROR(VALUE(SUBSTITUTE(prevWBS;&quot;.&quot;;&quot;&quot;)));&quot;0.1&quot;;IF(ISERROR(FIND(&quot;`&quot;;SUBSTITUTE(prevWBS;&quot;.&quot;;&quot;`&quot;;1)));prevWBS&amp;&quot;.1&quot;;LEFT(prevWBS;FIND(&quot;`&quot;;SUBSTITUTE(prevWBS;&quot;.&quot;;&quot;`&quot;;1)))&amp;IF(ISERROR(FIND(&quot;`&quot;;SUBSTITUTE(prevWBS;&quot;.&quot;;&quot;`&quot;;2)));VALUE(RIGHT(prevWBS;LEN(prevWBS)-FIND(&quot;`&quot;;SUBSTITUTE(prevWBS;&quot;.&quot;;&quot;`&quot;;1))))+1;VALUE(MID(prevWBS;FIND(&quot;`&quot;;SUBSTITUTE(prevWBS;&quot;.&quot;;&quot;`&quot;;1))+1;(FIND(&quot;`&quot;;SUBSTITUTE(prevWBS;&quot;.&quot;;&quot;`&quot;;2))-FIND(&quot;`&quot;;SUBSTITUTE(prevWBS;&quot;.&quot;;&quot;`&quot;;1))-1)))+1)))" office:value-type="string" office:string-value="3.4">
            <text:p>3.4</text:p>
          </table:table-cell>
          <table:table-cell table:style-name="ce26" office:value-type="string">
            <text:p>[Task]</text:p>
          </table:table-cell>
          <table:table-cell table:style-name="ce37"/>
          <table:table-cell table:style-name="ce45"/>
          <table:table-cell table:style-name="ce54" office:value-type="date" office:date-value="2018-02-17">
            <text:p>sáb 2/17/18</text:p>
          </table:table-cell>
          <table:table-cell table:style-name="ce63" table:formula="of:=IF(ISBLANK([.E28]);&quot; - &quot;;IF([.G28]=0;[.E28];[.E28]+[.G28]-1))" office:value-type="date" office:date-value="2018-02-22">
            <text:p>jue 2/22/18</text:p>
          </table:table-cell>
          <table:table-cell table:style-name="ce70" office:value-type="float" office:value="6">
            <text:p>6</text:p>
          </table:table-cell>
          <table:table-cell table:style-name="ce75" office:value-type="percentage" office:value="0">
            <text:p>0%</text:p>
          </table:table-cell>
          <table:table-cell table:style-name="ce82" table:formula="of:=IF(OR([.F28]=0;[.E28]=0);0;NETWORKDAYS([.E28];[.F28]))" office:value-type="float" office:value="4">
            <text:p>4</text:p>
          </table:table-cell>
          <table:table-cell table:style-name="ce89"/>
          <table:table-cell table:style-name="ce100" table:number-columns-repeated="56"/>
          <table:table-cell table:style-name="ce37" table:number-columns-repeated="958"/>
        </table:table-row>
        <table:table-row table:style-name="ro7">
          <table:table-cell table:style-name="ce9" table:formula="of:=IF(ISERROR(VALUE(SUBSTITUTE(prevWBS;&quot;.&quot;;&quot;&quot;)));&quot;0.1&quot;;IF(ISERROR(FIND(&quot;`&quot;;SUBSTITUTE(prevWBS;&quot;.&quot;;&quot;`&quot;;1)));prevWBS&amp;&quot;.1&quot;;LEFT(prevWBS;FIND(&quot;`&quot;;SUBSTITUTE(prevWBS;&quot;.&quot;;&quot;`&quot;;1)))&amp;IF(ISERROR(FIND(&quot;`&quot;;SUBSTITUTE(prevWBS;&quot;.&quot;;&quot;`&quot;;2)));VALUE(RIGHT(prevWBS;LEN(prevWBS)-FIND(&quot;`&quot;;SUBSTITUTE(prevWBS;&quot;.&quot;;&quot;`&quot;;1))))+1;VALUE(MID(prevWBS;FIND(&quot;`&quot;;SUBSTITUTE(prevWBS;&quot;.&quot;;&quot;`&quot;;1))+1;(FIND(&quot;`&quot;;SUBSTITUTE(prevWBS;&quot;.&quot;;&quot;`&quot;;2))-FIND(&quot;`&quot;;SUBSTITUTE(prevWBS;&quot;.&quot;;&quot;`&quot;;1))-1)))+1)))" office:value-type="string" office:string-value="3.5">
            <text:p>3.5</text:p>
          </table:table-cell>
          <table:table-cell table:style-name="ce26" office:value-type="string">
            <text:p>[Task]</text:p>
          </table:table-cell>
          <table:table-cell table:style-name="ce37"/>
          <table:table-cell table:style-name="ce45"/>
          <table:table-cell table:style-name="ce54" office:value-type="date" office:date-value="2018-02-23">
            <text:p>vie 2/23/18</text:p>
          </table:table-cell>
          <table:table-cell table:style-name="ce63" table:formula="of:=IF(ISBLANK([.E29]);&quot; - &quot;;IF([.G29]=0;[.E29];[.E29]+[.G29]-1))" office:value-type="date" office:date-value="2018-02-25">
            <text:p>dom 2/25/18</text:p>
          </table:table-cell>
          <table:table-cell table:style-name="ce70" office:value-type="float" office:value="3">
            <text:p>3</text:p>
          </table:table-cell>
          <table:table-cell table:style-name="ce75" office:value-type="percentage" office:value="0">
            <text:p>0%</text:p>
          </table:table-cell>
          <table:table-cell table:style-name="ce82" table:formula="of:=IF(OR([.F29]=0;[.E29]=0);0;NETWORKDAYS([.E29];[.F29]))" office:value-type="float" office:value="1">
            <text:p>1</text:p>
          </table:table-cell>
          <table:table-cell table:style-name="ce89"/>
          <table:table-cell table:style-name="ce100" table:number-columns-repeated="56"/>
          <table:table-cell table:style-name="ce37" table:number-columns-repeated="958"/>
        </table:table-row>
        <table:table-row table:style-name="ro7">
          <table:table-cell table:style-name="ce10" table:formula="of:=IF(ISERROR(VALUE(SUBSTITUTE(prevWBS;&quot;.&quot;;&quot;&quot;)));&quot;1&quot;;IF(ISERROR(FIND(&quot;`&quot;;SUBSTITUTE(prevWBS;&quot;.&quot;;&quot;`&quot;;1)));TEXT(VALUE(prevWBS)+1;&quot;#&quot;);TEXT(VALUE(LEFT(prevWBS;FIND(&quot;`&quot;;SUBSTITUTE(prevWBS;&quot;.&quot;;&quot;`&quot;;1))-1))+1;&quot;#&quot;)))" office:value-type="string" office:string-value="4">
            <text:p>4</text:p>
          </table:table-cell>
          <table:table-cell table:style-name="ce25" office:value-type="string">
            <text:p>[Task Category]</text:p>
          </table:table-cell>
          <table:table-cell table:style-name="ce36"/>
          <table:table-cell table:style-name="ce44"/>
          <table:table-cell table:style-name="ce56"/>
          <table:table-cell table:style-name="ce65"/>
          <table:table-cell table:style-name="ce71"/>
          <table:table-cell table:style-name="ce76"/>
          <table:table-cell table:style-name="ce83"/>
          <table:table-cell table:style-name="ce90"/>
          <table:table-cell table:style-name="ce101" table:number-columns-repeated="56"/>
          <table:table-cell table:style-name="ce36" table:number-columns-repeated="958"/>
        </table:table-row>
        <table:table-row table:style-name="ro7">
          <table:table-cell table:style-name="ce9" table:formula="of:=IF(ISERROR(VALUE(SUBSTITUTE(prevWBS;&quot;.&quot;;&quot;&quot;)));&quot;0.1&quot;;IF(ISERROR(FIND(&quot;`&quot;;SUBSTITUTE(prevWBS;&quot;.&quot;;&quot;`&quot;;1)));prevWBS&amp;&quot;.1&quot;;LEFT(prevWBS;FIND(&quot;`&quot;;SUBSTITUTE(prevWBS;&quot;.&quot;;&quot;`&quot;;1)))&amp;IF(ISERROR(FIND(&quot;`&quot;;SUBSTITUTE(prevWBS;&quot;.&quot;;&quot;`&quot;;2)));VALUE(RIGHT(prevWBS;LEN(prevWBS)-FIND(&quot;`&quot;;SUBSTITUTE(prevWBS;&quot;.&quot;;&quot;`&quot;;1))))+1;VALUE(MID(prevWBS;FIND(&quot;`&quot;;SUBSTITUTE(prevWBS;&quot;.&quot;;&quot;`&quot;;1))+1;(FIND(&quot;`&quot;;SUBSTITUTE(prevWBS;&quot;.&quot;;&quot;`&quot;;2))-FIND(&quot;`&quot;;SUBSTITUTE(prevWBS;&quot;.&quot;;&quot;`&quot;;1))-1)))+1)))" office:value-type="string" office:string-value="4.1">
            <text:p>4.1</text:p>
          </table:table-cell>
          <table:table-cell table:style-name="ce26" office:value-type="string">
            <text:p>[Task]</text:p>
          </table:table-cell>
          <table:table-cell table:style-name="ce37"/>
          <table:table-cell table:style-name="ce45"/>
          <table:table-cell table:style-name="ce54" office:value-type="date" office:date-value="2018-01-29">
            <text:p>lun 1/29/18</text:p>
          </table:table-cell>
          <table:table-cell table:style-name="ce63" table:formula="of:=IF(ISBLANK([.E31]);&quot; - &quot;;IF([.G31]=0;[.E31];[.E31]+[.G31]-1))" office:value-type="date" office:date-value="2018-01-29">
            <text:p>lun 1/29/18</text:p>
          </table:table-cell>
          <table:table-cell table:style-name="ce70" office:value-type="float" office:value="1">
            <text:p>1</text:p>
          </table:table-cell>
          <table:table-cell table:style-name="ce75" office:value-type="percentage" office:value="0">
            <text:p>0%</text:p>
          </table:table-cell>
          <table:table-cell table:style-name="ce82" table:formula="of:=IF(OR([.F31]=0;[.E31]=0);0;NETWORKDAYS([.E31];[.F31]))" office:value-type="float" office:value="1">
            <text:p>1</text:p>
          </table:table-cell>
          <table:table-cell table:style-name="ce89"/>
          <table:table-cell table:style-name="ce100" table:number-columns-repeated="56"/>
          <table:table-cell table:style-name="ce37" table:number-columns-repeated="958"/>
        </table:table-row>
        <table:table-row table:style-name="ro7">
          <table:table-cell table:style-name="ce9" table:formula="of:=IF(ISERROR(VALUE(SUBSTITUTE(prevWBS;&quot;.&quot;;&quot;&quot;)));&quot;0.1&quot;;IF(ISERROR(FIND(&quot;`&quot;;SUBSTITUTE(prevWBS;&quot;.&quot;;&quot;`&quot;;1)));prevWBS&amp;&quot;.1&quot;;LEFT(prevWBS;FIND(&quot;`&quot;;SUBSTITUTE(prevWBS;&quot;.&quot;;&quot;`&quot;;1)))&amp;IF(ISERROR(FIND(&quot;`&quot;;SUBSTITUTE(prevWBS;&quot;.&quot;;&quot;`&quot;;2)));VALUE(RIGHT(prevWBS;LEN(prevWBS)-FIND(&quot;`&quot;;SUBSTITUTE(prevWBS;&quot;.&quot;;&quot;`&quot;;1))))+1;VALUE(MID(prevWBS;FIND(&quot;`&quot;;SUBSTITUTE(prevWBS;&quot;.&quot;;&quot;`&quot;;1))+1;(FIND(&quot;`&quot;;SUBSTITUTE(prevWBS;&quot;.&quot;;&quot;`&quot;;2))-FIND(&quot;`&quot;;SUBSTITUTE(prevWBS;&quot;.&quot;;&quot;`&quot;;1))-1)))+1)))" office:value-type="string" office:string-value="4.2">
            <text:p>4.2</text:p>
          </table:table-cell>
          <table:table-cell table:style-name="ce26" office:value-type="string">
            <text:p>[Task]</text:p>
          </table:table-cell>
          <table:table-cell table:style-name="ce37"/>
          <table:table-cell table:style-name="ce45"/>
          <table:table-cell table:style-name="ce54" office:value-type="date" office:date-value="2018-01-30">
            <text:p>mar 1/30/18</text:p>
          </table:table-cell>
          <table:table-cell table:style-name="ce63" table:formula="of:=IF(ISBLANK([.E32]);&quot; - &quot;;IF([.G32]=0;[.E32];[.E32]+[.G32]-1))" office:value-type="date" office:date-value="2018-01-30">
            <text:p>mar 1/30/18</text:p>
          </table:table-cell>
          <table:table-cell table:style-name="ce70" office:value-type="float" office:value="1">
            <text:p>1</text:p>
          </table:table-cell>
          <table:table-cell table:style-name="ce75" office:value-type="percentage" office:value="0">
            <text:p>0%</text:p>
          </table:table-cell>
          <table:table-cell table:style-name="ce82" table:formula="of:=IF(OR([.F32]=0;[.E32]=0);0;NETWORKDAYS([.E32];[.F32]))" office:value-type="float" office:value="1">
            <text:p>1</text:p>
          </table:table-cell>
          <table:table-cell table:style-name="ce89"/>
          <table:table-cell table:style-name="ce100" table:number-columns-repeated="56"/>
          <table:table-cell table:style-name="ce37" table:number-columns-repeated="958"/>
        </table:table-row>
        <table:table-row table:style-name="ro7">
          <table:table-cell table:style-name="ce9" table:formula="of:=IF(ISERROR(VALUE(SUBSTITUTE(prevWBS;&quot;.&quot;;&quot;&quot;)));&quot;0.1&quot;;IF(ISERROR(FIND(&quot;`&quot;;SUBSTITUTE(prevWBS;&quot;.&quot;;&quot;`&quot;;1)));prevWBS&amp;&quot;.1&quot;;LEFT(prevWBS;FIND(&quot;`&quot;;SUBSTITUTE(prevWBS;&quot;.&quot;;&quot;`&quot;;1)))&amp;IF(ISERROR(FIND(&quot;`&quot;;SUBSTITUTE(prevWBS;&quot;.&quot;;&quot;`&quot;;2)));VALUE(RIGHT(prevWBS;LEN(prevWBS)-FIND(&quot;`&quot;;SUBSTITUTE(prevWBS;&quot;.&quot;;&quot;`&quot;;1))))+1;VALUE(MID(prevWBS;FIND(&quot;`&quot;;SUBSTITUTE(prevWBS;&quot;.&quot;;&quot;`&quot;;1))+1;(FIND(&quot;`&quot;;SUBSTITUTE(prevWBS;&quot;.&quot;;&quot;`&quot;;2))-FIND(&quot;`&quot;;SUBSTITUTE(prevWBS;&quot;.&quot;;&quot;`&quot;;1))-1)))+1)))" office:value-type="string" office:string-value="4.3">
            <text:p>4.3</text:p>
          </table:table-cell>
          <table:table-cell table:style-name="ce26" office:value-type="string">
            <text:p>[Task]</text:p>
          </table:table-cell>
          <table:table-cell table:style-name="ce37"/>
          <table:table-cell table:style-name="ce45"/>
          <table:table-cell table:style-name="ce54" office:value-type="date" office:date-value="2018-01-31">
            <text:p>mié 1/31/18</text:p>
          </table:table-cell>
          <table:table-cell table:style-name="ce63" table:formula="of:=IF(ISBLANK([.E33]);&quot; - &quot;;IF([.G33]=0;[.E33];[.E33]+[.G33]-1))" office:value-type="date" office:date-value="2018-01-31">
            <text:p>mié 1/31/18</text:p>
          </table:table-cell>
          <table:table-cell table:style-name="ce70" office:value-type="float" office:value="1">
            <text:p>1</text:p>
          </table:table-cell>
          <table:table-cell table:style-name="ce75" office:value-type="percentage" office:value="0">
            <text:p>0%</text:p>
          </table:table-cell>
          <table:table-cell table:style-name="ce82" table:formula="of:=IF(OR([.F33]=0;[.E33]=0);0;NETWORKDAYS([.E33];[.F33]))" office:value-type="float" office:value="1">
            <text:p>1</text:p>
          </table:table-cell>
          <table:table-cell table:style-name="ce89"/>
          <table:table-cell table:style-name="ce100" table:number-columns-repeated="56"/>
          <table:table-cell table:style-name="ce37" table:number-columns-repeated="958"/>
        </table:table-row>
        <table:table-row table:style-name="ro7">
          <table:table-cell table:style-name="ce9" table:formula="of:=IF(ISERROR(VALUE(SUBSTITUTE(prevWBS;&quot;.&quot;;&quot;&quot;)));&quot;0.1&quot;;IF(ISERROR(FIND(&quot;`&quot;;SUBSTITUTE(prevWBS;&quot;.&quot;;&quot;`&quot;;1)));prevWBS&amp;&quot;.1&quot;;LEFT(prevWBS;FIND(&quot;`&quot;;SUBSTITUTE(prevWBS;&quot;.&quot;;&quot;`&quot;;1)))&amp;IF(ISERROR(FIND(&quot;`&quot;;SUBSTITUTE(prevWBS;&quot;.&quot;;&quot;`&quot;;2)));VALUE(RIGHT(prevWBS;LEN(prevWBS)-FIND(&quot;`&quot;;SUBSTITUTE(prevWBS;&quot;.&quot;;&quot;`&quot;;1))))+1;VALUE(MID(prevWBS;FIND(&quot;`&quot;;SUBSTITUTE(prevWBS;&quot;.&quot;;&quot;`&quot;;1))+1;(FIND(&quot;`&quot;;SUBSTITUTE(prevWBS;&quot;.&quot;;&quot;`&quot;;2))-FIND(&quot;`&quot;;SUBSTITUTE(prevWBS;&quot;.&quot;;&quot;`&quot;;1))-1)))+1)))" office:value-type="string" office:string-value="4.4">
            <text:p>4.4</text:p>
          </table:table-cell>
          <table:table-cell table:style-name="ce26" office:value-type="string">
            <text:p>[Task]</text:p>
          </table:table-cell>
          <table:table-cell table:style-name="ce37"/>
          <table:table-cell table:style-name="ce45"/>
          <table:table-cell table:style-name="ce54" office:value-type="date" office:date-value="2018-02-01">
            <text:p>jue 2/01/18</text:p>
          </table:table-cell>
          <table:table-cell table:style-name="ce63" table:formula="of:=IF(ISBLANK([.E34]);&quot; - &quot;;IF([.G34]=0;[.E34];[.E34]+[.G34]-1))" office:value-type="date" office:date-value="2018-02-01">
            <text:p>jue 2/01/18</text:p>
          </table:table-cell>
          <table:table-cell table:style-name="ce70" office:value-type="float" office:value="1">
            <text:p>1</text:p>
          </table:table-cell>
          <table:table-cell table:style-name="ce75" office:value-type="percentage" office:value="0">
            <text:p>0%</text:p>
          </table:table-cell>
          <table:table-cell table:style-name="ce82" table:formula="of:=IF(OR([.F34]=0;[.E34]=0);0;NETWORKDAYS([.E34];[.F34]))" office:value-type="float" office:value="1">
            <text:p>1</text:p>
          </table:table-cell>
          <table:table-cell table:style-name="ce89"/>
          <table:table-cell table:style-name="ce100" table:number-columns-repeated="56"/>
          <table:table-cell table:style-name="ce37" table:number-columns-repeated="958"/>
        </table:table-row>
        <table:table-row table:style-name="ro7">
          <table:table-cell table:style-name="ce9" table:formula="of:=IF(ISERROR(VALUE(SUBSTITUTE(prevWBS;&quot;.&quot;;&quot;&quot;)));&quot;0.1&quot;;IF(ISERROR(FIND(&quot;`&quot;;SUBSTITUTE(prevWBS;&quot;.&quot;;&quot;`&quot;;1)));prevWBS&amp;&quot;.1&quot;;LEFT(prevWBS;FIND(&quot;`&quot;;SUBSTITUTE(prevWBS;&quot;.&quot;;&quot;`&quot;;1)))&amp;IF(ISERROR(FIND(&quot;`&quot;;SUBSTITUTE(prevWBS;&quot;.&quot;;&quot;`&quot;;2)));VALUE(RIGHT(prevWBS;LEN(prevWBS)-FIND(&quot;`&quot;;SUBSTITUTE(prevWBS;&quot;.&quot;;&quot;`&quot;;1))))+1;VALUE(MID(prevWBS;FIND(&quot;`&quot;;SUBSTITUTE(prevWBS;&quot;.&quot;;&quot;`&quot;;1))+1;(FIND(&quot;`&quot;;SUBSTITUTE(prevWBS;&quot;.&quot;;&quot;`&quot;;2))-FIND(&quot;`&quot;;SUBSTITUTE(prevWBS;&quot;.&quot;;&quot;`&quot;;1))-1)))+1)))" office:value-type="string" office:string-value="4.5">
            <text:p>4.5</text:p>
          </table:table-cell>
          <table:table-cell table:style-name="ce26" office:value-type="string">
            <text:p>[Task]</text:p>
          </table:table-cell>
          <table:table-cell table:style-name="ce37"/>
          <table:table-cell table:style-name="ce45"/>
          <table:table-cell table:style-name="ce54" office:value-type="date" office:date-value="2018-02-02">
            <text:p>vie 2/02/18</text:p>
          </table:table-cell>
          <table:table-cell table:style-name="ce63" table:formula="of:=IF(ISBLANK([.E35]);&quot; - &quot;;IF([.G35]=0;[.E35];[.E35]+[.G35]-1))" office:value-type="date" office:date-value="2018-02-02">
            <text:p>vie 2/02/18</text:p>
          </table:table-cell>
          <table:table-cell table:style-name="ce70" office:value-type="float" office:value="1">
            <text:p>1</text:p>
          </table:table-cell>
          <table:table-cell table:style-name="ce75" office:value-type="percentage" office:value="0">
            <text:p>0%</text:p>
          </table:table-cell>
          <table:table-cell table:style-name="ce82" table:formula="of:=IF(OR([.F35]=0;[.E35]=0);0;NETWORKDAYS([.E35];[.F35]))" office:value-type="float" office:value="1">
            <text:p>1</text:p>
          </table:table-cell>
          <table:table-cell table:style-name="ce89"/>
          <table:table-cell table:style-name="ce100" table:number-columns-repeated="56"/>
          <table:table-cell table:style-name="ce37" table:number-columns-repeated="958"/>
        </table:table-row>
        <table:table-row table:style-name="ro7" table:number-rows-repeated="2">
          <table:table-cell table:style-name="ce11"/>
          <table:table-cell table:style-name="ce27" table:number-columns-repeated="2"/>
          <table:table-cell table:style-name="ce46"/>
          <table:table-cell table:style-name="ce57" table:number-columns-repeated="2"/>
          <table:table-cell table:style-name="ce72"/>
          <table:table-cell table:style-name="ce77"/>
          <table:table-cell table:style-name="ce84"/>
          <table:table-cell table:style-name="ce91"/>
          <table:table-cell table:style-name="ce100" table:number-columns-repeated="56"/>
          <table:table-cell table:style-name="ce28" table:number-columns-repeated="958"/>
        </table:table-row>
        <table:table-row table:style-name="ro8">
          <table:table-cell table:style-name="ce12" office:value-type="string">
            <text:p>TEMPLATE ROWS</text:p>
          </table:table-cell>
          <table:table-cell table:style-name="ce21" table:number-columns-repeated="2"/>
          <table:table-cell table:style-name="ce7"/>
          <table:table-cell table:style-name="ce21" table:number-columns-repeated="6"/>
          <table:table-cell table:style-name="ce100" table:number-columns-repeated="56"/>
          <table:table-cell table:style-name="ce117" table:number-columns-repeated="958"/>
        </table:table-row>
        <table:table-row table:style-name="ro7">
          <table:table-cell table:style-name="ce13" office:value-type="string">
            <text:p>See the Help worksheet to learn how to use these template rows. You can hide these rows before printing.</text:p>
          </table:table-cell>
          <table:table-cell table:style-name="ce28" table:number-columns-repeated="2"/>
          <table:table-cell table:style-name="ce47"/>
          <table:table-cell table:style-name="ce58" table:number-columns-repeated="2"/>
          <table:table-cell table:style-name="ce28"/>
          <table:table-cell table:style-name="ce78"/>
          <table:table-cell table:style-name="ce85"/>
          <table:table-cell table:style-name="ce92"/>
          <table:table-cell table:style-name="ce100" table:number-columns-repeated="56"/>
          <table:table-cell table:style-name="ce28" table:number-columns-repeated="958"/>
        </table:table-row>
        <table:table-row table:style-name="ro7">
          <table:table-cell table:style-name="ce10" table:formula="of:=IF(ISERROR(VALUE(SUBSTITUTE(prevWBS;&quot;.&quot;;&quot;&quot;)));&quot;1&quot;;IF(ISERROR(FIND(&quot;`&quot;;SUBSTITUTE(prevWBS;&quot;.&quot;;&quot;`&quot;;1)));TEXT(VALUE(prevWBS)+1;&quot;#&quot;);TEXT(VALUE(LEFT(prevWBS;FIND(&quot;`&quot;;SUBSTITUTE(prevWBS;&quot;.&quot;;&quot;`&quot;;1))-1))+1;&quot;#&quot;)))" office:value-type="string" office:string-value="1">
            <text:p>1</text:p>
          </table:table-cell>
          <table:table-cell table:style-name="ce29" office:value-type="string">
            <text:p>[ Level 1 Task, Category, or Phase ]</text:p>
          </table:table-cell>
          <table:table-cell table:style-name="ce36"/>
          <table:table-cell table:style-name="ce44"/>
          <table:table-cell table:style-name="ce56"/>
          <table:table-cell table:style-name="ce65"/>
          <table:table-cell table:style-name="ce71"/>
          <table:table-cell table:style-name="ce76"/>
          <table:table-cell table:style-name="ce83"/>
          <table:table-cell table:style-name="ce90"/>
          <table:table-cell table:style-name="ce100" table:number-columns-repeated="56"/>
          <table:table-cell table:style-name="ce28" table:number-columns-repeated="958"/>
        </table:table-row>
        <table:table-row table:style-name="ro7">
          <table:table-cell table:style-name="ce9" table:formula="of:=IF(ISERROR(VALUE(SUBSTITUTE(prevWBS;&quot;.&quot;;&quot;&quot;)));&quot;0.1&quot;;IF(ISERROR(FIND(&quot;`&quot;;SUBSTITUTE(prevWBS;&quot;.&quot;;&quot;`&quot;;1)));prevWBS&amp;&quot;.1&quot;;LEFT(prevWBS;FIND(&quot;`&quot;;SUBSTITUTE(prevWBS;&quot;.&quot;;&quot;`&quot;;1)))&amp;IF(ISERROR(FIND(&quot;`&quot;;SUBSTITUTE(prevWBS;&quot;.&quot;;&quot;`&quot;;2)));VALUE(RIGHT(prevWBS;LEN(prevWBS)-FIND(&quot;`&quot;;SUBSTITUTE(prevWBS;&quot;.&quot;;&quot;`&quot;;1))))+1;VALUE(MID(prevWBS;FIND(&quot;`&quot;;SUBSTITUTE(prevWBS;&quot;.&quot;;&quot;`&quot;;1))+1;(FIND(&quot;`&quot;;SUBSTITUTE(prevWBS;&quot;.&quot;;&quot;`&quot;;2))-FIND(&quot;`&quot;;SUBSTITUTE(prevWBS;&quot;.&quot;;&quot;`&quot;;1))-1)))+1)))" office:value-type="string" office:string-value="1.1">
            <text:p>1.1</text:p>
          </table:table-cell>
          <table:table-cell table:style-name="ce26" office:value-type="string">
            <text:p><text:s/>. [ Level 2 Task ]</text:p>
          </table:table-cell>
          <table:table-cell table:style-name="ce37"/>
          <table:table-cell table:style-name="ce45"/>
          <table:table-cell table:style-name="ce54"/>
          <table:table-cell table:style-name="ce63" table:formula="of:=IF(ISBLANK([.E41]);&quot; - &quot;;IF([.G41]=0;[.E41];[.E41]+[.G41]-1))" office:value-type="string" office:string-value=" - ">
            <text:p><text:s/>- </text:p>
          </table:table-cell>
          <table:table-cell table:style-name="ce70"/>
          <table:table-cell table:style-name="ce75" office:value-type="percentage" office:value="0">
            <text:p>0%</text:p>
          </table:table-cell>
          <table:table-cell table:style-name="ce82" table:formula="of:=IF(OR([.F41]=0;[.E41]=0);0;NETWORKDAYS([.E41];[.F41]))" office:value-type="float" office:value="0">
            <text:p>0</text:p>
          </table:table-cell>
          <table:table-cell table:style-name="ce89"/>
          <table:table-cell table:style-name="ce100" table:number-columns-repeated="56"/>
          <table:table-cell table:style-name="ce28" table:number-columns-repeated="958"/>
        </table:table-row>
        <table:table-row table:style-name="ro7">
          <table:table-cell table:style-name="ce9" table:formula="of:=IF(ISERROR(VALUE(SUBSTITUTE(prevWBS;&quot;.&quot;;&quot;&quot;)));&quot;0.0.1&quot;;IF(ISERROR(FIND(&quot;`&quot;;SUBSTITUTE(prevWBS;&quot;.&quot;;&quot;`&quot;;2)));prevWBS&amp;&quot;.1&quot;;LEFT(prevWBS;FIND(&quot;`&quot;;SUBSTITUTE(prevWBS;&quot;.&quot;;&quot;`&quot;;2)))&amp;IF(ISERROR(FIND(&quot;`&quot;;SUBSTITUTE(prevWBS;&quot;.&quot;;&quot;`&quot;;3)));VALUE(RIGHT(prevWBS;LEN(prevWBS)-FIND(&quot;`&quot;;SUBSTITUTE(prevWBS;&quot;.&quot;;&quot;`&quot;;2))))+1;VALUE(MID(prevWBS;FIND(&quot;`&quot;;SUBSTITUTE(prevWBS;&quot;.&quot;;&quot;`&quot;;2))+1;(FIND(&quot;`&quot;;SUBSTITUTE(prevWBS;&quot;.&quot;;&quot;`&quot;;3))-FIND(&quot;`&quot;;SUBSTITUTE(prevWBS;&quot;.&quot;;&quot;`&quot;;2))-1)))+1)))" office:value-type="string" office:string-value="1.1.1">
            <text:p>1.1.1</text:p>
          </table:table-cell>
          <table:table-cell table:style-name="ce26" office:value-type="string">
            <text:p><text:s/>. . [ Level 3 Task ]</text:p>
          </table:table-cell>
          <table:table-cell table:style-name="ce37"/>
          <table:table-cell table:style-name="ce45"/>
          <table:table-cell table:style-name="ce54"/>
          <table:table-cell table:style-name="ce63" table:formula="of:=IF(ISBLANK([.E42]);&quot; - &quot;;IF([.G42]=0;[.E42];[.E42]+[.G42]-1))" office:value-type="string" office:string-value=" - ">
            <text:p><text:s/>- </text:p>
          </table:table-cell>
          <table:table-cell table:style-name="ce70"/>
          <table:table-cell table:style-name="ce75" office:value-type="percentage" office:value="0">
            <text:p>0%</text:p>
          </table:table-cell>
          <table:table-cell table:style-name="ce82" table:formula="of:=IF(OR([.F42]=0;[.E42]=0);0;NETWORKDAYS([.E42];[.F42]))" office:value-type="float" office:value="0">
            <text:p>0</text:p>
          </table:table-cell>
          <table:table-cell table:style-name="ce89"/>
          <table:table-cell table:style-name="ce100" table:number-columns-repeated="56"/>
          <table:table-cell table:style-name="ce28" table:number-columns-repeated="958"/>
        </table:table-row>
        <table:table-row table:style-name="ro7">
          <table:table-cell table:style-name="ce9" table:formula="of:=IF(ISERROR(VALUE(SUBSTITUTE(prevWBS;&quot;.&quot;;&quot;&quot;)));&quot;0.0.0.1&quot;;IF(ISERROR(FIND(&quot;`&quot;;SUBSTITUTE(prevWBS;&quot;.&quot;;&quot;`&quot;;3)));prevWBS&amp;&quot;.1&quot;;LEFT(prevWBS;FIND(&quot;`&quot;;SUBSTITUTE(prevWBS;&quot;.&quot;;&quot;`&quot;;3)))&amp;IF(ISERROR(FIND(&quot;`&quot;;SUBSTITUTE(prevWBS;&quot;.&quot;;&quot;`&quot;;4)));VALUE(RIGHT(prevWBS;LEN(prevWBS)-FIND(&quot;`&quot;;SUBSTITUTE(prevWBS;&quot;.&quot;;&quot;`&quot;;3))))+1;VALUE(MID(prevWBS;FIND(&quot;`&quot;;SUBSTITUTE(prevWBS;&quot;.&quot;;&quot;`&quot;;3))+1;(FIND(&quot;`&quot;;SUBSTITUTE(prevWBS;&quot;.&quot;;&quot;`&quot;;4))-FIND(&quot;`&quot;;SUBSTITUTE(prevWBS;&quot;.&quot;;&quot;`&quot;;3))-1)))+1)))" office:value-type="string" office:string-value="1.1.1.1">
            <text:p>1.1.1.1</text:p>
          </table:table-cell>
          <table:table-cell table:style-name="ce26" office:value-type="string">
            <text:p><text:s/>. . . [ Level 4 Task ]</text:p>
          </table:table-cell>
          <table:table-cell table:style-name="ce37"/>
          <table:table-cell table:style-name="ce45"/>
          <table:table-cell table:style-name="ce54"/>
          <table:table-cell table:style-name="ce63" table:formula="of:=IF(ISBLANK([.E43]);&quot; - &quot;;IF([.G43]=0;[.E43];[.E43]+[.G43]-1))" office:value-type="string" office:string-value=" - ">
            <text:p><text:s/>- </text:p>
          </table:table-cell>
          <table:table-cell table:style-name="ce70"/>
          <table:table-cell table:style-name="ce75" office:value-type="percentage" office:value="0">
            <text:p>0%</text:p>
          </table:table-cell>
          <table:table-cell table:style-name="ce82" table:formula="of:=IF(OR([.F43]=0;[.E43]=0);0;NETWORKDAYS([.E43];[.F43]))" office:value-type="float" office:value="0">
            <text:p>0</text:p>
          </table:table-cell>
          <table:table-cell table:style-name="ce89"/>
          <table:table-cell table:style-name="ce100" table:number-columns-repeated="56"/>
          <table:table-cell table:style-name="ce28" table:number-columns-repeated="958"/>
        </table:table-row>
        <table:table-row table:style-name="ro4">
          <table:table-cell table:style-name="ce14"/>
          <table:table-cell table:style-name="ce30" table:number-columns-repeated="2"/>
          <table:table-cell table:style-name="ce14"/>
          <table:table-cell table:style-name="ce30" table:number-columns-repeated="1020"/>
        </table:table-row>
        <table:table-row table:style-name="ro4" table:number-rows-repeated="1048531">
          <table:table-cell table:number-columns-repeated="1024"/>
        </table:table-row>
        <table:table-row table:style-name="ro4">
          <table:table-cell table:number-columns-repeated="1024"/>
        </table:table-row>
        <table:named-expressions>
          <table:named-range table:name="_xlnm.Print_Area" table:base-cell-address="$'Diagrama de Gantt en Excel'.$A$1" table:cell-range-address="$'Diagrama de Gantt en Excel'.$A$1:.$BN$37" table:range-usable-as="print-range"/>
          <table:named-range table:name="prevWBS" table:base-cell-address="$'Diagrama de Gantt en Excel'.$A$1" table:cell-range-address="$'Diagrama de Gantt en Excel'.$A1048576"/>
          <table:named-range table:name="_xlnm.Print_Titles" table:base-cell-address="$'Diagrama de Gantt en Excel'.$A$1" table:cell-range-address="$'Diagrama de Gantt en Excel'.$A$4:.$AMJ$7" table:range-usable-as="repeat-column repeat-row"/>
        </table:named-expressions>
      </table:table>
      <table:named-expressions>
        <table:named-expression table:name="valuevx" table:base-cell-address="$'Diagrama de Gantt en Excel'.$A$1" table:expression="42.314159"/>
        <table:named-expression table:name="vertex42_copyright" table:base-cell-address="$'Diagrama de Gantt en Excel'.$A$1" table:expression="&quot;© 2006-2018 Vertex42 LLC&quot;"/>
        <table:named-expression table:name="vertex42_id" table:base-cell-address="$'Diagrama de Gantt en Excel'.$A$1" table:expression="&quot;gantt-chart_L2.xlsx&quot;"/>
        <table:named-expression table:name="vertex42_title" table:base-cell-address="$'Diagrama de Gantt en Excel'.$A$1" table:expression="&quot;Gantt Chart Template&quot;"/>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E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es" number:country="ES">€</number:currency-symbol>
    </number:currency-style>
    <number:currency-style style:name="N107">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7P0"/>
    </number:currency-style>
    <number:percentage-style style:name="N8010" number:language="es" number:country="ES">
      <number:number number:decimal-places="0" number:min-integer-digits="1"/>
      <number:text>%</number:text>
    </number:percentage-style>
    <number:date-style style:name="N103">
      <number:month/>
      <number:text>/</number:text>
      <number:day/>
      <number:text>/</number:text>
      <number:year number:style="long"/>
      <number:text> (</number:text>
      <number:day-of-week number:style="long"/>
      <number:text>)</number:text>
    </number:date-style>
    <number:date-style style:name="N104">
      <number:day-of-week/>
      <number:text> </number:text>
      <number:month/>
      <number:text>/</number:text>
      <number:day number:style="long"/>
      <number:text>/</number:text>
      <number:year/>
    </number:date-style>
    <number:date-style style:name="N105">
      <number:day/>
    </number:date-style>
    <number:date-style style:name="N106">
      <number:day/>
      <number:text> </number:text>
      <number:month number:textual="true"/>
      <number:text> </number:text>
      <number:year number:style="long"/>
    </number:date-style>
    <number:number-style style:name="N8103P0" style:volatile="true" number:language="es" number:country="ES">
      <number:number number:decimal-places="0" number:min-integer-digits="1" number:grouping="true"/>
      <number:text> €</number:text>
    </number:number-style>
    <number:number-style style:name="N8103" number:language="es" number:country="ES">
      <number:text>-</number:text>
      <number:number number:decimal-places="0" number:min-integer-digits="1" number:grouping="true"/>
      <number:text> €</number:text>
      <style:map style:condition="value()&gt;=0" style:apply-style-name="N8103P0"/>
    </number:number-style>
    <number:number-style style:name="N8104P0" style:volatile="true" number:language="es" number:country="ES">
      <number:number number:decimal-places="0" number:min-integer-digits="1" number:grouping="true"/>
      <number:text> €</number:text>
    </number:number-style>
    <number:number-style style:name="N8104" number:language="es" number:country="ES">
      <style:text-properties fo:color="#ff0000"/>
      <number:text>-</number:text>
      <number:number number:decimal-places="0" number:min-integer-digits="1" number:grouping="true"/>
      <number:text> €</number:text>
      <style:map style:condition="value()&gt;=0" style:apply-style-name="N8104P0"/>
    </number:number-style>
    <number:number-style style:name="N8105P0" style:volatile="true" number:language="es" number:country="ES">
      <number:number number:decimal-places="2" number:min-integer-digits="1" number:grouping="true"/>
      <number:text> €</number:text>
    </number:number-style>
    <number:number-style style:name="N8105" number:language="es" number:country="ES">
      <number:text>-</number:text>
      <number:number number:decimal-places="2" number:min-integer-digits="1" number:grouping="true"/>
      <number:text> €</number:text>
      <style:map style:condition="value()&gt;=0" style:apply-style-name="N8105P0"/>
    </number:number-style>
    <number:number-style style:name="N8106P0" style:volatile="true" number:language="es" number:country="ES">
      <number:number number:decimal-places="2" number:min-integer-digits="1" number:grouping="true"/>
      <number:text> €</number:text>
    </number:number-style>
    <number:number-style style:name="N8106" number:language="es" number:country="ES">
      <style:text-properties fo:color="#ff0000"/>
      <number:text>-</number:text>
      <number:number number:decimal-places="2" number:min-integer-digits="1" number:grouping="true"/>
      <number:text> €</number:text>
      <style:map style:condition="value()&gt;=0" style:apply-style-name="N8106P0"/>
    </number:number-style>
    <number:date-style style:name="N8107" number:language="es" number:country="ES">
      <number:day number:style="long"/>
      <number:text>-</number:text>
      <number:month number:textual="true"/>
      <number:text>-</number:text>
      <number:year/>
    </number:date-style>
    <number:date-style style:name="N8108" number:language="es" number:country="ES">
      <number:day number:style="long"/>
      <number:text>-</number:text>
      <number:month number:textual="true"/>
    </number:date-style>
    <number:date-style style:name="N8109" number:language="es" number:country="ES">
      <number:month number:textual="true"/>
      <number:text>-</number:text>
      <number:year/>
    </number:date-style>
    <number:time-style style:name="N8110" number:language="es" number:country="ES">
      <number:hours/>
      <number:text>:</number:text>
      <number:minutes number:style="long"/>
      <number:text> </number:text>
      <number:am-pm/>
    </number:time-style>
    <number:time-style style:name="N8111" number:language="es" number:country="ES">
      <number:hours/>
      <number:text>:</number:text>
      <number:minutes number:style="long"/>
      <number:text>:</number:text>
      <number:seconds number:style="long"/>
      <number:text> </number:text>
      <number:am-pm/>
    </number:time-style>
    <number:time-style style:name="N8112" number:language="es" number:country="ES">
      <number:hours/>
      <number:text>:</number:text>
      <number:minutes number:style="long"/>
    </number:time-style>
    <number:time-style style:name="N8113" number:language="es" number:country="ES">
      <number:hours/>
      <number:text>:</number:text>
      <number:minutes number:style="long"/>
      <number:text>:</number:text>
      <number:seconds number:style="long"/>
    </number:time-style>
    <number:date-style style:name="N8114"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8115P0" style:volatile="true" number:language="es" number:country="ES">
      <number:number number:decimal-places="0" number:min-integer-digits="1" number:grouping="true"/>
      <number:text>   </number:text>
    </number:number-style>
    <number:number-style style:name="N8115" number:language="es" number:country="ES">
      <number:text>-</number:text>
      <number:number number:decimal-places="0" number:min-integer-digits="1" number:grouping="true"/>
      <number:text>   </number:text>
      <style:map style:condition="value()&gt;=0" style:apply-style-name="N8115P0"/>
    </number:number-style>
    <number:number-style style:name="N8116P0" style:volatile="true" number:language="es" number:country="ES">
      <number:number number:decimal-places="0" number:min-integer-digits="1" number:grouping="true"/>
      <number:text>   </number:text>
    </number:number-style>
    <number:number-style style:name="N8116" number:language="es" number:country="ES">
      <style:text-properties fo:color="#ff0000"/>
      <number:text>-</number:text>
      <number:number number:decimal-places="0" number:min-integer-digits="1" number:grouping="true"/>
      <number:text>   </number:text>
      <style:map style:condition="value()&gt;=0" style:apply-style-name="N8116P0"/>
    </number:number-style>
    <number:number-style style:name="N8117P0" style:volatile="true" number:language="es" number:country="ES">
      <number:number number:decimal-places="2" number:min-integer-digits="1" number:grouping="true"/>
      <number:text>   </number:text>
    </number:number-style>
    <number:number-style style:name="N8117" number:language="es" number:country="ES">
      <number:text>-</number:text>
      <number:number number:decimal-places="2" number:min-integer-digits="1" number:grouping="true"/>
      <number:text>   </number:text>
      <style:map style:condition="value()&gt;=0" style:apply-style-name="N8117P0"/>
    </number:number-style>
    <number:number-style style:name="N8118P0" style:volatile="true" number:language="es" number:country="ES">
      <number:number number:decimal-places="2" number:min-integer-digits="1" number:grouping="true"/>
      <number:text>   </number:text>
    </number:number-style>
    <number:number-style style:name="N8118" number:language="es" number:country="ES">
      <style:text-properties fo:color="#ff0000"/>
      <number:text>-</number:text>
      <number:number number:decimal-places="2" number:min-integer-digits="1" number:grouping="true"/>
      <number:text>   </number:text>
      <style:map style:condition="value()&gt;=0" style:apply-style-name="N8118P0"/>
    </number:number-style>
    <number:number-style style:name="N8119P0" style:volatile="true" number:language="es" number:country="ES">
      <number:text> </number:text>
      <number:number number:decimal-places="0" number:min-integer-digits="1" number:grouping="true"/>
      <number:text>    </number:text>
    </number:number-style>
    <number:number-style style:name="N8119P1" style:volatile="true" number:language="es" number:country="ES">
      <number:text>-</number:text>
      <number:number number:decimal-places="0" number:min-integer-digits="1" number:grouping="true"/>
      <number:text>    </number:text>
    </number:number-style>
    <number:number-style style:name="N8119P2" style:volatile="true" number:language="es" number:country="ES">
      <number:text> -    </number:text>
    </number:number-style>
    <number:text-style style:name="N8119" number:language="es" number:country="ES">
      <number:text> </number:text>
      <number:text-content/>
      <number:text> </number:text>
      <style:map style:condition="value()&gt;0" style:apply-style-name="N8119P0"/>
      <style:map style:condition="value()&lt;0" style:apply-style-name="N8119P1"/>
      <style:map style:condition="value()=0" style:apply-style-name="N8119P2"/>
    </number:text-style>
    <number:number-style style:name="N8120P0" style:volatile="true" number:language="es" number:country="ES">
      <number:text> </number:text>
      <number:number number:decimal-places="0" number:min-integer-digits="1" number:grouping="true"/>
      <number:text> € </number:text>
    </number:number-style>
    <number:number-style style:name="N8120P1" style:volatile="true" number:language="es" number:country="ES">
      <number:text>-</number:text>
      <number:number number:decimal-places="0" number:min-integer-digits="1" number:grouping="true"/>
      <number:text> € </number:text>
    </number:number-style>
    <number:number-style style:name="N8120P2" style:volatile="true" number:language="es" number:country="ES">
      <number:text> - € </number:text>
    </number:number-style>
    <number:text-style style:name="N8120" number:language="es" number:country="ES">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es" number:country="ES">
      <number:text> </number:text>
      <number:number number:decimal-places="2" number:min-integer-digits="1" number:grouping="true"/>
      <number:text>    </number:text>
    </number:number-style>
    <number:number-style style:name="N8121P1" style:volatile="true" number:language="es" number:country="ES">
      <number:text>-</number:text>
      <number:number number:decimal-places="2" number:min-integer-digits="1" number:grouping="true"/>
      <number:text>    </number:text>
    </number:number-style>
    <number:number-style style:name="N8121P2" style:volatile="true" number:language="es" number:country="ES">
      <number:text> -</number:text>
      <number:number number:decimal-places="0" number:min-integer-digits="0"/>
      <number:text>    </number:text>
    </number:number-style>
    <number:text-style style:name="N8121" number:language="es" number:country="ES">
      <number:text> </number:text>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es" number:country="ES">
      <number:text> </number:text>
      <number:number number:decimal-places="2" number:min-integer-digits="1" number:grouping="true"/>
      <number:text> € </number:text>
    </number:number-style>
    <number:number-style style:name="N8122P1" style:volatile="true" number:language="es" number:country="ES">
      <number:text>-</number:text>
      <number:number number:decimal-places="2" number:min-integer-digits="1" number:grouping="true"/>
      <number:text> € </number:text>
    </number:number-style>
    <number:number-style style:name="N8122P2" style:volatile="true" number:language="es" number:country="ES">
      <number:text> -</number:text>
      <number:number number:decimal-places="0" number:min-integer-digits="0"/>
      <number:text> € </number:text>
    </number:number-style>
    <number:text-style style:name="N8122" number:language="es" number:country="ES">
      <number:text> </number:text>
      <number:text-content/>
      <number:text> </number:text>
      <style:map style:condition="value()&gt;0" style:apply-style-name="N8122P0"/>
      <style:map style:condition="value()&lt;0" style:apply-style-name="N8122P1"/>
      <style:map style:condition="value()=0" style:apply-style-name="N8122P2"/>
    </number:text-style>
    <number:time-style style:name="N8123" number:language="es" number:country="ES">
      <number:minutes number:style="long"/>
      <number:text>:</number:text>
      <number:seconds number:style="long"/>
    </number:time-style>
    <number:time-style style:name="N8124" number:language="es" number:country="ES" number:truncate-on-overflow="false">
      <number:hours/>
      <number:text>:</number:text>
      <number:minutes number:style="long"/>
      <number:text>:</number:text>
      <number:seconds number:style="long"/>
    </number:time-style>
    <number:time-style style:name="N8125" number:language="es" number:country="ES">
      <number:minutes number:style="long"/>
      <number:text>:</number:text>
      <number:seconds number:style="long" number:decimal-places="1"/>
    </number:time-style>
    <number:number-style style:name="N8126" number:language="es" number:country="ES">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e4e8f3"/>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3f0e4"/>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f3f0e4"/>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e4e8f3"/>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cce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cc5e1"/>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e1d8b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e1d8b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bcc5e1"/>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cce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8394c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c9b783"/>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9b783"/>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8394c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6699ff"/>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1" style:display-name="Excel Built-in Accent1" style:family="table-cell" style:parent-style-name="Default">
      <style:table-cell-properties fo:background-color="#6699ff"/>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2" style:display-name="Excel Built-in Accent2" style:family="table-cell" style:parent-style-name="Default">
      <style:table-cell-properties fo:background-color="#de3018"/>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3" style:display-name="Excel Built-in Accent3" style:family="table-cell" style:parent-style-name="Default">
      <style:table-cell-properties fo:background-color="#c9b783"/>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4" style:display-name="Excel Built-in Accent4" style:family="table-cell" style:parent-style-name="Default">
      <style:table-cell-properties fo:background-color="#80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5" style:display-name="Excel Built-in Accent5" style:family="table-cell" style:parent-style-name="Default">
      <style:table-cell-properties fo:background-color="#53d4c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6" style:display-name="Excel Built-in Accent6"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Bad" style:display-name="Excel Built-in Bad" style:family="table-cell" style:parent-style-name="Default">
      <style:table-cell-properties fo:background-color="#fac8d7"/>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Calculation" style:display-name="Excel Built-in Calculation" style:family="table-cell" style:parent-style-name="Default">
      <style:table-cell-properties fo:background-color="#eaeaea" style:diagonal-bl-tr="none" style:diagonal-tl-br="none" fo:border="0.035cm solid #808080" style:rotation-align="none"/>
      <style:text-properties fo:color="#f0ba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Check_20_Cell" style:display-name="Excel Built-in Check Cell" style:family="table-cell" style:parent-style-name="Default">
      <style:table-cell-properties fo:background-color="#c0c0c0"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Explanatory_20_Text" style:display-name="Excel Built-in Explanatory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Excel_20_Built-in_20_Good" style:display-name="Excel Built-in Good" style:family="table-cell" style:parent-style-name="Default">
      <style:table-cell-properties fo:background-color="#d6f4d9"/>
      <style:text-properties fo:color="#0065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Heading_20_1" style:display-name="Excel Built-in Heading 1" style:family="table-cell" style:parent-style-name="Default">
      <style:table-cell-properties fo:border-bottom="0.141cm solid #6699ff" style:diagonal-bl-tr="none" style:diagonal-tl-br="none" fo:border-left="none" fo:border-right="none" style:rotation-align="none" fo:border-top="none"/>
      <style:text-properties fo:color="#182c63" style:text-outline="false" style:text-line-through-style="none" style:font-name="Calibri" fo:font-size="15pt" fo:font-style="normal" fo:text-shadow="none" style:text-underline-style="none" fo:font-weight="bold" style:font-size-asian="15pt" style:font-style-asian="normal" style:font-weight-asian="bold" style:font-name-complex="Calibri" style:font-size-complex="15pt" style:font-style-complex="normal" style:font-weight-complex="bold"/>
    </style:style>
    <style:style style:name="Excel_20_Built-in_20_Heading_20_2" style:display-name="Excel Built-in Heading 2" style:family="table-cell" style:parent-style-name="Default">
      <style:table-cell-properties fo:border-bottom="0.141cm solid #bcc5e1" style:diagonal-bl-tr="none" style:diagonal-tl-br="none" fo:border-left="none" fo:border-right="none" style:rotation-align="none" fo:border-top="none"/>
      <style:text-properties fo:color="#182c63" style:text-outline="false" style:text-line-through-styl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Excel_20_Built-in_20_Heading_20_3" style:display-name="Excel Built-in Heading 3" style:family="table-cell" style:parent-style-name="Default">
      <style:table-cell-properties fo:border-bottom="0.088cm solid #8394c9" style:diagonal-bl-tr="none" style:diagonal-tl-br="none" fo:border-left="none" fo:border-right="none" style:rotation-align="none" fo:border-top="none"/>
      <style:text-properties fo:color="#182c63"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Heading_20_4" style:display-name="Excel Built-in Heading 4" style:family="table-cell" style:parent-style-name="Default">
      <style:text-properties fo:color="#182c63"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Input" style:display-name="Excel Built-in Input" style:family="table-cell" style:parent-style-name="Default">
      <style:table-cell-properties fo:background-color="#ff8080" style:diagonal-bl-tr="none" style:diagonal-tl-br="none" fo:border="0.035cm solid #808080" style:rotation-align="none"/>
      <style:text-properties fo:color="#3b4e87"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105cm double #f0ba00" style:border-line-width-bottom="0.035cm 0.035cm 0.035cm" style:diagonal-bl-tr="none" style:diagonal-tl-br="none" fo:border-left="none" fo:border-right="none" style:rotation-align="none" fo:border-top="none"/>
      <style:text-properties fo:color="#f0ba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Neutral" style:display-name="Excel Built-in Neutral" style:family="table-cell" style:parent-style-name="Default">
      <style:table-cell-properties fo:background-color="#ffffcc"/>
      <style:text-properties fo:color="#6351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035cm solid #c0c0c0" style:rotation-align="none"/>
    </style:style>
    <style:style style:name="Excel_20_Built-in_20_Output" style:display-name="Excel Built-in Output" style:family="table-cell" style:parent-style-name="Default">
      <style:table-cell-properties fo:background-color="#eaeaea"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Title" style:display-name="Excel Built-in Title" style:family="table-cell" style:parent-style-name="Default">
      <style:text-properties fo:color="#182c63"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0.105cm double #6699ff" style:border-line-width-bottom="0.035cm 0.035cm 0.035cm" style:diagonal-bl-tr="none" style:diagonal-tl-br="none" fo:border-left="none" fo:border-right="none" style:rotation-align="none" fo:border-top="0.035cm solid #6699ff"/>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Hyperlink" style:display-name="Excel Built-in Hyperlink" style:family="table-cell" style:parent-style-name="Default">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Excel_20_Built-in_20_Percent" style:display-name="Excel Built-in Percent" style:family="table-cell" style:parent-style-name="Default" style:data-style-name="N8010"/>
    <style:style style:name="ConditionalStyle_5f_4" style:display-name="ConditionalStyle_4" style:family="table-cell" style:parent-style-name="Default">
      <style:table-cell-properties fo:background-color="#e46c0a"/>
      <style:text-properties fo:color="#ffffff"/>
    </style:style>
    <style:style style:name="ConditionalStyle_5f_3" style:display-name="ConditionalStyle_3" style:family="table-cell" style:parent-style-name="Default">
      <style:table-cell-properties fo:background-color="#808080"/>
    </style:style>
    <style:style style:name="ConditionalStyle_5f_2" style:display-name="ConditionalStyle_2" style:family="table-cell" style:parent-style-name="Default">
      <style:table-cell-properties fo:background-color="#0070c0"/>
    </style:style>
    <style:style style:name="ConditionalStyle_5f_1" style:display-name="ConditionalStyle_1" style:family="table-cell" style:parent-style-name="Default">
      <style:table-cell-properties fo:border-bottom="none" fo:border-left="0.035cm solid #e46c0a" fo:border-right="0.035cm solid #e46c0a" fo:border-top="none"/>
    </style:style>
    <draw:marker draw:name="Fin_20_de_20_línea_20_1" draw:display-name="Fin de línea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27cm" fo:margin-bottom="1.27cm" fo:margin-left="0.635cm" fo:margin-right="0.635cm" style:print-page-order="ttb" style:first-page-number="continue" style:scale-to-X="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2-06">06/12/2021</text:date>, <text:time>14:58:03</text:time></text:p>
        </style:region-right>
      </style:header>
      <style:header-left style:display="false"/>
      <style:footer>
        <text:p>Página <text:page-number>1</text:page-number> / <text:page-count>99</text:page-count></text:p>
      </style:footer>
      <style:footer-left style:display="false"/>
    </style:master-page>
    <style:master-page style:name="PageStyle_5f_Diagrama_20_de_20_Gantt_20_en_20_Excel" style:display-name="PageStyle_Diagrama de Gantt en Excel"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12-06T14:58:03.65</dc:date>
    <dc:creator>Adrián Laya García</dc:creator>
    <meta:document-statistic meta:table-count="1" meta:cell-count="347" meta:object-count="2"/>
    <meta:generator>OpenOffice/4.1.7$Win32 OpenOffice.org_project/417m1$Build-9800</meta:generator>
  </office:meta>
</office:document-meta>
</file>